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C80000002DC6FF9B7815263DA9.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7cm"/>
    </style:style>
    <style:style style:name="co2" style:family="table-column">
      <style:table-column-properties fo:break-before="auto" style:column-width="14.924cm"/>
    </style:style>
    <style:style style:name="co3" style:family="table-column">
      <style:table-column-properties fo:break-before="auto" style:column-width="7.586cm"/>
    </style:style>
    <style:style style:name="co4" style:family="table-column">
      <style:table-column-properties fo:break-before="auto" style:column-width="2.646cm"/>
    </style:style>
    <style:style style:name="co5" style:family="table-column">
      <style:table-column-properties fo:break-before="auto" style:column-width="2.575cm"/>
    </style:style>
    <style:style style:name="co6" style:family="table-column">
      <style:table-column-properties fo:break-before="auto" style:column-width="1.517cm"/>
    </style:style>
    <style:style style:name="co7" style:family="table-column">
      <style:table-column-properties fo:break-before="auto" style:column-width="0.635cm"/>
    </style:style>
    <style:style style:name="co8" style:family="table-column">
      <style:table-column-properties fo:break-before="auto" style:column-width="0.6cm"/>
    </style:style>
    <style:style style:name="co9" style:family="table-column">
      <style:table-column-properties fo:break-before="auto" style:column-width="0.679cm"/>
    </style:style>
    <style:style style:name="co10" style:family="table-column">
      <style:table-column-properties fo:break-before="auto" style:column-width="24.523cm"/>
    </style:style>
    <style:style style:name="co11" style:family="table-column">
      <style:table-column-properties fo:break-before="auto" style:column-width="2.258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746cm" fo:break-before="auto" style:use-optimal-row-height="false"/>
    </style:style>
    <style:style style:name="ro4" style:family="table-row">
      <style:table-row-properties style:row-height="1.535cm" fo:break-before="auto" style:use-optimal-row-height="false"/>
    </style:style>
    <style:style style:name="ro5" style:family="table-row">
      <style:table-row-properties style:row-height="1.667cm" fo:break-before="auto" style:use-optimal-row-height="false"/>
    </style:style>
    <style:style style:name="ro6" style:family="table-row">
      <style:table-row-properties style:row-height="1.879cm" fo:break-before="auto" style:use-optimal-row-height="false"/>
    </style:style>
    <style:style style:name="ro7" style:family="table-row">
      <style:table-row-properties style:row-height="1.64cm" fo:break-before="auto" style:use-optimal-row-height="false"/>
    </style:style>
    <style:style style:name="ro8" style:family="table-row">
      <style:table-row-properties style:row-height="0.552cm" fo:break-before="auto" style:use-optimal-row-height="true"/>
    </style:style>
    <style:style style:name="ro9" style:family="table-row">
      <style:table-row-properties style:row-height="0.953cm" fo:break-before="auto" style:use-optimal-row-height="false"/>
    </style:style>
    <style:style style:name="ro10" style:family="table-row">
      <style:table-row-properties style:row-height="0.863cm" fo:break-before="auto" style:use-optimal-row-height="true"/>
    </style:style>
    <style:style style:name="ro11" style:family="table-row">
      <style:table-row-properties style:row-height="2.614cm" fo:break-before="auto" style:use-optimal-row-height="false"/>
    </style:style>
    <style:style style:name="ro12" style:family="table-row">
      <style:table-row-properties style:row-height="0.926cm" fo:break-before="auto" style:use-optimal-row-height="false"/>
    </style:style>
    <style:style style:name="ro13" style:family="table-row">
      <style:table-row-properties style:row-height="7.23cm" fo:break-before="auto" style:use-optimal-row-height="false"/>
    </style:style>
    <style:style style:name="ro14" style:family="table-row">
      <style:table-row-properties style:row-height="2.117cm" fo:break-before="auto" style:use-optimal-row-height="false"/>
    </style:style>
    <style:style style:name="ro15" style:family="table-row">
      <style:table-row-properties style:row-height="0.986cm" fo:break-before="auto" style:use-optimal-row-height="false"/>
    </style:style>
    <style:style style:name="ro16" style:family="table-row">
      <style:table-row-properties style:row-height="1cm" fo:break-before="auto" style:use-optimal-row-height="true"/>
    </style:style>
    <style:style style:name="ro17" style:family="table-row">
      <style:table-row-properties style:row-height="2.646cm" fo:break-before="auto" style:use-optimal-row-height="false"/>
    </style:style>
    <style:style style:name="ro18" style:family="table-row">
      <style:table-row-properties style:row-height="2.422cm" fo:break-before="auto" style:use-optimal-row-height="true"/>
    </style:style>
    <style:style style:name="ro19" style:family="table-row">
      <style:table-row-properties style:row-height="0.452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cerca_20_de">
      <style:table-properties table:display="true" style:writing-mode="lr-tb"/>
    </style:style>
    <style:style style:name="ce1" style:family="table-cell" style:parent-style-name="zTextoOculto">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TextoOculto">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136"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651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fcd5b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651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area">
      <style:table-cell-properties fo:background-color="#fdeada"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style>
    <style:style style:name="ce10"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651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area">
      <style:table-cell-properties fo:background-color="#dce6f2"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style>
    <style:style style:name="ce12"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651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area">
      <style:table-cell-properties fo:background-color="#f2dcdb"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style>
    <style:style style:name="ce14"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651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area">
      <style:table-cell-properties fo:background-color="#ebf1de"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Tarea">
      <style:table-cell-properties fo:background-color="#ebf1de"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style>
    <style:style style:name="ce17" style:family="table-cell" style:parent-style-name="Tarea">
      <style:table-cell-properties fo:background-color="#ebf1de"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Default">
      <style:table-cell-properties fo:border-bottom="1.76pt solid #d9d9d9" fo:background-color="#ccc1da" style:diagonal-bl-tr="none" style:diagonal-tl-br="none" style:text-align-source="fix" style:repeat-content="false" fo:wrap-option="wrap" fo:border-left="none" style:direction="ltr" fo:border-right="none" style:rotation-angle="0" style:rotation-align="none" style:shrink-to-fit="false" fo:border-top="1.76pt solid #d9d9d9" style:vertical-align="middle" loext:vertical-justify="auto"/>
      <style:paragraph-properties fo:text-align="start" css3t:text-justify="auto" fo:margin-left="0.651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Tarea">
      <style:table-cell-properties fo:background-color="#e6e0ec" style:text-align-source="fix" style:repeat-content="false" fo:wrap-option="wrap" style:direction="ltr" style:rotation-angle="0" style:rotation-align="none" style:shrink-to-fit="false" style:vertical-align="middle" loext:vertical-justify="auto"/>
      <style:paragraph-properties fo:text-align="start" css3t:text-justify="auto" fo:margin-left="1.302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0" style:family="table-cell" style:parent-style-name="Tarea">
      <style:table-cell-properties fo:background-color="transparent" style:rotation-align="none"/>
    </style:style>
    <style:style style:name="ce21"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651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3"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4"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Nombre">
      <style:table-cell-properties fo:background-color="#fcd5b5" style:rotation-align="none"/>
    </style:style>
    <style:style style:name="ce27" style:family="table-cell" style:parent-style-name="Nombre">
      <style:table-cell-properties fo:background-color="#fdeada" style:rotation-align="none"/>
    </style:style>
    <style:style style:name="ce28" style:family="table-cell" style:parent-style-name="Nombre">
      <style:table-cell-properties fo:background-color="#b9cde5" style:rotation-align="none"/>
    </style:style>
    <style:style style:name="ce29" style:family="table-cell" style:parent-style-name="Nombre">
      <style:table-cell-properties fo:background-color="#dce6f2" style:rotation-align="none"/>
    </style:style>
    <style:style style:name="ce30" style:family="table-cell" style:parent-style-name="Nombre">
      <style:table-cell-properties fo:background-color="#e6b9b8" style:rotation-align="none"/>
    </style:style>
    <style:style style:name="ce31" style:family="table-cell" style:parent-style-name="Nombre">
      <style:table-cell-properties fo:background-color="#f2dcdb" style:rotation-align="none"/>
    </style:style>
    <style:style style:name="ce32" style:family="table-cell" style:parent-style-name="Nombre">
      <style:table-cell-properties fo:background-color="#d7e4bd" style:rotation-align="none"/>
    </style:style>
    <style:style style:name="ce33" style:family="table-cell" style:parent-style-name="Nombre">
      <style:table-cell-properties fo:background-color="#ebf1de" style:rotation-align="none"/>
    </style:style>
    <style:style style:name="ce34" style:family="table-cell" style:parent-style-name="Nombre">
      <style:table-cell-properties fo:background-color="#ccc1da" style:rotation-align="none"/>
    </style:style>
    <style:style style:name="ce35" style:family="table-cell" style:parent-style-name="Nombre">
      <style:table-cell-properties fo:background-color="#e6e0ec" style:rotation-align="none"/>
    </style:style>
    <style:style style:name="ce36" style:family="table-cell" style:parent-style-name="Nombre">
      <style:table-cell-properties fo:background-color="transparent" style:rotation-align="none"/>
    </style:style>
    <style:style style:name="ce3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38"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1"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42" style:family="table-cell" style:parent-style-name="Default"/>
    <style:style style:name="ce43" style:family="table-cell" style:parent-style-name="Excel_20_Built-in_20_Percent">
      <style:table-cell-properties fo:border-bottom="1.76pt solid #d9d9d9" fo:background-color="#fcd5b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fdea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1" style:family="table-cell" style:parent-style-name="Inicio_20_del_20_proyecto" style:data-style-name="N125">
      <style:table-cell-properties fo:border="0.74pt solid #a6a6a6" style:rotation-align="none"/>
    </style:style>
    <style:style style:name="ce72"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73" style:family="table-cell" style:parent-style-name="Default" style:data-style-name="N159">
      <style:table-cell-properties fo:border-bottom="1.76pt solid #d9d9d9" fo:background-color="#fcd5b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74" style:family="table-cell" style:parent-style-name="Fecha" style:data-style-name="N159">
      <style:table-cell-properties fo:background-color="#fdeada" style:rotation-align="none"/>
    </style:style>
    <style:style style:name="ce75" style:family="table-cell" style:parent-style-name="Default" style:data-style-name="N159">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76" style:family="table-cell" style:parent-style-name="Fecha" style:data-style-name="N159">
      <style:table-cell-properties fo:background-color="#dce6f2" style:rotation-align="none"/>
    </style:style>
    <style:style style:name="ce77" style:family="table-cell" style:parent-style-name="Default" style:data-style-name="N159">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78" style:family="table-cell" style:parent-style-name="Fecha" style:data-style-name="N159">
      <style:table-cell-properties fo:background-color="#f2dcdb" style:rotation-align="none"/>
    </style:style>
    <style:style style:name="ce79" style:family="table-cell" style:parent-style-name="Default" style:data-style-name="N159">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80" style:family="table-cell" style:parent-style-name="Fecha" style:data-style-name="N159">
      <style:table-cell-properties fo:background-color="#ebf1de" style:rotation-align="none"/>
    </style:style>
    <style:style style:name="ce81" style:family="table-cell" style:parent-style-name="Default" style:data-style-name="N159">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82" style:family="table-cell" style:parent-style-name="Fecha" style:data-style-name="N159">
      <style:table-cell-properties fo:background-color="#e6e0ec" style:rotation-align="none"/>
    </style:style>
    <style:style style:name="ce83" style:family="table-cell" style:parent-style-name="Fecha" style:data-style-name="N159">
      <style:table-cell-properties fo:background-color="#ffffff" style:rotation-align="none"/>
    </style:style>
    <style:style style:name="ce84" style:family="table-cell" style:parent-style-name="Default" style:data-style-name="N159">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cm" style:writing-mode="page"/>
      <style:text-properties fo:color="#7f7f7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6" style:family="table-cell" style:parent-style-name="Inicio_20_del_20_proyecto" style:data-style-name="N125">
      <style:table-cell-properties style:rotation-align="none"/>
    </style:style>
    <style:style style:name="ce87" style:family="table-cell" style:parent-style-name="Default" style:data-style-name="N159">
      <style:table-cell-properties fo:border-bottom="1.76pt solid #d9d9d9" fo:background-color="#fcd5b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data-style-name="N159">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data-style-name="N159">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data-style-name="N159">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Default" style:data-style-name="N159">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data-style-name="N159">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9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data-style-name="N160">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651cm" style:writing-mode="page"/>
    </style:style>
    <style:style style:name="ce99" style:family="table-cell" style:parent-style-name="Default" style:data-style-name="N161">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42" style:base-cell-address="ProjectSchedule.I5"/>
    </style:style>
    <style:style style:name="ce100"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42" style:base-cell-address="ProjectSchedule.I5"/>
    </style:style>
    <style:style style:name="ce101"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42" style:base-cell-address="ProjectSchedule.I5"/>
    </style:style>
    <style:style style:name="ce10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6" style:base-cell-address="ProjectSchedule.I13"/>
    </style:style>
    <style:style style:name="ce10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rojectSchedule.I16"/>
    </style:style>
    <style:style style:name="ce10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6" style:base-cell-address="ProjectSchedule.I20"/>
    </style:style>
    <style:style style:name="ce10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3" style:base-cell-address="ProjectSchedule.I23"/>
    </style:style>
    <style:style style:name="ce106"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9" style:base-cell-address="ProjectSchedule.I25"/>
    </style:style>
    <style:style style:name="ce10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2" style:base-cell-address="ProjectSchedule.I26"/>
    </style:style>
    <style:style style:name="ce108"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24" style:base-cell-address="ProjectSchedule.I29"/>
    </style:style>
    <style:style style:name="ce10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8" style:base-cell-address="ProjectSchedule.I31"/>
    </style:style>
    <style:style style:name="ce11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21" style:base-cell-address="ProjectSchedule.I32"/>
    </style:style>
    <style:style style:name="ce111"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27" style:base-cell-address="ProjectSchedule.I33"/>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0" style:base-cell-address="ProjectSchedule.I36"/>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15" style:base-cell-address="ProjectSchedule.I48"/>
    </style:style>
    <style:style style:name="ce114"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42" style:base-cell-address="ProjectSchedule.I5"/>
    </style:style>
    <style:style style:name="ce115" style:family="table-cell" style:parent-style-name="Default" style:data-style-name="N160">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651cm" style:writing-mode="page"/>
    </style:style>
    <style:style style:name="ce116" style:family="table-cell" style:parent-style-name="Default" style:data-style-name="N161">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42" style:base-cell-address="ProjectSchedule.I5"/>
    </style:style>
    <style:style style:name="ce117" style:family="table-cell" style:parent-style-name="Default" style:data-style-name="N160">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651cm" style:writing-mode="page"/>
    </style:style>
    <style:style style:name="ce118" style:family="table-cell" style:parent-style-name="Default" style:data-style-name="N161">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42" style:base-cell-address="ProjectSchedule.I5"/>
    </style:style>
    <style:style style:name="ce119"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42" style:base-cell-address="ProjectSchedule.I5"/>
    </style:style>
    <style:style style:name="ce120"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3" style:base-cell-address="ProjectSchedule.I16"/>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651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2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129"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rojectSchedule.E4">
          <table:help-message table:title="Mostrar semana" table:display="true">
            <text:p>Al cambiar este número, se desplazará la vista del diagrama de Gantt.</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70"/>
        <table:table-column table:style-name="co5" table:default-cell-style-name="Default"/>
        <table:table-column table:style-name="co1" table:default-cell-style-name="Default"/>
        <table:table-column table:style-name="co6" table:visibility="collapse" table:default-cell-style-name="Default"/>
        <table:table-column table:style-name="co7" table:visibility="collapse" table:number-columns-repeated="72" table:default-cell-style-name="Default"/>
        <table:table-column table:style-name="co8" table:visibility="collapse" table:number-columns-repeated="19" table:default-cell-style-name="Default"/>
        <table:table-column table:style-name="co7" table:visibility="collapse" table:number-columns-repeated="21" table:default-cell-style-name="Default"/>
        <table:table-column table:style-name="co9" table:visibility="collapse" table:number-columns-repeated="7" table:default-cell-style-name="Default"/>
        <table:table-column table:style-name="co9" table:number-columns-repeated="35" table:default-cell-style-name="Default"/>
        <table:table-row table:style-name="ro1">
          <table:table-cell table:style-name="ce1" office:value-type="string" calcext:value-type="string">
            <text:p>Cree una programación para un proyecto en esta hoja de cálculo.</text:p>
            <text:p>Escriba el título de este proyecto en la celda B1. </text:p>
            <text:p>Para obtener información sobre cómo usar esta hoja de cálculo, incluidas las instrucciones para lectores de pantalla y el nombre del autor de este libro, vea la hoja de cálculo Información.</text:p>
            <text:p>Desplácese hacia abajo por la columna A para escuchar más instrucciones.</text:p>
          </table:table-cell>
          <table:table-cell table:style-name="ce3" office:value-type="string" calcext:value-type="string">
            <text:p>ANALISIS DE LA MOVILIDAD URBANA </text:p>
          </table:table-cell>
          <table:table-cell table:style-name="ce22"/>
          <table:table-cell table:style-name="ce40"/>
          <table:table-cell table:style-name="ce69"/>
          <table:table-cell table:style-name="ce85"/>
          <table:table-cell/>
          <table:table-cell table:style-name="ce40"/>
          <table:table-cell table:style-name="ce38"/>
          <table:table-cell table:number-columns-repeated="153"/>
        </table:table-row>
        <table:table-row table:style-name="ro1">
          <table:table-cell office:value-type="string" calcext:value-type="string">
            <text:p>Escriba el nombre de la compañía en la celda B2.</text:p>
          </table:table-cell>
          <table:table-cell table:style-name="ce4" office:value-type="string" calcext:value-type="string">
            <text:p>Nombre de la compañía</text:p>
          </table:table-cell>
          <table:table-cell table:number-columns-repeated="6"/>
          <table:table-cell table:style-name="ce97"/>
          <table:table-cell table:number-columns-repeated="153"/>
        </table:table-row>
        <table:table-row table:style-name="ro1">
          <table:table-cell office:value-type="string" calcext:value-type="string">
            <text:p>Escriba el nombre del responsable del proyecto en la celda B3. Escriba la fecha de comienzo del proyecto en la celda E3. Inicio del proyecto: la etiqueta se encuentra en la celda C3.</text:p>
          </table:table-cell>
          <table:table-cell table:style-name="ce5" office:value-type="string" calcext:value-type="string">
            <text:p>Responsable del proyecto</text:p>
          </table:table-cell>
          <table:table-cell table:style-name="ce23" office:value-type="string" calcext:value-type="string" table:number-columns-spanned="2" table:number-rows-spanned="1">
            <text:p>Inicio del proyecto:</text:p>
          </table:table-cell>
          <table:covered-table-cell table:style-name="ce41"/>
          <table:table-cell table:style-name="ce71" office:value-type="date" office:date-value="2021-01-16" calcext:value-type="date" table:number-columns-spanned="2" table:number-rows-spanned="1">
            <text:p>sáb, 16/01/2021</text:p>
          </table:table-cell>
          <table:covered-table-cell table:style-name="ce86"/>
          <table:table-cell table:number-columns-repeated="156"/>
        </table:table-row>
        <table:table-header-rows>
          <table:table-row table:style-name="ro1">
            <table:table-cell table:style-name="ce1" office:value-type="string" calcext:value-type="string">
              <text:p>La semana que se muestra en la celda E4 representa la semana inicial para mostrar en la programación del proyecto en la celda I4. La fecha de inicio del proyecto se considera la semana 1. Para cambiar semana que se muestra, simplemente escriba un número de semana nuevo en la celda E4.</text:p>
              <text:p>La fecha de inicio de cada semana, comenzando por la semana mostrada en la celda E4, comienza en la celda I4 y se calcula automáticamente. Hay 8 semanas representadas en esta vista desde la celda I4 hasta la celda BF4.</text:p>
              <text:p>No debería modificar estas celdas.</text:p>
              <text:p>La etiqueta de la semana para mostrar se encuentra en la celda C4.</text:p>
            </table:table-cell>
            <table:table-cell table:style-name="ce5"/>
            <table:table-cell table:style-name="ce23" office:value-type="string" calcext:value-type="string" table:number-columns-spanned="2" table:number-rows-spanned="1">
              <text:p>Semana para mostrar:</text:p>
            </table:table-cell>
            <table:covered-table-cell table:style-name="ce41"/>
            <table:table-cell table:style-name="ce72" table:content-validation-name="val1" office:value-type="float" office:value="1" calcext:value-type="float">
              <text:p>1</text:p>
            </table:table-cell>
            <table:table-cell table:number-columns-repeated="3"/>
            <table:table-cell table:style-name="ce98" table:formula="of:=[.I5]" office:value-type="date" office:date-value="2021-01-11" calcext:value-type="date" table:number-columns-spanned="7" table:number-rows-spanned="1">
              <text:p>ene de 2021</text:p>
            </table:table-cell>
            <table:covered-table-cell table:number-columns-repeated="5" table:style-name="ce115"/>
            <table:covered-table-cell table:style-name="ce117"/>
            <table:table-cell table:style-name="ce98" table:formula="of:=[.P5]" office:value-type="date" office:date-value="2021-01-18" calcext:value-type="date" table:number-columns-spanned="7" table:number-rows-spanned="1">
              <text:p>ene de 2021</text:p>
            </table:table-cell>
            <table:covered-table-cell table:number-columns-repeated="5" table:style-name="ce115"/>
            <table:covered-table-cell table:style-name="ce117"/>
            <table:table-cell table:style-name="ce98" table:formula="of:=[.W5]" office:value-type="date" office:date-value="2021-01-25" calcext:value-type="date" table:number-columns-spanned="7" table:number-rows-spanned="1">
              <text:p>ene de 2021</text:p>
            </table:table-cell>
            <table:covered-table-cell table:number-columns-repeated="5" table:style-name="ce115"/>
            <table:covered-table-cell table:style-name="ce117"/>
            <table:table-cell table:style-name="ce98" table:formula="of:=[.AD5]" office:value-type="date" office:date-value="2021-02-01" calcext:value-type="date" table:number-columns-spanned="7" table:number-rows-spanned="1">
              <text:p>feb de 2021</text:p>
            </table:table-cell>
            <table:covered-table-cell table:number-columns-repeated="5" table:style-name="ce115"/>
            <table:covered-table-cell table:style-name="ce117"/>
            <table:table-cell table:style-name="ce98" table:formula="of:=[.AK5]" office:value-type="date" office:date-value="2021-02-08" calcext:value-type="date" table:number-columns-spanned="7" table:number-rows-spanned="1">
              <text:p>feb de 2021</text:p>
            </table:table-cell>
            <table:covered-table-cell table:number-columns-repeated="5" table:style-name="ce115"/>
            <table:covered-table-cell table:style-name="ce117"/>
            <table:table-cell table:style-name="ce98" table:formula="of:=[.AR5]" office:value-type="date" office:date-value="2021-02-15" calcext:value-type="date" table:number-columns-spanned="7" table:number-rows-spanned="1">
              <text:p>feb de 2021</text:p>
            </table:table-cell>
            <table:covered-table-cell table:number-columns-repeated="5" table:style-name="ce115"/>
            <table:covered-table-cell table:style-name="ce117"/>
            <table:table-cell table:style-name="ce98" table:formula="of:=[.AY5]" office:value-type="date" office:date-value="2021-02-22" calcext:value-type="date" table:number-columns-spanned="7" table:number-rows-spanned="1">
              <text:p>feb de 2021</text:p>
            </table:table-cell>
            <table:covered-table-cell table:number-columns-repeated="5" table:style-name="ce115"/>
            <table:covered-table-cell table:style-name="ce117"/>
            <table:table-cell table:style-name="ce98" table:formula="of:=[.BF5]" office:value-type="date" office:date-value="2021-03-01" calcext:value-type="date" table:number-columns-spanned="7" table:number-rows-spanned="1">
              <text:p>mar de 2021</text:p>
            </table:table-cell>
            <table:covered-table-cell table:number-columns-repeated="5" table:style-name="ce115"/>
            <table:covered-table-cell table:style-name="ce117"/>
            <table:table-cell table:style-name="ce98" table:formula="of:=[.BM5]" office:value-type="date" office:date-value="2021-03-08" calcext:value-type="date" table:number-columns-spanned="7" table:number-rows-spanned="1">
              <text:p>mar de 2021</text:p>
            </table:table-cell>
            <table:covered-table-cell table:number-columns-repeated="5" table:style-name="ce115"/>
            <table:covered-table-cell table:style-name="ce117"/>
            <table:table-cell table:style-name="ce98" table:formula="of:=[.BT5]" office:value-type="date" office:date-value="2021-03-15" calcext:value-type="date" table:number-columns-spanned="7" table:number-rows-spanned="1">
              <text:p>mar de 2021</text:p>
            </table:table-cell>
            <table:covered-table-cell table:number-columns-repeated="5" table:style-name="ce115"/>
            <table:covered-table-cell table:style-name="ce117"/>
            <table:table-cell table:style-name="ce98" table:formula="of:=[.CA5]" office:value-type="date" office:date-value="2021-03-22" calcext:value-type="date" table:number-columns-spanned="7" table:number-rows-spanned="1">
              <text:p>mar de 2021</text:p>
            </table:table-cell>
            <table:covered-table-cell table:number-columns-repeated="5" table:style-name="ce115"/>
            <table:covered-table-cell table:style-name="ce117"/>
            <table:table-cell table:style-name="ce98" table:formula="of:=[.CH5]" office:value-type="date" office:date-value="2021-03-29" calcext:value-type="date" table:number-columns-spanned="7" table:number-rows-spanned="1">
              <text:p>mar de 2021</text:p>
            </table:table-cell>
            <table:covered-table-cell table:number-columns-repeated="5" table:style-name="ce115"/>
            <table:covered-table-cell table:style-name="ce117"/>
            <table:table-cell table:style-name="ce98" table:formula="of:=[.CO5]" office:value-type="date" office:date-value="2021-04-05" calcext:value-type="date" table:number-columns-spanned="7" table:number-rows-spanned="1">
              <text:p>abr de 2021</text:p>
            </table:table-cell>
            <table:covered-table-cell table:number-columns-repeated="5" table:style-name="ce115"/>
            <table:covered-table-cell table:style-name="ce117"/>
            <table:table-cell table:style-name="ce98" table:formula="of:=[.CV5]" office:value-type="date" office:date-value="2021-04-12" calcext:value-type="date" table:number-columns-spanned="7" table:number-rows-spanned="1">
              <text:p>abr de 2021</text:p>
            </table:table-cell>
            <table:covered-table-cell table:number-columns-repeated="5" table:style-name="ce115"/>
            <table:covered-table-cell table:style-name="ce117"/>
            <table:table-cell table:style-name="ce98" table:formula="of:=[.DC5]" office:value-type="date" office:date-value="2021-04-19" calcext:value-type="date" table:number-columns-spanned="7" table:number-rows-spanned="1">
              <text:p>abr de 2021</text:p>
            </table:table-cell>
            <table:covered-table-cell table:number-columns-repeated="5" table:style-name="ce115"/>
            <table:covered-table-cell table:style-name="ce117"/>
            <table:table-cell table:style-name="ce98" table:formula="of:=[.DJ5]" office:value-type="date" office:date-value="2021-04-26" calcext:value-type="date" table:number-columns-spanned="7" table:number-rows-spanned="1">
              <text:p>abr de 2021</text:p>
            </table:table-cell>
            <table:covered-table-cell table:number-columns-repeated="5" table:style-name="ce115"/>
            <table:covered-table-cell table:style-name="ce117"/>
            <table:table-cell table:style-name="ce98" table:formula="of:=[.DQ5]" office:value-type="date" office:date-value="2021-05-03" calcext:value-type="date" table:number-columns-spanned="7" table:number-rows-spanned="1">
              <text:p>may de 2021</text:p>
            </table:table-cell>
            <table:covered-table-cell table:number-columns-repeated="6"/>
            <table:table-cell table:style-name="ce98" table:formula="of:=[.DX5]" office:value-type="date" office:date-value="2021-05-10" calcext:value-type="date" table:number-columns-spanned="7" table:number-rows-spanned="1">
              <text:p>may de 2021</text:p>
            </table:table-cell>
            <table:covered-table-cell table:number-columns-repeated="6"/>
            <table:table-cell table:style-name="ce98" table:formula="of:=[.EE5]" office:value-type="date" office:date-value="2021-05-17" calcext:value-type="date" table:number-columns-spanned="7" table:number-rows-spanned="1">
              <text:p>may de 2021</text:p>
            </table:table-cell>
            <table:covered-table-cell table:number-columns-repeated="5" table:style-name="ce115"/>
            <table:covered-table-cell table:style-name="ce117"/>
            <table:table-cell table:style-name="ce98" table:formula="of:=[.EL5]" office:value-type="date" office:date-value="2021-05-24" calcext:value-type="date" table:number-columns-spanned="7" table:number-rows-spanned="1">
              <text:p>may de 2021</text:p>
            </table:table-cell>
            <table:covered-table-cell table:number-columns-repeated="5" table:style-name="ce115"/>
            <table:covered-table-cell table:style-name="ce117"/>
            <table:table-cell table:style-name="ce98" table:formula="of:=[.ES5]" office:value-type="date" office:date-value="2021-05-31" calcext:value-type="date" table:number-columns-spanned="7" table:number-rows-spanned="1">
              <text:p>may de 2021</text:p>
            </table:table-cell>
            <table:covered-table-cell table:number-columns-repeated="5" table:style-name="ce115"/>
            <table:covered-table-cell table:style-name="ce117"/>
            <table:table-cell table:style-name="ce98" table:formula="of:=[.EZ5]" office:value-type="date" office:date-value="2021-06-07" calcext:value-type="date" table:number-columns-spanned="7" table:number-rows-spanned="1">
              <text:p>jun de 2021</text:p>
            </table:table-cell>
            <table:covered-table-cell table:number-columns-repeated="6"/>
          </table:table-row>
          <table:table-row table:style-name="ro2">
            <table:table-cell table:style-name="ce1" office:value-type="string" calcext:value-type="string">
              <text:p>Las celdas I5 a BL5 contienen el número de días de la semana representado en el bloque de celdas encima de cada celda de fecha y se calculan automáticamente.</text:p>
              <text:p>No debería modificar estas celdas.</text:p>
              <text:p>La fecha actual está rodeada con una línea roja (hex. AD3815) desde la fecha actual en la fila 5 hasta toda la columna de fechas y el fin de la programación del proyecto.</text:p>
            </table:table-cell>
            <table:table-cell table:style-name="ce136" table:number-columns-spanned="6" table:number-rows-spanned="1"/>
            <table:covered-table-cell table:number-columns-repeated="5" table:style-name="ce136"/>
            <table:table-cell/>
            <table:table-cell table:style-name="ce99" table:formula="of:=InicioDelProyecto-WEEKDAY(InicioDelProyecto;1)+2+7*(SemanaParaMostrar-1)" office:value-type="date" office:date-value="2021-01-11" calcext:value-type="date">
              <text:p>11</text:p>
            </table:table-cell>
            <table:table-cell table:style-name="ce116" table:formula="of:=[.I5]+1" office:value-type="date" office:date-value="2021-01-12" calcext:value-type="date">
              <text:p>12</text:p>
            </table:table-cell>
            <table:table-cell table:style-name="ce116" table:formula="of:=[.J5]+1" office:value-type="date" office:date-value="2021-01-13" calcext:value-type="date">
              <text:p>13</text:p>
            </table:table-cell>
            <table:table-cell table:style-name="ce116" table:formula="of:=[.K5]+1" office:value-type="date" office:date-value="2021-01-14" calcext:value-type="date">
              <text:p>14</text:p>
            </table:table-cell>
            <table:table-cell table:style-name="ce116" table:formula="of:=[.L5]+1" office:value-type="date" office:date-value="2021-01-15" calcext:value-type="date">
              <text:p>15</text:p>
            </table:table-cell>
            <table:table-cell table:style-name="ce116" table:formula="of:=[.M5]+1" office:value-type="date" office:date-value="2021-01-16" calcext:value-type="date">
              <text:p>16</text:p>
            </table:table-cell>
            <table:table-cell table:style-name="ce118" table:formula="of:=[.N5]+1" office:value-type="date" office:date-value="2021-01-17" calcext:value-type="date">
              <text:p>17</text:p>
            </table:table-cell>
            <table:table-cell table:style-name="ce99" table:formula="of:=[.O5]+1" office:value-type="date" office:date-value="2021-01-18" calcext:value-type="date">
              <text:p>18</text:p>
            </table:table-cell>
            <table:table-cell table:style-name="ce116" table:formula="of:=[.P5]+1" office:value-type="date" office:date-value="2021-01-19" calcext:value-type="date">
              <text:p>19</text:p>
            </table:table-cell>
            <table:table-cell table:style-name="ce116" table:formula="of:=[.Q5]+1" office:value-type="date" office:date-value="2021-01-20" calcext:value-type="date">
              <text:p>20</text:p>
            </table:table-cell>
            <table:table-cell table:style-name="ce116" table:formula="of:=[.R5]+1" office:value-type="date" office:date-value="2021-01-21" calcext:value-type="date">
              <text:p>21</text:p>
            </table:table-cell>
            <table:table-cell table:style-name="ce116" table:formula="of:=[.S5]+1" office:value-type="date" office:date-value="2021-01-22" calcext:value-type="date">
              <text:p>22</text:p>
            </table:table-cell>
            <table:table-cell table:style-name="ce116" table:formula="of:=[.T5]+1" office:value-type="date" office:date-value="2021-01-23" calcext:value-type="date">
              <text:p>23</text:p>
            </table:table-cell>
            <table:table-cell table:style-name="ce118" table:formula="of:=[.U5]+1" office:value-type="date" office:date-value="2021-01-24" calcext:value-type="date">
              <text:p>24</text:p>
            </table:table-cell>
            <table:table-cell table:style-name="ce99" table:formula="of:=[.V5]+1" office:value-type="date" office:date-value="2021-01-25" calcext:value-type="date">
              <text:p>25</text:p>
            </table:table-cell>
            <table:table-cell table:style-name="ce116" table:formula="of:=[.W5]+1" office:value-type="date" office:date-value="2021-01-26" calcext:value-type="date">
              <text:p>26</text:p>
            </table:table-cell>
            <table:table-cell table:style-name="ce116" table:formula="of:=[.X5]+1" office:value-type="date" office:date-value="2021-01-27" calcext:value-type="date">
              <text:p>27</text:p>
            </table:table-cell>
            <table:table-cell table:style-name="ce116" table:formula="of:=[.Y5]+1" office:value-type="date" office:date-value="2021-01-28" calcext:value-type="date">
              <text:p>28</text:p>
            </table:table-cell>
            <table:table-cell table:style-name="ce116" table:formula="of:=[.Z5]+1" office:value-type="date" office:date-value="2021-01-29" calcext:value-type="date">
              <text:p>29</text:p>
            </table:table-cell>
            <table:table-cell table:style-name="ce116" table:formula="of:=[.AA5]+1" office:value-type="date" office:date-value="2021-01-30" calcext:value-type="date">
              <text:p>30</text:p>
            </table:table-cell>
            <table:table-cell table:style-name="ce118" table:formula="of:=[.AB5]+1" office:value-type="date" office:date-value="2021-01-31" calcext:value-type="date">
              <text:p>31</text:p>
            </table:table-cell>
            <table:table-cell table:style-name="ce99" table:formula="of:=[.AC5]+1" office:value-type="date" office:date-value="2021-02-01" calcext:value-type="date">
              <text:p>1</text:p>
            </table:table-cell>
            <table:table-cell table:style-name="ce116" table:formula="of:=[.AD5]+1" office:value-type="date" office:date-value="2021-02-02" calcext:value-type="date">
              <text:p>2</text:p>
            </table:table-cell>
            <table:table-cell table:style-name="ce116" table:formula="of:=[.AE5]+1" office:value-type="date" office:date-value="2021-02-03" calcext:value-type="date">
              <text:p>3</text:p>
            </table:table-cell>
            <table:table-cell table:style-name="ce116" table:formula="of:=[.AF5]+1" office:value-type="date" office:date-value="2021-02-04" calcext:value-type="date">
              <text:p>4</text:p>
            </table:table-cell>
            <table:table-cell table:style-name="ce116" table:formula="of:=[.AG5]+1" office:value-type="date" office:date-value="2021-02-05" calcext:value-type="date">
              <text:p>5</text:p>
            </table:table-cell>
            <table:table-cell table:style-name="ce116" table:formula="of:=[.AH5]+1" office:value-type="date" office:date-value="2021-02-06" calcext:value-type="date">
              <text:p>6</text:p>
            </table:table-cell>
            <table:table-cell table:style-name="ce118" table:formula="of:=[.AI5]+1" office:value-type="date" office:date-value="2021-02-07" calcext:value-type="date">
              <text:p>7</text:p>
            </table:table-cell>
            <table:table-cell table:style-name="ce99" table:formula="of:=[.AJ5]+1" office:value-type="date" office:date-value="2021-02-08" calcext:value-type="date">
              <text:p>8</text:p>
            </table:table-cell>
            <table:table-cell table:style-name="ce116" table:formula="of:=[.AK5]+1" office:value-type="date" office:date-value="2021-02-09" calcext:value-type="date">
              <text:p>9</text:p>
            </table:table-cell>
            <table:table-cell table:style-name="ce116" table:formula="of:=[.AL5]+1" office:value-type="date" office:date-value="2021-02-10" calcext:value-type="date">
              <text:p>10</text:p>
            </table:table-cell>
            <table:table-cell table:style-name="ce116" table:formula="of:=[.AM5]+1" office:value-type="date" office:date-value="2021-02-11" calcext:value-type="date">
              <text:p>11</text:p>
            </table:table-cell>
            <table:table-cell table:style-name="ce116" table:formula="of:=[.AN5]+1" office:value-type="date" office:date-value="2021-02-12" calcext:value-type="date">
              <text:p>12</text:p>
            </table:table-cell>
            <table:table-cell table:style-name="ce116" table:formula="of:=[.AO5]+1" office:value-type="date" office:date-value="2021-02-13" calcext:value-type="date">
              <text:p>13</text:p>
            </table:table-cell>
            <table:table-cell table:style-name="ce118" table:formula="of:=[.AP5]+1" office:value-type="date" office:date-value="2021-02-14" calcext:value-type="date">
              <text:p>14</text:p>
            </table:table-cell>
            <table:table-cell table:style-name="ce99" table:formula="of:=[.AQ5]+1" office:value-type="date" office:date-value="2021-02-15" calcext:value-type="date">
              <text:p>15</text:p>
            </table:table-cell>
            <table:table-cell table:style-name="ce116" table:formula="of:=[.AR5]+1" office:value-type="date" office:date-value="2021-02-16" calcext:value-type="date">
              <text:p>16</text:p>
            </table:table-cell>
            <table:table-cell table:style-name="ce116" table:formula="of:=[.AS5]+1" office:value-type="date" office:date-value="2021-02-17" calcext:value-type="date">
              <text:p>17</text:p>
            </table:table-cell>
            <table:table-cell table:style-name="ce116" table:formula="of:=[.AT5]+1" office:value-type="date" office:date-value="2021-02-18" calcext:value-type="date">
              <text:p>18</text:p>
            </table:table-cell>
            <table:table-cell table:style-name="ce116" table:formula="of:=[.AU5]+1" office:value-type="date" office:date-value="2021-02-19" calcext:value-type="date">
              <text:p>19</text:p>
            </table:table-cell>
            <table:table-cell table:style-name="ce116" table:formula="of:=[.AV5]+1" office:value-type="date" office:date-value="2021-02-20" calcext:value-type="date">
              <text:p>20</text:p>
            </table:table-cell>
            <table:table-cell table:style-name="ce118" table:formula="of:=[.AW5]+1" office:value-type="date" office:date-value="2021-02-21" calcext:value-type="date">
              <text:p>21</text:p>
            </table:table-cell>
            <table:table-cell table:style-name="ce99" table:formula="of:=[.AX5]+1" office:value-type="date" office:date-value="2021-02-22" calcext:value-type="date">
              <text:p>22</text:p>
            </table:table-cell>
            <table:table-cell table:style-name="ce116" table:formula="of:=[.AY5]+1" office:value-type="date" office:date-value="2021-02-23" calcext:value-type="date">
              <text:p>23</text:p>
            </table:table-cell>
            <table:table-cell table:style-name="ce116" table:formula="of:=[.AZ5]+1" office:value-type="date" office:date-value="2021-02-24" calcext:value-type="date">
              <text:p>24</text:p>
            </table:table-cell>
            <table:table-cell table:style-name="ce116" table:formula="of:=[.BA5]+1" office:value-type="date" office:date-value="2021-02-25" calcext:value-type="date">
              <text:p>25</text:p>
            </table:table-cell>
            <table:table-cell table:style-name="ce116" table:formula="of:=[.BB5]+1" office:value-type="date" office:date-value="2021-02-26" calcext:value-type="date">
              <text:p>26</text:p>
            </table:table-cell>
            <table:table-cell table:style-name="ce116" table:formula="of:=[.BC5]+1" office:value-type="date" office:date-value="2021-02-27" calcext:value-type="date">
              <text:p>27</text:p>
            </table:table-cell>
            <table:table-cell table:style-name="ce118" table:formula="of:=[.BD5]+1" office:value-type="date" office:date-value="2021-02-28" calcext:value-type="date">
              <text:p>28</text:p>
            </table:table-cell>
            <table:table-cell table:style-name="ce99" table:formula="of:=[.BE5]+1" office:value-type="date" office:date-value="2021-03-01" calcext:value-type="date">
              <text:p>1</text:p>
            </table:table-cell>
            <table:table-cell table:style-name="ce116" table:formula="of:=[.BF5]+1" office:value-type="date" office:date-value="2021-03-02" calcext:value-type="date">
              <text:p>2</text:p>
            </table:table-cell>
            <table:table-cell table:style-name="ce116" table:formula="of:=[.BG5]+1" office:value-type="date" office:date-value="2021-03-03" calcext:value-type="date">
              <text:p>3</text:p>
            </table:table-cell>
            <table:table-cell table:style-name="ce116" table:formula="of:=[.BH5]+1" office:value-type="date" office:date-value="2021-03-04" calcext:value-type="date">
              <text:p>4</text:p>
            </table:table-cell>
            <table:table-cell table:style-name="ce116" table:formula="of:=[.BI5]+1" office:value-type="date" office:date-value="2021-03-05" calcext:value-type="date">
              <text:p>5</text:p>
            </table:table-cell>
            <table:table-cell table:style-name="ce116" table:formula="of:=[.BJ5]+1" office:value-type="date" office:date-value="2021-03-06" calcext:value-type="date">
              <text:p>6</text:p>
            </table:table-cell>
            <table:table-cell table:style-name="ce118" table:formula="of:=[.BK5]+1" office:value-type="date" office:date-value="2021-03-07" calcext:value-type="date">
              <text:p>7</text:p>
            </table:table-cell>
            <table:table-cell table:style-name="ce118" table:formula="of:=[.BL5]+1" office:value-type="date" office:date-value="2021-03-08" calcext:value-type="date">
              <text:p>8</text:p>
            </table:table-cell>
            <table:table-cell table:style-name="ce118" table:formula="of:=[.BM5]+1" office:value-type="date" office:date-value="2021-03-09" calcext:value-type="date">
              <text:p>9</text:p>
            </table:table-cell>
            <table:table-cell table:style-name="ce118" table:formula="of:=[.BN5]+1" office:value-type="date" office:date-value="2021-03-10" calcext:value-type="date">
              <text:p>10</text:p>
            </table:table-cell>
            <table:table-cell table:style-name="ce118" table:formula="of:=[.BO5]+1" office:value-type="date" office:date-value="2021-03-11" calcext:value-type="date">
              <text:p>11</text:p>
            </table:table-cell>
            <table:table-cell table:style-name="ce118" table:formula="of:=[.BP5]+1" office:value-type="date" office:date-value="2021-03-12" calcext:value-type="date">
              <text:p>12</text:p>
            </table:table-cell>
            <table:table-cell table:style-name="ce118" table:formula="of:=[.BQ5]+1" office:value-type="date" office:date-value="2021-03-13" calcext:value-type="date">
              <text:p>13</text:p>
            </table:table-cell>
            <table:table-cell table:style-name="ce118" table:formula="of:=[.BR5]+1" office:value-type="date" office:date-value="2021-03-14" calcext:value-type="date">
              <text:p>14</text:p>
            </table:table-cell>
            <table:table-cell table:style-name="ce118" table:formula="of:=[.BS5]+1" office:value-type="date" office:date-value="2021-03-15" calcext:value-type="date">
              <text:p>15</text:p>
            </table:table-cell>
            <table:table-cell table:style-name="ce118" table:formula="of:=[.BT5]+1" office:value-type="date" office:date-value="2021-03-16" calcext:value-type="date">
              <text:p>16</text:p>
            </table:table-cell>
            <table:table-cell table:style-name="ce118" table:formula="of:=[.BU5]+1" office:value-type="date" office:date-value="2021-03-17" calcext:value-type="date">
              <text:p>17</text:p>
            </table:table-cell>
            <table:table-cell table:style-name="ce118" table:formula="of:=[.BV5]+1" office:value-type="date" office:date-value="2021-03-18" calcext:value-type="date">
              <text:p>18</text:p>
            </table:table-cell>
            <table:table-cell table:style-name="ce118" table:formula="of:=[.BW5]+1" office:value-type="date" office:date-value="2021-03-19" calcext:value-type="date">
              <text:p>19</text:p>
            </table:table-cell>
            <table:table-cell table:style-name="ce118" table:formula="of:=[.BX5]+1" office:value-type="date" office:date-value="2021-03-20" calcext:value-type="date">
              <text:p>20</text:p>
            </table:table-cell>
            <table:table-cell table:style-name="ce118" table:formula="of:=[.BY5]+1" office:value-type="date" office:date-value="2021-03-21" calcext:value-type="date">
              <text:p>21</text:p>
            </table:table-cell>
            <table:table-cell table:style-name="ce118" table:formula="of:=[.BZ5]+1" office:value-type="date" office:date-value="2021-03-22" calcext:value-type="date">
              <text:p>22</text:p>
            </table:table-cell>
            <table:table-cell table:style-name="ce118" table:formula="of:=[.CA5]+1" office:value-type="date" office:date-value="2021-03-23" calcext:value-type="date">
              <text:p>23</text:p>
            </table:table-cell>
            <table:table-cell table:style-name="ce118" table:formula="of:=[.CB5]+1" office:value-type="date" office:date-value="2021-03-24" calcext:value-type="date">
              <text:p>24</text:p>
            </table:table-cell>
            <table:table-cell table:style-name="ce118" table:formula="of:=[.CC5]+1" office:value-type="date" office:date-value="2021-03-25" calcext:value-type="date">
              <text:p>25</text:p>
            </table:table-cell>
            <table:table-cell table:style-name="ce118" table:formula="of:=[.CD5]+1" office:value-type="date" office:date-value="2021-03-26" calcext:value-type="date">
              <text:p>26</text:p>
            </table:table-cell>
            <table:table-cell table:style-name="ce118" table:formula="of:=[.CE5]+1" office:value-type="date" office:date-value="2021-03-27" calcext:value-type="date">
              <text:p>27</text:p>
            </table:table-cell>
            <table:table-cell table:style-name="ce118" table:formula="of:=[.CF5]+1" office:value-type="date" office:date-value="2021-03-28" calcext:value-type="date">
              <text:p>28</text:p>
            </table:table-cell>
            <table:table-cell table:style-name="ce118" table:formula="of:=[.CG5]+1" office:value-type="date" office:date-value="2021-03-29" calcext:value-type="date">
              <text:p>29</text:p>
            </table:table-cell>
            <table:table-cell table:style-name="ce118" table:formula="of:=[.CH5]+1" office:value-type="date" office:date-value="2021-03-30" calcext:value-type="date">
              <text:p>30</text:p>
            </table:table-cell>
            <table:table-cell table:style-name="ce118" table:formula="of:=[.CI5]+1" office:value-type="date" office:date-value="2021-03-31" calcext:value-type="date">
              <text:p>31</text:p>
            </table:table-cell>
            <table:table-cell table:style-name="ce118" table:formula="of:=[.CJ5]+1" office:value-type="date" office:date-value="2021-04-01" calcext:value-type="date">
              <text:p>1</text:p>
            </table:table-cell>
            <table:table-cell table:style-name="ce118" table:formula="of:=[.CK5]+1" office:value-type="date" office:date-value="2021-04-02" calcext:value-type="date">
              <text:p>2</text:p>
            </table:table-cell>
            <table:table-cell table:style-name="ce118" table:formula="of:=[.CL5]+1" office:value-type="date" office:date-value="2021-04-03" calcext:value-type="date">
              <text:p>3</text:p>
            </table:table-cell>
            <table:table-cell table:style-name="ce118" table:formula="of:=[.CM5]+1" office:value-type="date" office:date-value="2021-04-04" calcext:value-type="date">
              <text:p>4</text:p>
            </table:table-cell>
            <table:table-cell table:style-name="ce118" table:formula="of:=[.CN5]+1" office:value-type="date" office:date-value="2021-04-05" calcext:value-type="date">
              <text:p>5</text:p>
            </table:table-cell>
            <table:table-cell table:style-name="ce118" table:formula="of:=[.CO5]+1" office:value-type="date" office:date-value="2021-04-06" calcext:value-type="date">
              <text:p>6</text:p>
            </table:table-cell>
            <table:table-cell table:style-name="ce118" table:formula="of:=[.CP5]+1" office:value-type="date" office:date-value="2021-04-07" calcext:value-type="date">
              <text:p>7</text:p>
            </table:table-cell>
            <table:table-cell table:style-name="ce118" table:formula="of:=[.CQ5]+1" office:value-type="date" office:date-value="2021-04-08" calcext:value-type="date">
              <text:p>8</text:p>
            </table:table-cell>
            <table:table-cell table:style-name="ce118" table:formula="of:=[.CR5]+1" office:value-type="date" office:date-value="2021-04-09" calcext:value-type="date">
              <text:p>9</text:p>
            </table:table-cell>
            <table:table-cell table:style-name="ce118" table:formula="of:=[.CS5]+1" office:value-type="date" office:date-value="2021-04-10" calcext:value-type="date">
              <text:p>10</text:p>
            </table:table-cell>
            <table:table-cell table:style-name="ce118" table:formula="of:=[.CT5]+1" office:value-type="date" office:date-value="2021-04-11" calcext:value-type="date">
              <text:p>11</text:p>
            </table:table-cell>
            <table:table-cell table:style-name="ce118" table:formula="of:=[.CU5]+1" office:value-type="date" office:date-value="2021-04-12" calcext:value-type="date">
              <text:p>12</text:p>
            </table:table-cell>
            <table:table-cell table:style-name="ce118" table:formula="of:=[.CV5]+1" office:value-type="date" office:date-value="2021-04-13" calcext:value-type="date">
              <text:p>13</text:p>
            </table:table-cell>
            <table:table-cell table:style-name="ce118" table:formula="of:=[.CW5]+1" office:value-type="date" office:date-value="2021-04-14" calcext:value-type="date">
              <text:p>14</text:p>
            </table:table-cell>
            <table:table-cell table:style-name="ce118" table:formula="of:=[.CX5]+1" office:value-type="date" office:date-value="2021-04-15" calcext:value-type="date">
              <text:p>15</text:p>
            </table:table-cell>
            <table:table-cell table:style-name="ce118" table:formula="of:=[.CY5]+1" office:value-type="date" office:date-value="2021-04-16" calcext:value-type="date">
              <text:p>16</text:p>
            </table:table-cell>
            <table:table-cell table:style-name="ce118" table:formula="of:=[.CZ5]+1" office:value-type="date" office:date-value="2021-04-17" calcext:value-type="date">
              <text:p>17</text:p>
            </table:table-cell>
            <table:table-cell table:style-name="ce118" table:formula="of:=[.DA5]+1" office:value-type="date" office:date-value="2021-04-18" calcext:value-type="date">
              <text:p>18</text:p>
            </table:table-cell>
            <table:table-cell table:style-name="ce118" table:formula="of:=[.DB5]+1" office:value-type="date" office:date-value="2021-04-19" calcext:value-type="date">
              <text:p>19</text:p>
            </table:table-cell>
            <table:table-cell table:style-name="ce118" table:formula="of:=[.DC5]+1" office:value-type="date" office:date-value="2021-04-20" calcext:value-type="date">
              <text:p>20</text:p>
            </table:table-cell>
            <table:table-cell table:style-name="ce118" table:formula="of:=[.DD5]+1" office:value-type="date" office:date-value="2021-04-21" calcext:value-type="date">
              <text:p>21</text:p>
            </table:table-cell>
            <table:table-cell table:style-name="ce118" table:formula="of:=[.DE5]+1" office:value-type="date" office:date-value="2021-04-22" calcext:value-type="date">
              <text:p>22</text:p>
            </table:table-cell>
            <table:table-cell table:style-name="ce118" table:formula="of:=[.DF5]+1" office:value-type="date" office:date-value="2021-04-23" calcext:value-type="date">
              <text:p>23</text:p>
            </table:table-cell>
            <table:table-cell table:style-name="ce118" table:formula="of:=[.DG5]+1" office:value-type="date" office:date-value="2021-04-24" calcext:value-type="date">
              <text:p>24</text:p>
            </table:table-cell>
            <table:table-cell table:style-name="ce118" table:formula="of:=[.DH5]+1" office:value-type="date" office:date-value="2021-04-25" calcext:value-type="date">
              <text:p>25</text:p>
            </table:table-cell>
            <table:table-cell table:style-name="ce118" table:formula="of:=[.DI5]+1" office:value-type="date" office:date-value="2021-04-26" calcext:value-type="date">
              <text:p>26</text:p>
            </table:table-cell>
            <table:table-cell table:style-name="ce118" table:formula="of:=[.DJ5]+1" office:value-type="date" office:date-value="2021-04-27" calcext:value-type="date">
              <text:p>27</text:p>
            </table:table-cell>
            <table:table-cell table:style-name="ce118" table:formula="of:=[.DK5]+1" office:value-type="date" office:date-value="2021-04-28" calcext:value-type="date">
              <text:p>28</text:p>
            </table:table-cell>
            <table:table-cell table:style-name="ce118" table:formula="of:=[.DL5]+1" office:value-type="date" office:date-value="2021-04-29" calcext:value-type="date">
              <text:p>29</text:p>
            </table:table-cell>
            <table:table-cell table:style-name="ce118" table:formula="of:=[.DM5]+1" office:value-type="date" office:date-value="2021-04-30" calcext:value-type="date">
              <text:p>30</text:p>
            </table:table-cell>
            <table:table-cell table:style-name="ce118" table:formula="of:=[.DN5]+1" office:value-type="date" office:date-value="2021-05-01" calcext:value-type="date">
              <text:p>1</text:p>
            </table:table-cell>
            <table:table-cell table:style-name="ce118" table:formula="of:=[.DO5]+1" office:value-type="date" office:date-value="2021-05-02" calcext:value-type="date">
              <text:p>2</text:p>
            </table:table-cell>
            <table:table-cell table:style-name="ce118" table:formula="of:=[.DP5]+1" office:value-type="date" office:date-value="2021-05-03" calcext:value-type="date">
              <text:p>3</text:p>
            </table:table-cell>
            <table:table-cell table:style-name="ce118" table:formula="of:=[.DQ5]+1" office:value-type="date" office:date-value="2021-05-04" calcext:value-type="date">
              <text:p>4</text:p>
            </table:table-cell>
            <table:table-cell table:style-name="ce118" table:formula="of:=[.DR5]+1" office:value-type="date" office:date-value="2021-05-05" calcext:value-type="date">
              <text:p>5</text:p>
            </table:table-cell>
            <table:table-cell table:style-name="ce118" table:formula="of:=[.DS5]+1" office:value-type="date" office:date-value="2021-05-06" calcext:value-type="date">
              <text:p>6</text:p>
            </table:table-cell>
            <table:table-cell table:style-name="ce118" table:formula="of:=[.DT5]+1" office:value-type="date" office:date-value="2021-05-07" calcext:value-type="date">
              <text:p>7</text:p>
            </table:table-cell>
            <table:table-cell table:style-name="ce118" table:formula="of:=[.DU5]+1" office:value-type="date" office:date-value="2021-05-08" calcext:value-type="date">
              <text:p>8</text:p>
            </table:table-cell>
            <table:table-cell table:style-name="ce118" table:formula="of:=[.DV5]+1" office:value-type="date" office:date-value="2021-05-09" calcext:value-type="date">
              <text:p>9</text:p>
            </table:table-cell>
            <table:table-cell table:style-name="ce118" table:formula="of:=[.DW5]+1" office:value-type="date" office:date-value="2021-05-10" calcext:value-type="date">
              <text:p>10</text:p>
            </table:table-cell>
            <table:table-cell table:style-name="ce118" table:formula="of:=[.DX5]+1" office:value-type="date" office:date-value="2021-05-11" calcext:value-type="date">
              <text:p>11</text:p>
            </table:table-cell>
            <table:table-cell table:style-name="ce118" table:formula="of:=[.DY5]+1" office:value-type="date" office:date-value="2021-05-12" calcext:value-type="date">
              <text:p>12</text:p>
            </table:table-cell>
            <table:table-cell table:style-name="ce118" table:formula="of:=[.DZ5]+1" office:value-type="date" office:date-value="2021-05-13" calcext:value-type="date">
              <text:p>13</text:p>
            </table:table-cell>
            <table:table-cell table:style-name="ce118" table:formula="of:=[.EA5]+1" office:value-type="date" office:date-value="2021-05-14" calcext:value-type="date">
              <text:p>14</text:p>
            </table:table-cell>
            <table:table-cell table:style-name="ce118" table:formula="of:=[.EB5]+1" office:value-type="date" office:date-value="2021-05-15" calcext:value-type="date">
              <text:p>15</text:p>
            </table:table-cell>
            <table:table-cell table:style-name="ce118" table:formula="of:=[.EC5]+1" office:value-type="date" office:date-value="2021-05-16" calcext:value-type="date">
              <text:p>16</text:p>
            </table:table-cell>
            <table:table-cell table:style-name="ce118" table:formula="of:=[.ED5]+1" office:value-type="date" office:date-value="2021-05-17" calcext:value-type="date">
              <text:p>17</text:p>
            </table:table-cell>
            <table:table-cell table:style-name="ce118" table:formula="of:=[.EE5]+1" office:value-type="date" office:date-value="2021-05-18" calcext:value-type="date">
              <text:p>18</text:p>
            </table:table-cell>
            <table:table-cell table:style-name="ce118" table:formula="of:=[.EF5]+1" office:value-type="date" office:date-value="2021-05-19" calcext:value-type="date">
              <text:p>19</text:p>
            </table:table-cell>
            <table:table-cell table:style-name="ce118" table:formula="of:=[.EG5]+1" office:value-type="date" office:date-value="2021-05-20" calcext:value-type="date">
              <text:p>20</text:p>
            </table:table-cell>
            <table:table-cell table:style-name="ce118" table:formula="of:=[.EH5]+1" office:value-type="date" office:date-value="2021-05-21" calcext:value-type="date">
              <text:p>21</text:p>
            </table:table-cell>
            <table:table-cell table:style-name="ce118" table:formula="of:=[.EI5]+1" office:value-type="date" office:date-value="2021-05-22" calcext:value-type="date">
              <text:p>22</text:p>
            </table:table-cell>
            <table:table-cell table:style-name="ce118" table:formula="of:=[.EJ5]+1" office:value-type="date" office:date-value="2021-05-23" calcext:value-type="date">
              <text:p>23</text:p>
            </table:table-cell>
            <table:table-cell table:style-name="ce118" table:formula="of:=[.EK5]+1" office:value-type="date" office:date-value="2021-05-24" calcext:value-type="date">
              <text:p>24</text:p>
            </table:table-cell>
            <table:table-cell table:style-name="ce118" table:formula="of:=[.EL5]+1" office:value-type="date" office:date-value="2021-05-25" calcext:value-type="date">
              <text:p>25</text:p>
            </table:table-cell>
            <table:table-cell table:style-name="ce118" table:formula="of:=[.EM5]+1" office:value-type="date" office:date-value="2021-05-26" calcext:value-type="date">
              <text:p>26</text:p>
            </table:table-cell>
            <table:table-cell table:style-name="ce118" table:formula="of:=[.EN5]+1" office:value-type="date" office:date-value="2021-05-27" calcext:value-type="date">
              <text:p>27</text:p>
            </table:table-cell>
            <table:table-cell table:style-name="ce118" table:formula="of:=[.EO5]+1" office:value-type="date" office:date-value="2021-05-28" calcext:value-type="date">
              <text:p>28</text:p>
            </table:table-cell>
            <table:table-cell table:style-name="ce118" table:formula="of:=[.EP5]+1" office:value-type="date" office:date-value="2021-05-29" calcext:value-type="date">
              <text:p>29</text:p>
            </table:table-cell>
            <table:table-cell table:style-name="ce118" table:formula="of:=[.EQ5]+1" office:value-type="date" office:date-value="2021-05-30" calcext:value-type="date">
              <text:p>30</text:p>
            </table:table-cell>
            <table:table-cell table:style-name="ce118" table:formula="of:=[.ER5]+1" office:value-type="date" office:date-value="2021-05-31" calcext:value-type="date">
              <text:p>31</text:p>
            </table:table-cell>
            <table:table-cell table:style-name="ce118" table:formula="of:=[.ES5]+1" office:value-type="date" office:date-value="2021-06-01" calcext:value-type="date">
              <text:p>1</text:p>
            </table:table-cell>
            <table:table-cell table:style-name="ce118" table:formula="of:=[.ET5]+1" office:value-type="date" office:date-value="2021-06-02" calcext:value-type="date">
              <text:p>2</text:p>
            </table:table-cell>
            <table:table-cell table:style-name="ce118" table:formula="of:=[.EU5]+1" office:value-type="date" office:date-value="2021-06-03" calcext:value-type="date">
              <text:p>3</text:p>
            </table:table-cell>
            <table:table-cell table:style-name="ce118" table:formula="of:=[.EV5]+1" office:value-type="date" office:date-value="2021-06-04" calcext:value-type="date">
              <text:p>4</text:p>
            </table:table-cell>
            <table:table-cell table:style-name="ce118" table:formula="of:=[.EW5]+1" office:value-type="date" office:date-value="2021-06-05" calcext:value-type="date">
              <text:p>5</text:p>
            </table:table-cell>
            <table:table-cell table:style-name="ce118" table:formula="of:=[.EX5]+1" office:value-type="date" office:date-value="2021-06-06" calcext:value-type="date">
              <text:p>6</text:p>
            </table:table-cell>
            <table:table-cell table:style-name="ce118" table:formula="of:=[.EY5]+1" office:value-type="date" office:date-value="2021-06-07" calcext:value-type="date">
              <text:p>7</text:p>
            </table:table-cell>
            <table:table-cell table:style-name="ce118" table:formula="of:=[.EZ5]+1" office:value-type="date" office:date-value="2021-06-08" calcext:value-type="date">
              <text:p>8</text:p>
            </table:table-cell>
            <table:table-cell table:style-name="ce118" table:formula="of:=[.FA5]+1" office:value-type="date" office:date-value="2021-06-09" calcext:value-type="date">
              <text:p>9</text:p>
            </table:table-cell>
            <table:table-cell table:style-name="ce118" table:formula="of:=[.FB5]+1" office:value-type="date" office:date-value="2021-06-10" calcext:value-type="date">
              <text:p>10</text:p>
            </table:table-cell>
            <table:table-cell table:style-name="ce118" table:formula="of:=[.FC5]+1" office:value-type="date" office:date-value="2021-06-11" calcext:value-type="date">
              <text:p>11</text:p>
            </table:table-cell>
            <table:table-cell table:style-name="ce118" table:formula="of:=[.FD5]+1" office:value-type="date" office:date-value="2021-06-12" calcext:value-type="date">
              <text:p>12</text:p>
            </table:table-cell>
            <table:table-cell table:style-name="ce118" table:formula="of:=[.FE5]+1" office:value-type="date" office:date-value="2021-06-13" calcext:value-type="date">
              <text:p>13</text:p>
            </table:table-cell>
          </table:table-row>
          <table:table-row table:style-name="ro1">
            <table:table-cell table:style-name="ce1" office:value-type="string" calcext:value-type="string">
              <text:p>Esta fila contiene los encabezados de la programación del proyecto posterior debajo de estos. </text:p>
              <text:p>Navegue desde la celda B6 a BL 6 para escuchar el contenido. La primera letra de cada día de la semana de la fecha encima de ese encabezado empieza en la celda I6 y continúa hasta la celda BL6.</text:p>
              <text:p>Todo el gráficos de escala de tiempo del proyecto está generados automáticamente en función de las fechas de inicio y finalización especificadas, con formatos condicionales.</text:p>
              <text:p>No modifique el contenido de las celdas en las columnas después de la columna I comenzando por la celda I7.</text:p>
            </table:table-cell>
            <table:table-cell table:style-name="ce7" office:value-type="string" calcext:value-type="string">
              <text:p>TAREA</text:p>
            </table:table-cell>
            <table:table-cell table:style-name="ce24" office:value-type="string" calcext:value-type="string">
              <text:p>ASIGNADO</text:p>
              <text:p>A</text:p>
            </table:table-cell>
            <table:table-cell table:style-name="ce24" office:value-type="string" calcext:value-type="string">
              <text:p>PROGRESO</text:p>
            </table:table-cell>
            <table:table-cell table:style-name="ce24" office:value-type="string" calcext:value-type="string">
              <text:p>INICIO</text:p>
            </table:table-cell>
            <table:table-cell table:style-name="ce24" office:value-type="string" calcext:value-type="string">
              <text:p>FIN</text:p>
            </table:table-cell>
            <table:table-cell table:style-name="ce24"/>
            <table:table-cell table:style-name="ce24" office:value-type="string" calcext:value-type="string">
              <text:p>DÍAS</text:p>
            </table:table-cell>
            <table:table-cell table:style-name="ce100" table:formula="of:=LEFT(TEXT([.I5];&quot;ddd&quot;);1)" office:value-type="string" office:string-value="l" calcext:value-type="string">
              <text:p>l</text:p>
            </table:table-cell>
            <table:table-cell table:style-name="ce100" table:formula="of:=LEFT(TEXT([.J5];&quot;ddd&quot;);1)" office:value-type="string" office:string-value="m" calcext:value-type="string">
              <text:p>m</text:p>
            </table:table-cell>
            <table:table-cell table:style-name="ce100" table:formula="of:=LEFT(TEXT([.K5];&quot;ddd&quot;);1)" office:value-type="string" office:string-value="m" calcext:value-type="string">
              <text:p>m</text:p>
            </table:table-cell>
            <table:table-cell table:style-name="ce100" table:formula="of:=LEFT(TEXT([.L5];&quot;ddd&quot;);1)" office:value-type="string" office:string-value="j" calcext:value-type="string">
              <text:p>j</text:p>
            </table:table-cell>
            <table:table-cell table:style-name="ce100" table:formula="of:=LEFT(TEXT([.M5];&quot;ddd&quot;);1)" office:value-type="string" office:string-value="v" calcext:value-type="string">
              <text:p>v</text:p>
            </table:table-cell>
            <table:table-cell table:style-name="ce100" table:formula="of:=LEFT(TEXT([.N5];&quot;ddd&quot;);1)" office:value-type="string" office:string-value="s" calcext:value-type="string">
              <text:p>s</text:p>
            </table:table-cell>
            <table:table-cell table:style-name="ce100" table:formula="of:=LEFT(TEXT([.O5];&quot;ddd&quot;);1)" office:value-type="string" office:string-value="d" calcext:value-type="string">
              <text:p>d</text:p>
            </table:table-cell>
            <table:table-cell table:style-name="ce100" table:formula="of:=LEFT(TEXT([.P5];&quot;ddd&quot;);1)" office:value-type="string" office:string-value="l" calcext:value-type="string">
              <text:p>l</text:p>
            </table:table-cell>
            <table:table-cell table:style-name="ce100" table:formula="of:=LEFT(TEXT([.Q5];&quot;ddd&quot;);1)" office:value-type="string" office:string-value="m" calcext:value-type="string">
              <text:p>m</text:p>
            </table:table-cell>
            <table:table-cell table:style-name="ce100" table:formula="of:=LEFT(TEXT([.R5];&quot;ddd&quot;);1)" office:value-type="string" office:string-value="m" calcext:value-type="string">
              <text:p>m</text:p>
            </table:table-cell>
            <table:table-cell table:style-name="ce100" table:formula="of:=LEFT(TEXT([.S5];&quot;ddd&quot;);1)" office:value-type="string" office:string-value="j" calcext:value-type="string">
              <text:p>j</text:p>
            </table:table-cell>
            <table:table-cell table:style-name="ce100" table:formula="of:=LEFT(TEXT([.T5];&quot;ddd&quot;);1)" office:value-type="string" office:string-value="v" calcext:value-type="string">
              <text:p>v</text:p>
            </table:table-cell>
            <table:table-cell table:style-name="ce100" table:formula="of:=LEFT(TEXT([.U5];&quot;ddd&quot;);1)" office:value-type="string" office:string-value="s" calcext:value-type="string">
              <text:p>s</text:p>
            </table:table-cell>
            <table:table-cell table:style-name="ce100" table:formula="of:=LEFT(TEXT([.V5];&quot;ddd&quot;);1)" office:value-type="string" office:string-value="d" calcext:value-type="string">
              <text:p>d</text:p>
            </table:table-cell>
            <table:table-cell table:style-name="ce100" table:formula="of:=LEFT(TEXT([.W5];&quot;ddd&quot;);1)" office:value-type="string" office:string-value="l" calcext:value-type="string">
              <text:p>l</text:p>
            </table:table-cell>
            <table:table-cell table:style-name="ce100" table:formula="of:=LEFT(TEXT([.X5];&quot;ddd&quot;);1)" office:value-type="string" office:string-value="m" calcext:value-type="string">
              <text:p>m</text:p>
            </table:table-cell>
            <table:table-cell table:style-name="ce100" table:formula="of:=LEFT(TEXT([.Y5];&quot;ddd&quot;);1)" office:value-type="string" office:string-value="m" calcext:value-type="string">
              <text:p>m</text:p>
            </table:table-cell>
            <table:table-cell table:style-name="ce100" table:formula="of:=LEFT(TEXT([.Z5];&quot;ddd&quot;);1)" office:value-type="string" office:string-value="j" calcext:value-type="string">
              <text:p>j</text:p>
            </table:table-cell>
            <table:table-cell table:style-name="ce100" table:formula="of:=LEFT(TEXT([.AA5];&quot;ddd&quot;);1)" office:value-type="string" office:string-value="v" calcext:value-type="string">
              <text:p>v</text:p>
            </table:table-cell>
            <table:table-cell table:style-name="ce100" table:formula="of:=LEFT(TEXT([.AB5];&quot;ddd&quot;);1)" office:value-type="string" office:string-value="s" calcext:value-type="string">
              <text:p>s</text:p>
            </table:table-cell>
            <table:table-cell table:style-name="ce100" table:formula="of:=LEFT(TEXT([.AC5];&quot;ddd&quot;);1)" office:value-type="string" office:string-value="d" calcext:value-type="string">
              <text:p>d</text:p>
            </table:table-cell>
            <table:table-cell table:style-name="ce100" table:formula="of:=LEFT(TEXT([.AD5];&quot;ddd&quot;);1)" office:value-type="string" office:string-value="l" calcext:value-type="string">
              <text:p>l</text:p>
            </table:table-cell>
            <table:table-cell table:style-name="ce100" table:formula="of:=LEFT(TEXT([.AE5];&quot;ddd&quot;);1)" office:value-type="string" office:string-value="m" calcext:value-type="string">
              <text:p>m</text:p>
            </table:table-cell>
            <table:table-cell table:style-name="ce100" table:formula="of:=LEFT(TEXT([.AF5];&quot;ddd&quot;);1)" office:value-type="string" office:string-value="m" calcext:value-type="string">
              <text:p>m</text:p>
            </table:table-cell>
            <table:table-cell table:style-name="ce100" table:formula="of:=LEFT(TEXT([.AG5];&quot;ddd&quot;);1)" office:value-type="string" office:string-value="j" calcext:value-type="string">
              <text:p>j</text:p>
            </table:table-cell>
            <table:table-cell table:style-name="ce100" table:formula="of:=LEFT(TEXT([.AH5];&quot;ddd&quot;);1)" office:value-type="string" office:string-value="v" calcext:value-type="string">
              <text:p>v</text:p>
            </table:table-cell>
            <table:table-cell table:style-name="ce100" table:formula="of:=LEFT(TEXT([.AI5];&quot;ddd&quot;);1)" office:value-type="string" office:string-value="s" calcext:value-type="string">
              <text:p>s</text:p>
            </table:table-cell>
            <table:table-cell table:style-name="ce100" table:formula="of:=LEFT(TEXT([.AJ5];&quot;ddd&quot;);1)" office:value-type="string" office:string-value="d" calcext:value-type="string">
              <text:p>d</text:p>
            </table:table-cell>
            <table:table-cell table:style-name="ce100" table:formula="of:=LEFT(TEXT([.AK5];&quot;ddd&quot;);1)" office:value-type="string" office:string-value="l" calcext:value-type="string">
              <text:p>l</text:p>
            </table:table-cell>
            <table:table-cell table:style-name="ce100" table:formula="of:=LEFT(TEXT([.AL5];&quot;ddd&quot;);1)" office:value-type="string" office:string-value="m" calcext:value-type="string">
              <text:p>m</text:p>
            </table:table-cell>
            <table:table-cell table:style-name="ce100" table:formula="of:=LEFT(TEXT([.AM5];&quot;ddd&quot;);1)" office:value-type="string" office:string-value="m" calcext:value-type="string">
              <text:p>m</text:p>
            </table:table-cell>
            <table:table-cell table:style-name="ce100" table:formula="of:=LEFT(TEXT([.AN5];&quot;ddd&quot;);1)" office:value-type="string" office:string-value="j" calcext:value-type="string">
              <text:p>j</text:p>
            </table:table-cell>
            <table:table-cell table:style-name="ce100" table:formula="of:=LEFT(TEXT([.AO5];&quot;ddd&quot;);1)" office:value-type="string" office:string-value="v" calcext:value-type="string">
              <text:p>v</text:p>
            </table:table-cell>
            <table:table-cell table:style-name="ce100" table:formula="of:=LEFT(TEXT([.AP5];&quot;ddd&quot;);1)" office:value-type="string" office:string-value="s" calcext:value-type="string">
              <text:p>s</text:p>
            </table:table-cell>
            <table:table-cell table:style-name="ce100" table:formula="of:=LEFT(TEXT([.AQ5];&quot;ddd&quot;);1)" office:value-type="string" office:string-value="d" calcext:value-type="string">
              <text:p>d</text:p>
            </table:table-cell>
            <table:table-cell table:style-name="ce100" table:formula="of:=LEFT(TEXT([.AR5];&quot;ddd&quot;);1)" office:value-type="string" office:string-value="l" calcext:value-type="string">
              <text:p>l</text:p>
            </table:table-cell>
            <table:table-cell table:style-name="ce100" table:formula="of:=LEFT(TEXT([.AS5];&quot;ddd&quot;);1)" office:value-type="string" office:string-value="m" calcext:value-type="string">
              <text:p>m</text:p>
            </table:table-cell>
            <table:table-cell table:style-name="ce100" table:formula="of:=LEFT(TEXT([.AT5];&quot;ddd&quot;);1)" office:value-type="string" office:string-value="m" calcext:value-type="string">
              <text:p>m</text:p>
            </table:table-cell>
            <table:table-cell table:style-name="ce100" table:formula="of:=LEFT(TEXT([.AU5];&quot;ddd&quot;);1)" office:value-type="string" office:string-value="j" calcext:value-type="string">
              <text:p>j</text:p>
            </table:table-cell>
            <table:table-cell table:style-name="ce100" table:formula="of:=LEFT(TEXT([.AV5];&quot;ddd&quot;);1)" office:value-type="string" office:string-value="v" calcext:value-type="string">
              <text:p>v</text:p>
            </table:table-cell>
            <table:table-cell table:style-name="ce100" table:formula="of:=LEFT(TEXT([.AW5];&quot;ddd&quot;);1)" office:value-type="string" office:string-value="s" calcext:value-type="string">
              <text:p>s</text:p>
            </table:table-cell>
            <table:table-cell table:style-name="ce100" table:formula="of:=LEFT(TEXT([.AX5];&quot;ddd&quot;);1)" office:value-type="string" office:string-value="d" calcext:value-type="string">
              <text:p>d</text:p>
            </table:table-cell>
            <table:table-cell table:style-name="ce100" table:formula="of:=LEFT(TEXT([.AY5];&quot;ddd&quot;);1)" office:value-type="string" office:string-value="l" calcext:value-type="string">
              <text:p>l</text:p>
            </table:table-cell>
            <table:table-cell table:style-name="ce100" table:formula="of:=LEFT(TEXT([.AZ5];&quot;ddd&quot;);1)" office:value-type="string" office:string-value="m" calcext:value-type="string">
              <text:p>m</text:p>
            </table:table-cell>
            <table:table-cell table:style-name="ce100" table:formula="of:=LEFT(TEXT([.BA5];&quot;ddd&quot;);1)" office:value-type="string" office:string-value="m" calcext:value-type="string">
              <text:p>m</text:p>
            </table:table-cell>
            <table:table-cell table:style-name="ce100" table:formula="of:=LEFT(TEXT([.BB5];&quot;ddd&quot;);1)" office:value-type="string" office:string-value="j" calcext:value-type="string">
              <text:p>j</text:p>
            </table:table-cell>
            <table:table-cell table:style-name="ce100" table:formula="of:=LEFT(TEXT([.BC5];&quot;ddd&quot;);1)" office:value-type="string" office:string-value="v" calcext:value-type="string">
              <text:p>v</text:p>
            </table:table-cell>
            <table:table-cell table:style-name="ce100" table:formula="of:=LEFT(TEXT([.BD5];&quot;ddd&quot;);1)" office:value-type="string" office:string-value="s" calcext:value-type="string">
              <text:p>s</text:p>
            </table:table-cell>
            <table:table-cell table:style-name="ce100" table:formula="of:=LEFT(TEXT([.BE5];&quot;ddd&quot;);1)" office:value-type="string" office:string-value="d" calcext:value-type="string">
              <text:p>d</text:p>
            </table:table-cell>
            <table:table-cell table:style-name="ce100" table:formula="of:=LEFT(TEXT([.BF5];&quot;ddd&quot;);1)" office:value-type="string" office:string-value="l" calcext:value-type="string">
              <text:p>l</text:p>
            </table:table-cell>
            <table:table-cell table:style-name="ce100" table:formula="of:=LEFT(TEXT([.BG5];&quot;ddd&quot;);1)" office:value-type="string" office:string-value="m" calcext:value-type="string">
              <text:p>m</text:p>
            </table:table-cell>
            <table:table-cell table:style-name="ce100" table:formula="of:=LEFT(TEXT([.BH5];&quot;ddd&quot;);1)" office:value-type="string" office:string-value="m" calcext:value-type="string">
              <text:p>m</text:p>
            </table:table-cell>
            <table:table-cell table:style-name="ce100" table:formula="of:=LEFT(TEXT([.BI5];&quot;ddd&quot;);1)" office:value-type="string" office:string-value="j" calcext:value-type="string">
              <text:p>j</text:p>
            </table:table-cell>
            <table:table-cell table:style-name="ce100" table:formula="of:=LEFT(TEXT([.BJ5];&quot;ddd&quot;);1)" office:value-type="string" office:string-value="v" calcext:value-type="string">
              <text:p>v</text:p>
            </table:table-cell>
            <table:table-cell table:style-name="ce100" table:formula="of:=LEFT(TEXT([.BK5];&quot;ddd&quot;);1)" office:value-type="string" office:string-value="s" calcext:value-type="string">
              <text:p>s</text:p>
            </table:table-cell>
            <table:table-cell table:style-name="ce100" table:formula="of:=LEFT(TEXT([.BL5];&quot;ddd&quot;);1)" office:value-type="string" office:string-value="d" calcext:value-type="string">
              <text:p>d</text:p>
            </table:table-cell>
            <table:table-cell table:style-name="ce100" table:formula="of:=LEFT(TEXT([.BM5];&quot;ddd&quot;);1)" office:value-type="string" office:string-value="l" calcext:value-type="string">
              <text:p>l</text:p>
            </table:table-cell>
            <table:table-cell table:style-name="ce100" table:formula="of:=LEFT(TEXT([.BN5];&quot;ddd&quot;);1)" office:value-type="string" office:string-value="m" calcext:value-type="string">
              <text:p>m</text:p>
            </table:table-cell>
            <table:table-cell table:style-name="ce100" table:formula="of:=LEFT(TEXT([.BO5];&quot;ddd&quot;);1)" office:value-type="string" office:string-value="m" calcext:value-type="string">
              <text:p>m</text:p>
            </table:table-cell>
            <table:table-cell table:style-name="ce100" table:formula="of:=LEFT(TEXT([.BP5];&quot;ddd&quot;);1)" office:value-type="string" office:string-value="j" calcext:value-type="string">
              <text:p>j</text:p>
            </table:table-cell>
            <table:table-cell table:style-name="ce100" table:formula="of:=LEFT(TEXT([.BQ5];&quot;ddd&quot;);1)" office:value-type="string" office:string-value="v" calcext:value-type="string">
              <text:p>v</text:p>
            </table:table-cell>
            <table:table-cell table:style-name="ce100" table:formula="of:=LEFT(TEXT([.BR5];&quot;ddd&quot;);1)" office:value-type="string" office:string-value="s" calcext:value-type="string">
              <text:p>s</text:p>
            </table:table-cell>
            <table:table-cell table:style-name="ce100" table:formula="of:=LEFT(TEXT([.BS5];&quot;ddd&quot;);1)" office:value-type="string" office:string-value="d" calcext:value-type="string">
              <text:p>d</text:p>
            </table:table-cell>
            <table:table-cell table:style-name="ce100" table:formula="of:=LEFT(TEXT([.BT5];&quot;ddd&quot;);1)" office:value-type="string" office:string-value="l" calcext:value-type="string">
              <text:p>l</text:p>
            </table:table-cell>
            <table:table-cell table:style-name="ce100" table:formula="of:=LEFT(TEXT([.BU5];&quot;ddd&quot;);1)" office:value-type="string" office:string-value="m" calcext:value-type="string">
              <text:p>m</text:p>
            </table:table-cell>
            <table:table-cell table:style-name="ce100" table:formula="of:=LEFT(TEXT([.BV5];&quot;ddd&quot;);1)" office:value-type="string" office:string-value="m" calcext:value-type="string">
              <text:p>m</text:p>
            </table:table-cell>
            <table:table-cell table:style-name="ce100" table:formula="of:=LEFT(TEXT([.BW5];&quot;ddd&quot;);1)" office:value-type="string" office:string-value="j" calcext:value-type="string">
              <text:p>j</text:p>
            </table:table-cell>
            <table:table-cell table:style-name="ce100" table:formula="of:=LEFT(TEXT([.BX5];&quot;ddd&quot;);1)" office:value-type="string" office:string-value="v" calcext:value-type="string">
              <text:p>v</text:p>
            </table:table-cell>
            <table:table-cell table:style-name="ce100" table:formula="of:=LEFT(TEXT([.BY5];&quot;ddd&quot;);1)" office:value-type="string" office:string-value="s" calcext:value-type="string">
              <text:p>s</text:p>
            </table:table-cell>
            <table:table-cell table:style-name="ce100" table:formula="of:=LEFT(TEXT([.BZ5];&quot;ddd&quot;);1)" office:value-type="string" office:string-value="d" calcext:value-type="string">
              <text:p>d</text:p>
            </table:table-cell>
            <table:table-cell table:style-name="ce100" table:formula="of:=LEFT(TEXT([.CA5];&quot;ddd&quot;);1)" office:value-type="string" office:string-value="l" calcext:value-type="string">
              <text:p>l</text:p>
            </table:table-cell>
            <table:table-cell table:style-name="ce100" table:formula="of:=LEFT(TEXT([.CB5];&quot;ddd&quot;);1)" office:value-type="string" office:string-value="m" calcext:value-type="string">
              <text:p>m</text:p>
            </table:table-cell>
            <table:table-cell table:style-name="ce100" table:formula="of:=LEFT(TEXT([.CC5];&quot;ddd&quot;);1)" office:value-type="string" office:string-value="m" calcext:value-type="string">
              <text:p>m</text:p>
            </table:table-cell>
            <table:table-cell table:style-name="ce100" table:formula="of:=LEFT(TEXT([.CD5];&quot;ddd&quot;);1)" office:value-type="string" office:string-value="j" calcext:value-type="string">
              <text:p>j</text:p>
            </table:table-cell>
            <table:table-cell table:style-name="ce100" table:formula="of:=LEFT(TEXT([.CE5];&quot;ddd&quot;);1)" office:value-type="string" office:string-value="v" calcext:value-type="string">
              <text:p>v</text:p>
            </table:table-cell>
            <table:table-cell table:style-name="ce100" table:formula="of:=LEFT(TEXT([.CF5];&quot;ddd&quot;);1)" office:value-type="string" office:string-value="s" calcext:value-type="string">
              <text:p>s</text:p>
            </table:table-cell>
            <table:table-cell table:style-name="ce100" table:formula="of:=LEFT(TEXT([.CG5];&quot;ddd&quot;);1)" office:value-type="string" office:string-value="d" calcext:value-type="string">
              <text:p>d</text:p>
            </table:table-cell>
            <table:table-cell table:style-name="ce100" table:formula="of:=LEFT(TEXT([.CH5];&quot;ddd&quot;);1)" office:value-type="string" office:string-value="l" calcext:value-type="string">
              <text:p>l</text:p>
            </table:table-cell>
            <table:table-cell table:style-name="ce100" table:formula="of:=LEFT(TEXT([.CI5];&quot;ddd&quot;);1)" office:value-type="string" office:string-value="m" calcext:value-type="string">
              <text:p>m</text:p>
            </table:table-cell>
            <table:table-cell table:style-name="ce100" table:formula="of:=LEFT(TEXT([.CJ5];&quot;ddd&quot;);1)" office:value-type="string" office:string-value="m" calcext:value-type="string">
              <text:p>m</text:p>
            </table:table-cell>
            <table:table-cell table:style-name="ce100" table:formula="of:=LEFT(TEXT([.CK5];&quot;ddd&quot;);1)" office:value-type="string" office:string-value="j" calcext:value-type="string">
              <text:p>j</text:p>
            </table:table-cell>
            <table:table-cell table:style-name="ce100" table:formula="of:=LEFT(TEXT([.CL5];&quot;ddd&quot;);1)" office:value-type="string" office:string-value="v" calcext:value-type="string">
              <text:p>v</text:p>
            </table:table-cell>
            <table:table-cell table:style-name="ce100" table:formula="of:=LEFT(TEXT([.CM5];&quot;ddd&quot;);1)" office:value-type="string" office:string-value="s" calcext:value-type="string">
              <text:p>s</text:p>
            </table:table-cell>
            <table:table-cell table:style-name="ce100" table:formula="of:=LEFT(TEXT([.CN5];&quot;ddd&quot;);1)" office:value-type="string" office:string-value="d" calcext:value-type="string">
              <text:p>d</text:p>
            </table:table-cell>
            <table:table-cell table:style-name="ce100" table:formula="of:=LEFT(TEXT([.CO5];&quot;ddd&quot;);1)" office:value-type="string" office:string-value="l" calcext:value-type="string">
              <text:p>l</text:p>
            </table:table-cell>
            <table:table-cell table:style-name="ce100" table:formula="of:=LEFT(TEXT([.CP5];&quot;ddd&quot;);1)" office:value-type="string" office:string-value="m" calcext:value-type="string">
              <text:p>m</text:p>
            </table:table-cell>
            <table:table-cell table:style-name="ce100" table:formula="of:=LEFT(TEXT([.CQ5];&quot;ddd&quot;);1)" office:value-type="string" office:string-value="m" calcext:value-type="string">
              <text:p>m</text:p>
            </table:table-cell>
            <table:table-cell table:style-name="ce100" table:formula="of:=LEFT(TEXT([.CR5];&quot;ddd&quot;);1)" office:value-type="string" office:string-value="j" calcext:value-type="string">
              <text:p>j</text:p>
            </table:table-cell>
            <table:table-cell table:style-name="ce100" table:formula="of:=LEFT(TEXT([.CS5];&quot;ddd&quot;);1)" office:value-type="string" office:string-value="v" calcext:value-type="string">
              <text:p>v</text:p>
            </table:table-cell>
            <table:table-cell table:style-name="ce100" table:formula="of:=LEFT(TEXT([.CT5];&quot;ddd&quot;);1)" office:value-type="string" office:string-value="s" calcext:value-type="string">
              <text:p>s</text:p>
            </table:table-cell>
            <table:table-cell table:style-name="ce100" table:formula="of:=LEFT(TEXT([.CU5];&quot;ddd&quot;);1)" office:value-type="string" office:string-value="d" calcext:value-type="string">
              <text:p>d</text:p>
            </table:table-cell>
            <table:table-cell table:style-name="ce100" table:formula="of:=LEFT(TEXT([.CV5];&quot;ddd&quot;);1)" office:value-type="string" office:string-value="l" calcext:value-type="string">
              <text:p>l</text:p>
            </table:table-cell>
            <table:table-cell table:style-name="ce100" table:formula="of:=LEFT(TEXT([.CW5];&quot;ddd&quot;);1)" office:value-type="string" office:string-value="m" calcext:value-type="string">
              <text:p>m</text:p>
            </table:table-cell>
            <table:table-cell table:style-name="ce100" table:formula="of:=LEFT(TEXT([.CX5];&quot;ddd&quot;);1)" office:value-type="string" office:string-value="m" calcext:value-type="string">
              <text:p>m</text:p>
            </table:table-cell>
            <table:table-cell table:style-name="ce100" table:formula="of:=LEFT(TEXT([.CY5];&quot;ddd&quot;);1)" office:value-type="string" office:string-value="j" calcext:value-type="string">
              <text:p>j</text:p>
            </table:table-cell>
            <table:table-cell table:style-name="ce100" table:formula="of:=LEFT(TEXT([.CZ5];&quot;ddd&quot;);1)" office:value-type="string" office:string-value="v" calcext:value-type="string">
              <text:p>v</text:p>
            </table:table-cell>
            <table:table-cell table:style-name="ce100" table:formula="of:=LEFT(TEXT([.DA5];&quot;ddd&quot;);1)" office:value-type="string" office:string-value="s" calcext:value-type="string">
              <text:p>s</text:p>
            </table:table-cell>
            <table:table-cell table:style-name="ce100" table:formula="of:=LEFT(TEXT([.DB5];&quot;ddd&quot;);1)" office:value-type="string" office:string-value="d" calcext:value-type="string">
              <text:p>d</text:p>
            </table:table-cell>
            <table:table-cell table:style-name="ce100" table:formula="of:=LEFT(TEXT([.DC5];&quot;ddd&quot;);1)" office:value-type="string" office:string-value="l" calcext:value-type="string">
              <text:p>l</text:p>
            </table:table-cell>
            <table:table-cell table:style-name="ce100" table:formula="of:=LEFT(TEXT([.DD5];&quot;ddd&quot;);1)" office:value-type="string" office:string-value="m" calcext:value-type="string">
              <text:p>m</text:p>
            </table:table-cell>
            <table:table-cell table:style-name="ce100" table:formula="of:=LEFT(TEXT([.DE5];&quot;ddd&quot;);1)" office:value-type="string" office:string-value="m" calcext:value-type="string">
              <text:p>m</text:p>
            </table:table-cell>
            <table:table-cell table:style-name="ce100" table:formula="of:=LEFT(TEXT([.DF5];&quot;ddd&quot;);1)" office:value-type="string" office:string-value="j" calcext:value-type="string">
              <text:p>j</text:p>
            </table:table-cell>
            <table:table-cell table:style-name="ce100" table:formula="of:=LEFT(TEXT([.DG5];&quot;ddd&quot;);1)" office:value-type="string" office:string-value="v" calcext:value-type="string">
              <text:p>v</text:p>
            </table:table-cell>
            <table:table-cell table:style-name="ce100" table:formula="of:=LEFT(TEXT([.DH5];&quot;ddd&quot;);1)" office:value-type="string" office:string-value="s" calcext:value-type="string">
              <text:p>s</text:p>
            </table:table-cell>
            <table:table-cell table:style-name="ce100" table:formula="of:=LEFT(TEXT([.DI5];&quot;ddd&quot;);1)" office:value-type="string" office:string-value="d" calcext:value-type="string">
              <text:p>d</text:p>
            </table:table-cell>
            <table:table-cell table:style-name="ce100" table:formula="of:=LEFT(TEXT([.DJ5];&quot;ddd&quot;);1)" office:value-type="string" office:string-value="l" calcext:value-type="string">
              <text:p>l</text:p>
            </table:table-cell>
            <table:table-cell table:style-name="ce100" table:formula="of:=LEFT(TEXT([.DK5];&quot;ddd&quot;);1)" office:value-type="string" office:string-value="m" calcext:value-type="string">
              <text:p>m</text:p>
            </table:table-cell>
            <table:table-cell table:style-name="ce100" table:formula="of:=LEFT(TEXT([.DL5];&quot;ddd&quot;);1)" office:value-type="string" office:string-value="m" calcext:value-type="string">
              <text:p>m</text:p>
            </table:table-cell>
            <table:table-cell table:style-name="ce100" table:formula="of:=LEFT(TEXT([.DM5];&quot;ddd&quot;);1)" office:value-type="string" office:string-value="j" calcext:value-type="string">
              <text:p>j</text:p>
            </table:table-cell>
            <table:table-cell table:style-name="ce100" table:formula="of:=LEFT(TEXT([.DN5];&quot;ddd&quot;);1)" office:value-type="string" office:string-value="v" calcext:value-type="string">
              <text:p>v</text:p>
            </table:table-cell>
            <table:table-cell table:style-name="ce100" table:formula="of:=LEFT(TEXT([.DO5];&quot;ddd&quot;);1)" office:value-type="string" office:string-value="s" calcext:value-type="string">
              <text:p>s</text:p>
            </table:table-cell>
            <table:table-cell table:style-name="ce100" table:formula="of:=LEFT(TEXT([.DP5];&quot;ddd&quot;);1)" office:value-type="string" office:string-value="d" calcext:value-type="string">
              <text:p>d</text:p>
            </table:table-cell>
            <table:table-cell table:style-name="ce100" table:formula="of:=LEFT(TEXT([.DQ5];&quot;ddd&quot;);1)" office:value-type="string" office:string-value="l" calcext:value-type="string">
              <text:p>l</text:p>
            </table:table-cell>
            <table:table-cell table:style-name="ce100" table:formula="of:=LEFT(TEXT([.DR5];&quot;ddd&quot;);1)" office:value-type="string" office:string-value="m" calcext:value-type="string">
              <text:p>m</text:p>
            </table:table-cell>
            <table:table-cell table:style-name="ce100" table:formula="of:=LEFT(TEXT([.DS5];&quot;ddd&quot;);1)" office:value-type="string" office:string-value="m" calcext:value-type="string">
              <text:p>m</text:p>
            </table:table-cell>
            <table:table-cell table:style-name="ce100" table:formula="of:=LEFT(TEXT([.DT5];&quot;ddd&quot;);1)" office:value-type="string" office:string-value="j" calcext:value-type="string">
              <text:p>j</text:p>
            </table:table-cell>
            <table:table-cell table:style-name="ce100" table:formula="of:=LEFT(TEXT([.DU5];&quot;ddd&quot;);1)" office:value-type="string" office:string-value="v" calcext:value-type="string">
              <text:p>v</text:p>
            </table:table-cell>
            <table:table-cell table:style-name="ce100" table:formula="of:=LEFT(TEXT([.DV5];&quot;ddd&quot;);1)" office:value-type="string" office:string-value="s" calcext:value-type="string">
              <text:p>s</text:p>
            </table:table-cell>
            <table:table-cell table:style-name="ce100" table:formula="of:=LEFT(TEXT([.DW5];&quot;ddd&quot;);1)" office:value-type="string" office:string-value="d" calcext:value-type="string">
              <text:p>d</text:p>
            </table:table-cell>
            <table:table-cell table:style-name="ce100" table:formula="of:=LEFT(TEXT([.DX5];&quot;ddd&quot;);1)" office:value-type="string" office:string-value="l" calcext:value-type="string">
              <text:p>l</text:p>
            </table:table-cell>
            <table:table-cell table:style-name="ce100" table:formula="of:=LEFT(TEXT([.DY5];&quot;ddd&quot;);1)" office:value-type="string" office:string-value="m" calcext:value-type="string">
              <text:p>m</text:p>
            </table:table-cell>
            <table:table-cell table:style-name="ce100" table:formula="of:=LEFT(TEXT([.DZ5];&quot;ddd&quot;);1)" office:value-type="string" office:string-value="m" calcext:value-type="string">
              <text:p>m</text:p>
            </table:table-cell>
            <table:table-cell table:style-name="ce100" table:formula="of:=LEFT(TEXT([.EA5];&quot;ddd&quot;);1)" office:value-type="string" office:string-value="j" calcext:value-type="string">
              <text:p>j</text:p>
            </table:table-cell>
            <table:table-cell table:style-name="ce100" table:formula="of:=LEFT(TEXT([.EB5];&quot;ddd&quot;);1)" office:value-type="string" office:string-value="v" calcext:value-type="string">
              <text:p>v</text:p>
            </table:table-cell>
            <table:table-cell table:style-name="ce100" table:formula="of:=LEFT(TEXT([.EC5];&quot;ddd&quot;);1)" office:value-type="string" office:string-value="s" calcext:value-type="string">
              <text:p>s</text:p>
            </table:table-cell>
            <table:table-cell table:style-name="ce100" table:formula="of:=LEFT(TEXT([.ED5];&quot;ddd&quot;);1)" office:value-type="string" office:string-value="d" calcext:value-type="string">
              <text:p>d</text:p>
            </table:table-cell>
            <table:table-cell table:style-name="ce100" table:formula="of:=LEFT(TEXT([.EE5];&quot;ddd&quot;);1)" office:value-type="string" office:string-value="l" calcext:value-type="string">
              <text:p>l</text:p>
            </table:table-cell>
            <table:table-cell table:style-name="ce100" table:formula="of:=LEFT(TEXT([.EF5];&quot;ddd&quot;);1)" office:value-type="string" office:string-value="m" calcext:value-type="string">
              <text:p>m</text:p>
            </table:table-cell>
            <table:table-cell table:style-name="ce100" table:formula="of:=LEFT(TEXT([.EG5];&quot;ddd&quot;);1)" office:value-type="string" office:string-value="m" calcext:value-type="string">
              <text:p>m</text:p>
            </table:table-cell>
            <table:table-cell table:style-name="ce100" table:formula="of:=LEFT(TEXT([.EH5];&quot;ddd&quot;);1)" office:value-type="string" office:string-value="j" calcext:value-type="string">
              <text:p>j</text:p>
            </table:table-cell>
            <table:table-cell table:style-name="ce100" table:formula="of:=LEFT(TEXT([.EI5];&quot;ddd&quot;);1)" office:value-type="string" office:string-value="v" calcext:value-type="string">
              <text:p>v</text:p>
            </table:table-cell>
            <table:table-cell table:style-name="ce100" table:formula="of:=LEFT(TEXT([.EJ5];&quot;ddd&quot;);1)" office:value-type="string" office:string-value="s" calcext:value-type="string">
              <text:p>s</text:p>
            </table:table-cell>
            <table:table-cell table:style-name="ce100" table:formula="of:=LEFT(TEXT([.EK5];&quot;ddd&quot;);1)" office:value-type="string" office:string-value="d" calcext:value-type="string">
              <text:p>d</text:p>
            </table:table-cell>
            <table:table-cell table:style-name="ce100" table:formula="of:=LEFT(TEXT([.EL5];&quot;ddd&quot;);1)" office:value-type="string" office:string-value="l" calcext:value-type="string">
              <text:p>l</text:p>
            </table:table-cell>
            <table:table-cell table:style-name="ce100" table:formula="of:=LEFT(TEXT([.EM5];&quot;ddd&quot;);1)" office:value-type="string" office:string-value="m" calcext:value-type="string">
              <text:p>m</text:p>
            </table:table-cell>
            <table:table-cell table:style-name="ce100" table:formula="of:=LEFT(TEXT([.EN5];&quot;ddd&quot;);1)" office:value-type="string" office:string-value="m" calcext:value-type="string">
              <text:p>m</text:p>
            </table:table-cell>
            <table:table-cell table:style-name="ce100" table:formula="of:=LEFT(TEXT([.EO5];&quot;ddd&quot;);1)" office:value-type="string" office:string-value="j" calcext:value-type="string">
              <text:p>j</text:p>
            </table:table-cell>
            <table:table-cell table:style-name="ce100" table:formula="of:=LEFT(TEXT([.EP5];&quot;ddd&quot;);1)" office:value-type="string" office:string-value="v" calcext:value-type="string">
              <text:p>v</text:p>
            </table:table-cell>
            <table:table-cell table:style-name="ce100" table:formula="of:=LEFT(TEXT([.EQ5];&quot;ddd&quot;);1)" office:value-type="string" office:string-value="s" calcext:value-type="string">
              <text:p>s</text:p>
            </table:table-cell>
            <table:table-cell table:style-name="ce100" table:formula="of:=LEFT(TEXT([.ER5];&quot;ddd&quot;);1)" office:value-type="string" office:string-value="d" calcext:value-type="string">
              <text:p>d</text:p>
            </table:table-cell>
            <table:table-cell table:style-name="ce100" table:formula="of:=LEFT(TEXT([.ES5];&quot;ddd&quot;);1)" office:value-type="string" office:string-value="l" calcext:value-type="string">
              <text:p>l</text:p>
            </table:table-cell>
            <table:table-cell table:style-name="ce100" table:formula="of:=LEFT(TEXT([.ET5];&quot;ddd&quot;);1)" office:value-type="string" office:string-value="m" calcext:value-type="string">
              <text:p>m</text:p>
            </table:table-cell>
            <table:table-cell table:style-name="ce100" table:formula="of:=LEFT(TEXT([.EU5];&quot;ddd&quot;);1)" office:value-type="string" office:string-value="m" calcext:value-type="string">
              <text:p>m</text:p>
            </table:table-cell>
            <table:table-cell table:style-name="ce100" table:formula="of:=LEFT(TEXT([.EV5];&quot;ddd&quot;);1)" office:value-type="string" office:string-value="j" calcext:value-type="string">
              <text:p>j</text:p>
            </table:table-cell>
            <table:table-cell table:style-name="ce100" table:formula="of:=LEFT(TEXT([.EW5];&quot;ddd&quot;);1)" office:value-type="string" office:string-value="v" calcext:value-type="string">
              <text:p>v</text:p>
            </table:table-cell>
            <table:table-cell table:style-name="ce100" table:formula="of:=LEFT(TEXT([.EX5];&quot;ddd&quot;);1)" office:value-type="string" office:string-value="s" calcext:value-type="string">
              <text:p>s</text:p>
            </table:table-cell>
            <table:table-cell table:style-name="ce100" table:formula="of:=LEFT(TEXT([.EY5];&quot;ddd&quot;);1)" office:value-type="string" office:string-value="d" calcext:value-type="string">
              <text:p>d</text:p>
            </table:table-cell>
            <table:table-cell table:style-name="ce100" table:formula="of:=LEFT(TEXT([.EZ5];&quot;ddd&quot;);1)" office:value-type="string" office:string-value="l" calcext:value-type="string">
              <text:p>l</text:p>
            </table:table-cell>
            <table:table-cell table:style-name="ce100" table:formula="of:=LEFT(TEXT([.FA5];&quot;ddd&quot;);1)" office:value-type="string" office:string-value="m" calcext:value-type="string">
              <text:p>m</text:p>
            </table:table-cell>
            <table:table-cell table:style-name="ce100" table:formula="of:=LEFT(TEXT([.FB5];&quot;ddd&quot;);1)" office:value-type="string" office:string-value="m" calcext:value-type="string">
              <text:p>m</text:p>
            </table:table-cell>
            <table:table-cell table:style-name="ce100" table:formula="of:=LEFT(TEXT([.FC5];&quot;ddd&quot;);1)" office:value-type="string" office:string-value="j" calcext:value-type="string">
              <text:p>j</text:p>
            </table:table-cell>
            <table:table-cell table:style-name="ce100" table:formula="of:=LEFT(TEXT([.FD5];&quot;ddd&quot;);1)" office:value-type="string" office:string-value="v" calcext:value-type="string">
              <text:p>v</text:p>
            </table:table-cell>
            <table:table-cell table:style-name="ce100" table:formula="of:=LEFT(TEXT([.FE5];&quot;ddd&quot;);1)" office:value-type="string" office:string-value="s" calcext:value-type="string">
              <text:p>s</text:p>
            </table:table-cell>
            <table:table-cell table:style-name="ce100" table:formula="of:=LEFT(TEXT([.FF5];&quot;ddd&quot;);1)" office:value-type="string" office:string-value="d" calcext:value-type="string">
              <text:p>d</text:p>
            </table:table-cell>
          </table:table-row>
        </table:table-header-rows>
        <table:table-row table:style-name="ro1">
          <table:table-cell office:value-type="string" calcext:value-type="string">
            <text:p>No elimine esta fila. Esta fila está oculta para conservar una fórmula que se usa para resaltar el día actual dentro de la programación del proyecto. </text:p>
          </table:table-cell>
          <table:table-cell/>
          <table:table-cell table:style-name="ce25"/>
          <table:table-cell table:style-name="ce42"/>
          <table:table-cell table:number-columns-repeated="3"/>
          <table:table-cell table:formula="of:=IF(OR(ISBLANK(task_start);ISBLANK(task_end));&quot;&quot;;task_end-task_start+1)">
            <text:p/>
          </table:table-cell>
          <table:table-cell table:style-name="ce101" table:number-columns-repeated="154"/>
        </table:table-row>
        <table:table-row table:style-name="ro1">
          <table:table-cell table:style-name="ce1" office:value-type="string" calcext:value-type="string">
            <text:p>La celda B8 contiene el título de ejemplo de la Fase 1. </text:p>
            <text:p>Escriba un nuevo título en la celda B8.</text:p>
            <text:p>Escriba un nombre para asignar la fase, si se aplica para el proyecto, en la celda C8.</text:p>
            <text:p>Escriba el progreso de la fase completa, si se aplica para el proyecto, en la celda D8.</text:p>
            <text:p>Escriba las fechas de inicio y finalización de la fase completa, si se aplica para el proyecto, en las celdas E8 y F8. </text:p>
            <text:p>El gráfico de Gantt rellena automáticamente las fechas adecuadas y aplica un sombreado según el progreso especificado.</text:p>
            <text:p>Para eliminar la fase y trabajar solo con las tareas, elimine esta fila.</text:p>
          </table:table-cell>
          <table:table-cell table:style-name="ce8" office:value-type="string" calcext:value-type="string">
            <text:p>Replanteo del proyecto de análisis de movilidad urbana</text:p>
          </table:table-cell>
          <table:table-cell table:style-name="ce26"/>
          <table:table-cell table:style-name="ce43"/>
          <table:table-cell table:style-name="ce73"/>
          <table:table-cell table:style-name="ce87"/>
          <table:table-cell table:style-name="ce94"/>
          <table:table-cell table:style-name="ce94" table:formula="of:=IF(OR(ISBLANK(task_start);ISBLANK(task_end));&quot;&quot;;task_end-task_start+1)">
            <text:p/>
          </table:table-cell>
          <table:table-cell table:style-name="ce101" table:number-columns-repeated="154"/>
        </table:table-row>
        <table:table-row table:style-name="ro1">
          <table:table-cell table:style-name="ce1" office:value-type="string" calcext:value-type="string">
            <text:p>La celda B9 contiene la tarea de ejemplo "Tarea 1". </text:p>
            <text:p>Escriba un nuevo nombre de tarea en la celda B9.</text:p>
            <text:p>Escriba una persona a la que asignar la tarea en la celda C9.</text:p>
            <text:p>Escriba el progreso de la tarea en la celda D9. Aparece una barra de progreso en la celda y se sombrea según el número de la celda. Por ejemplo, un progreso del 50 por ciento aplicaría sombreado a la mitad de la celda.</text:p>
            <text:p>Escriba la fecha de inicio de la tarea en la celda E9.</text:p>
            <text:p>Escriba la fecha de finalización de la tarea en la celda F9.</text:p>
            <text:p>Aparece una barra de estado con sombreado para las fechas especificadas en bloques comenzando desde la celda I9 hasta la BL9. </text:p>
          </table:table-cell>
          <table:table-cell table:style-name="ce9" office:value-type="string" calcext:value-type="string">
            <text:p>Desarrollo de diagrama de procesos </text:p>
          </table:table-cell>
          <table:table-cell table:style-name="ce27" office:value-type="string" calcext:value-type="string">
            <text:p>Jhonatan</text:p>
          </table:table-cell>
          <table:table-cell table:style-name="ce44" office:value-type="percentage" office:value="0.7" calcext:value-type="percentage">
            <text:p>70 %</text:p>
          </table:table-cell>
          <table:table-cell table:style-name="ce74" table:formula="of:=InicioDelProyecto" office:value-type="date" office:date-value="2021-01-16" calcext:value-type="date">
            <text:p>16-1-21</text:p>
          </table:table-cell>
          <table:table-cell table:style-name="ce74" table:formula="of:=[.E9]+3" office:value-type="date" office:date-value="2021-01-19" calcext:value-type="date">
            <text:p>19-1-21</text:p>
          </table:table-cell>
          <table:table-cell table:style-name="ce94"/>
          <table:table-cell table:style-name="ce94" table:formula="of:=IF(OR(ISBLANK(task_start);ISBLANK(task_end));&quot;&quot;;task_end-task_start+1)" office:value-type="float" office:value="4" calcext:value-type="float">
            <text:p>4</text:p>
          </table:table-cell>
          <table:table-cell table:style-name="ce101" table:number-columns-repeated="154"/>
        </table:table-row>
        <table:table-row table:style-name="ro1">
          <table:table-cell/>
          <table:table-cell table:style-name="ce9" office:value-type="string" calcext:value-type="string">
            <text:p>Planificación de actividades</text:p>
          </table:table-cell>
          <table:table-cell table:style-name="ce27" office:value-type="string" calcext:value-type="string">
            <text:p>Jhonatan</text:p>
          </table:table-cell>
          <table:table-cell table:style-name="ce44" office:value-type="percentage" office:value="0.8" calcext:value-type="percentage">
            <text:p>80 %</text:p>
          </table:table-cell>
          <table:table-cell table:style-name="ce74" table:formula="of:=[.F9]" office:value-type="date" office:date-value="2021-01-19" calcext:value-type="date">
            <text:p>19-1-21</text:p>
          </table:table-cell>
          <table:table-cell table:style-name="ce74" table:formula="of:=[.E10]+5" office:value-type="date" office:date-value="2021-01-24" calcext:value-type="date">
            <text:p>24-1-21</text:p>
          </table:table-cell>
          <table:table-cell table:style-name="ce94"/>
          <table:table-cell table:style-name="ce94" table:formula="of:=IF(OR(ISBLANK(task_start);ISBLANK(task_end));&quot;&quot;;task_end-task_start+1)" office:value-type="float" office:value="6" calcext:value-type="float">
            <text:p>6</text:p>
          </table:table-cell>
          <table:table-cell table:style-name="ce101" table:number-columns-repeated="154"/>
        </table:table-row>
        <table:table-row table:style-name="ro1">
          <table:table-cell table:style-name="ce1" office:value-type="string" calcext:value-type="string">
            <text:p>La celda B8 contiene el título de ejemplo de la Fase 1. </text:p>
            <text:p>Escriba un nuevo título en la celda B8.</text:p>
            <text:p>Escriba un nombre para asignar la fase, si se aplica para el proyecto, en la celda C8.</text:p>
            <text:p>Escriba el progreso de la fase completa, si se aplica para el proyecto, en la celda D8.</text:p>
            <text:p>Escriba las fechas de inicio y finalización de la fase completa, si se aplica para el proyecto, en las celdas E8 y F8. </text:p>
            <text:p>El gráfico de Gantt rellena automáticamente las fechas adecuadas y aplica un sombreado según el progreso especificado.</text:p>
            <text:p>Para eliminar la fase y trabajar solo con las tareas, elimine esta fila.</text:p>
          </table:table-cell>
          <table:table-cell table:style-name="ce10" office:value-type="string" calcext:value-type="string">
            <text:p>Identificación la oferta de transporte y generación una base estandarizada de la red vial</text:p>
          </table:table-cell>
          <table:table-cell table:style-name="ce28"/>
          <table:table-cell table:style-name="ce45"/>
          <table:table-cell table:style-name="ce75"/>
          <table:table-cell table:style-name="ce88"/>
          <table:table-cell table:style-name="ce94"/>
          <table:table-cell table:style-name="ce94" table:formula="of:=IF(OR(ISBLANK(task_start);ISBLANK(task_end));&quot;&quot;;task_end-task_start+1)">
            <text:p/>
          </table:table-cell>
          <table:table-cell table:style-name="ce101" table:number-columns-repeated="154"/>
        </table:table-row>
        <table:table-row table:style-name="ro1">
          <table:table-cell table:style-name="ce1" office:value-type="string" calcext:value-type="string">
            <text:p>La celda B9 contiene la tarea de ejemplo "Tarea 1". </text:p>
            <text:p>Escriba un nuevo nombre de tarea en la celda B9.</text:p>
            <text:p>Escriba una persona a la que asignar la tarea en la celda C9.</text:p>
            <text:p>Escriba el progreso de la tarea en la celda D9. Aparece una barra de progreso en la celda y se sombrea según el número de la celda. Por ejemplo, un progreso del 50 por ciento aplicaría sombreado a la mitad de la celda.</text:p>
            <text:p>Escriba la fecha de inicio de la tarea en la celda E9.</text:p>
            <text:p>Escriba la fecha de finalización de la tarea en la celda F9.</text:p>
            <text:p>Aparece una barra de estado con sombreado para las fechas especificadas en bloques comenzando desde la celda I9 hasta la BL9. </text:p>
          </table:table-cell>
          <table:table-cell table:style-name="ce11" office:value-type="string" calcext:value-type="string">
            <text:p>Revision de literatura, referente a las metodologias delimitacion de ciudades</text:p>
          </table:table-cell>
          <table:table-cell table:style-name="ce29" office:value-type="string" calcext:value-type="string">
            <text:p>Jhonatan</text:p>
          </table:table-cell>
          <table:table-cell table:style-name="ce46" office:value-type="percentage" office:value="1" calcext:value-type="percentage">
            <text:p>100 %</text:p>
          </table:table-cell>
          <table:table-cell table:style-name="ce76" office:value-type="date" office:date-value="2021-02-13" calcext:value-type="date">
            <text:p>13-2-21</text:p>
          </table:table-cell>
          <table:table-cell table:style-name="ce76" table:formula="of:=[.E12]+16+7+30+6+15+3+2" office:value-type="date" office:date-value="2021-05-03" calcext:value-type="date">
            <text:p>3-5-21</text:p>
          </table:table-cell>
          <table:table-cell table:style-name="ce94"/>
          <table:table-cell table:style-name="ce94" table:formula="of:=IF(OR(ISBLANK(task_start);ISBLANK(task_end));&quot;&quot;;task_end-task_start+1)" office:value-type="float" office:value="80" calcext:value-type="float">
            <text:p>80</text:p>
          </table:table-cell>
          <table:table-cell table:style-name="ce101" table:number-columns-repeated="154"/>
        </table:table-row>
        <table:table-row table:style-name="ro1">
          <table:table-cell table:style-name="ce1" office:value-type="string" calcext:value-type="string">
            <text:p>La celda B9 contiene la tarea de ejemplo "Tarea 1". </text:p>
            <text:p>Escriba un nuevo nombre de tarea en la celda B9.</text:p>
            <text:p>Escriba una persona a la que asignar la tarea en la celda C9.</text:p>
            <text:p>Escriba el progreso de la tarea en la celda D9. Aparece una barra de progreso en la celda y se sombrea según el número de la celda. Por ejemplo, un progreso del 50 por ciento aplicaría sombreado a la mitad de la celda.</text:p>
            <text:p>Escriba la fecha de inicio de la tarea en la celda E9.</text:p>
            <text:p>Escriba la fecha de finalización de la tarea en la celda F9.</text:p>
            <text:p>Aparece una barra de estado con sombreado para las fechas especificadas en bloques comenzando desde la celda I9 hasta la BL9. </text:p>
          </table:table-cell>
          <table:table-cell table:style-name="ce11" office:value-type="string" calcext:value-type="string">
            <text:p>Procesar datos de población y extraer el polígono que delimita el área de interés - software -R</text:p>
          </table:table-cell>
          <table:table-cell table:style-name="ce29" office:value-type="string" calcext:value-type="string">
            <text:p>Jhonatan</text:p>
          </table:table-cell>
          <table:table-cell table:style-name="ce47" office:value-type="percentage" office:value="1" calcext:value-type="percentage">
            <text:p>100 %</text:p>
          </table:table-cell>
          <table:table-cell table:style-name="ce76" office:value-type="date" office:date-value="2021-03-29" calcext:value-type="date">
            <text:p>29-3-21</text:p>
          </table:table-cell>
          <table:table-cell table:style-name="ce76" table:formula="of:=[.E13]+5+15+8+1" office:value-type="date" office:date-value="2021-04-27" calcext:value-type="date">
            <text:p>27-4-21</text:p>
          </table:table-cell>
          <table:table-cell table:style-name="ce94"/>
          <table:table-cell table:style-name="ce94" table:formula="of:=IF(OR(ISBLANK(task_start);ISBLANK(task_end));&quot;&quot;;task_end-task_start+1)" office:value-type="float" office:value="30" calcext:value-type="float">
            <text:p>30</text:p>
          </table:table-cell>
          <table:table-cell table:style-name="ce102" table:number-columns-repeated="154"/>
        </table:table-row>
        <table:table-row table:style-name="ro1">
          <table:table-cell table:style-name="ce1" office:value-type="string" calcext:value-type="string">
            <text:p>Las filas de la 10 a la 13 repiten el patrón de la fila 9. </text:p>
            <text:p>Repita las instrucciones de la celda A9 para todas las filas de tareas en esta hoja de cálculo. Sobrescriba los datos de ejemplo.</text:p>
            <text:p>Un ejemplo de otra fase empieza en la celda A14. </text:p>
            <text:p>Continue escribiendo tareas en las celdas de la A10 a la A13 o vaya a la celda A14 para obtener más información.</text:p>
          </table:table-cell>
          <table:table-cell table:style-name="ce11" office:value-type="string" calcext:value-type="string">
            <text:p>Extraer la red vial de la area de interés - Openstreetmap</text:p>
          </table:table-cell>
          <table:table-cell table:style-name="ce29" office:value-type="string" calcext:value-type="string">
            <text:p>Jhonatan</text:p>
          </table:table-cell>
          <table:table-cell table:style-name="ce46" office:value-type="percentage" office:value="1" calcext:value-type="percentage">
            <text:p>100 %</text:p>
          </table:table-cell>
          <table:table-cell table:style-name="ce76" table:formula="of:=[.F12]+1" office:value-type="date" office:date-value="2021-05-04" calcext:value-type="date">
            <text:p>4-5-21</text:p>
          </table:table-cell>
          <table:table-cell table:style-name="ce76" table:formula="of:=[.E14]+8+1" office:value-type="date" office:date-value="2021-05-13" calcext:value-type="date">
            <text:p>13-5-21</text:p>
          </table:table-cell>
          <table:table-cell table:style-name="ce94"/>
          <table:table-cell table:style-name="ce94" table:formula="of:=IF(OR(ISBLANK(task_start);ISBLANK(task_end));&quot;&quot;;task_end-task_start+1)" office:value-type="float" office:value="10" calcext:value-type="float">
            <text:p>10</text:p>
          </table:table-cell>
          <table:table-cell table:style-name="ce101" table:number-columns-repeated="12"/>
          <table:table-cell table:style-name="ce119" table:number-columns-repeated="2"/>
          <table:table-cell table:style-name="ce101" table:number-columns-repeated="140"/>
        </table:table-row>
        <table:table-row table:style-name="ro1">
          <table:table-cell/>
          <table:table-cell table:style-name="ce11" office:value-type="string" calcext:value-type="string">
            <text:p>Delimitar de la ciudad en base al polígono extraído - software R</text:p>
          </table:table-cell>
          <table:table-cell table:style-name="ce29" office:value-type="string" calcext:value-type="string">
            <text:p>Jhonatan</text:p>
          </table:table-cell>
          <table:table-cell table:style-name="ce46" office:value-type="percentage" office:value="0.5" calcext:value-type="percentage">
            <text:p>50 %</text:p>
          </table:table-cell>
          <table:table-cell table:style-name="ce76" table:formula="of:=[.F14]+1" office:value-type="date" office:date-value="2021-05-14" calcext:value-type="date">
            <text:p>14-5-21</text:p>
          </table:table-cell>
          <table:table-cell table:style-name="ce76" table:formula="of:=[.E15]+4+2" office:value-type="date" office:date-value="2021-05-20" calcext:value-type="date">
            <text:p>20-5-21</text:p>
          </table:table-cell>
          <table:table-cell table:style-name="ce94"/>
          <table:table-cell table:style-name="ce94" table:formula="of:=IF(OR(ISBLANK(task_start);ISBLANK(task_end));&quot;&quot;;task_end-task_start+1)" office:value-type="float" office:value="7" calcext:value-type="float">
            <text:p>7</text:p>
          </table:table-cell>
          <table:table-cell table:style-name="ce101" table:number-columns-repeated="154"/>
        </table:table-row>
        <table:table-row table:style-name="ro1">
          <table:table-cell/>
          <table:table-cell table:style-name="ce11" office:value-type="string" calcext:value-type="string">
            <text:p>Análisis exploratorio y correcciones</text:p>
          </table:table-cell>
          <table:table-cell table:style-name="ce29" office:value-type="string" calcext:value-type="string">
            <text:p>Jhonatan</text:p>
          </table:table-cell>
          <table:table-cell table:style-name="ce48" office:value-type="percentage" office:value="0.5" calcext:value-type="percentage">
            <text:p>50 %</text:p>
          </table:table-cell>
          <table:table-cell table:style-name="ce76" table:formula="of:=[.F13]+1" office:value-type="date" office:date-value="2021-04-28" calcext:value-type="date">
            <text:p>28-4-21</text:p>
          </table:table-cell>
          <table:table-cell table:style-name="ce76" office:value-type="date" office:date-value="2021-05-22" calcext:value-type="date">
            <text:p>22-5-21</text:p>
          </table:table-cell>
          <table:table-cell table:style-name="ce94"/>
          <table:table-cell table:style-name="ce94" table:formula="of:=IF(OR(ISBLANK(task_start);ISBLANK(task_end));&quot;&quot;;task_end-task_start+1)" office:value-type="float" office:value="25" calcext:value-type="float">
            <text:p>25</text:p>
          </table:table-cell>
          <table:table-cell table:style-name="ce103" table:number-columns-repeated="16"/>
          <table:table-cell table:style-name="ce120"/>
          <table:table-cell table:style-name="ce103" table:number-columns-repeated="137"/>
        </table:table-row>
        <table:table-row table:style-name="ro1">
          <table:table-cell/>
          <table:table-cell table:style-name="ce11" office:value-type="string" calcext:value-type="string">
            <text:p>Redacción del informe final </text:p>
          </table:table-cell>
          <table:table-cell table:style-name="ce29" office:value-type="string" calcext:value-type="string">
            <text:p>Jhonatan</text:p>
          </table:table-cell>
          <table:table-cell table:style-name="ce46" office:value-type="percentage" office:value="0.8" calcext:value-type="percentage">
            <text:p>80 %</text:p>
          </table:table-cell>
          <table:table-cell table:style-name="ce76" table:formula="of:=[.E12]" office:value-type="date" office:date-value="2021-02-13" calcext:value-type="date">
            <text:p>13-2-21</text:p>
          </table:table-cell>
          <table:table-cell table:style-name="ce76" table:formula="of:=[.F16]+1+1" office:value-type="date" office:date-value="2021-05-24" calcext:value-type="date">
            <text:p>24-5-21</text:p>
          </table:table-cell>
          <table:table-cell table:style-name="ce94"/>
          <table:table-cell table:style-name="ce94" table:formula="of:=IF(OR(ISBLANK(task_start);ISBLANK(task_end));&quot;&quot;;task_end-task_start+1)" office:value-type="float" office:value="101" calcext:value-type="float">
            <text:p>101</text:p>
          </table:table-cell>
          <table:table-cell table:style-name="ce101" table:number-columns-repeated="16"/>
          <table:table-cell table:style-name="ce119"/>
          <table:table-cell table:style-name="ce101" table:number-columns-repeated="137"/>
        </table:table-row>
        <table:table-row table:style-name="ro1">
          <table:table-cell table:style-name="ce1" office:value-type="string" calcext:value-type="string">
            <text:p>La celda a la derecha contiene el título de ejemplo de la Fase 2. </text:p>
            <text:p>Puede crear una nueva fase en cualquier momento en la columna B. Esta programación de proyecto no necesita fases. Para quitar la fase, basta con eliminar la fila.</text:p>
            <text:p>Para crear un bloque de fase nuevo en esta fila, escriba un nuevo título en la celda a la derecha.</text:p>
            <text:p>Para continuar agregando tareas a la fase anterior, escriba una nueva fila encima de esta y rellene los datos de la tarea como se explica en la celda A9.</text:p>
            <text:p>Actualice los detalles de la fase en la celda a la derecha como se explica en la celda A8.</text:p>
            <text:p>Continúe navegando por las celdas de la columna A para obtener más información.</text:p>
            <text:p>Si no ha agregado nuevas filas en esta hoja de cálculo, verá que se han creado automáticamente 2 bloques de fase de ejemplo adicionales en las celdas B20 y B26. En caso contrario, desplácese por las celdas de la columna A para buscar los bloques adicionales. </text:p>
            <text:p>Repita las instrucciones de las celdas A8 y A9 cuando lo necesite.</text:p>
          </table:table-cell>
          <table:table-cell table:style-name="ce12" office:value-type="string" calcext:value-type="string">
            <text:p>Construir zonas de transito para el área de estudio</text:p>
          </table:table-cell>
          <table:table-cell table:style-name="ce30"/>
          <table:table-cell table:style-name="ce49"/>
          <table:table-cell table:style-name="ce77"/>
          <table:table-cell table:style-name="ce89"/>
          <table:table-cell table:style-name="ce94"/>
          <table:table-cell table:style-name="ce94" table:formula="of:=IF(OR(ISBLANK(task_start);ISBLANK(task_end));&quot;&quot;;task_end-task_start+1)">
            <text:p/>
          </table:table-cell>
          <table:table-cell table:style-name="ce101" table:number-columns-repeated="154"/>
        </table:table-row>
        <table:table-row table:style-name="ro1">
          <table:table-cell table:style-name="ce1"/>
          <table:table-cell table:style-name="ce13" office:value-type="string" calcext:value-type="string">
            <text:p>Revision de literatura, referente a las metodologias usadas para definir zonas de transito</text:p>
          </table:table-cell>
          <table:table-cell table:style-name="ce31" office:value-type="string" calcext:value-type="string">
            <text:p>Jhonatan</text:p>
          </table:table-cell>
          <table:table-cell table:style-name="ce50" office:value-type="percentage" office:value="1" calcext:value-type="percentage">
            <text:p>100 %</text:p>
          </table:table-cell>
          <table:table-cell table:style-name="ce78" office:value-type="date" office:date-value="2021-01-18" calcext:value-type="date">
            <text:p>18-1-21</text:p>
          </table:table-cell>
          <table:table-cell table:style-name="ce78" table:formula="of:=[.E19]+27+13" office:value-type="date" office:date-value="2021-02-27" calcext:value-type="date">
            <text:p>27-2-21</text:p>
          </table:table-cell>
          <table:table-cell table:style-name="ce94"/>
          <table:table-cell table:style-name="ce94" table:formula="of:=IF(OR(ISBLANK(task_start);ISBLANK(task_end));&quot;&quot;;task_end-task_start+1)" office:value-type="float" office:value="41" calcext:value-type="float">
            <text:p>41</text:p>
          </table:table-cell>
          <table:table-cell table:style-name="ce101" table:number-columns-repeated="154"/>
        </table:table-row>
        <table:table-row table:style-name="ro1">
          <table:table-cell table:style-name="ce1"/>
          <table:table-cell table:style-name="ce13" office:value-type="string" calcext:value-type="string">
            <text:p>Metodología para definir las zonas de análisis de transito usando datos de fuentes secundarias "Proxys of trips"</text:p>
          </table:table-cell>
          <table:table-cell table:style-name="ce31" office:value-type="string" calcext:value-type="string">
            <text:p>José-Erick-Jhonatan</text:p>
          </table:table-cell>
          <table:table-cell table:style-name="ce51" office:value-type="percentage" office:value="1" calcext:value-type="percentage">
            <text:p>100 %</text:p>
          </table:table-cell>
          <table:table-cell table:style-name="ce78" table:formula="of:=[.F19]-9" office:value-type="date" office:date-value="2021-02-18" calcext:value-type="date">
            <text:p>18-2-21</text:p>
          </table:table-cell>
          <table:table-cell table:style-name="ce78" table:formula="of:=[.E20]+5+5+1+2" office:value-type="date" office:date-value="2021-03-03" calcext:value-type="date">
            <text:p>3-3-21</text:p>
          </table:table-cell>
          <table:table-cell table:style-name="ce94"/>
          <table:table-cell table:style-name="ce94" table:formula="of:=IF(OR(ISBLANK(task_start);ISBLANK(task_end));&quot;&quot;;task_end-task_start+1)" office:value-type="float" office:value="14" calcext:value-type="float">
            <text:p>14</text:p>
          </table:table-cell>
          <table:table-cell table:style-name="ce104" table:number-columns-repeated="154"/>
        </table:table-row>
        <table:table-row table:style-name="ro1">
          <table:table-cell table:style-name="ce1"/>
          <table:table-cell table:style-name="ce13" office:value-type="string" calcext:value-type="string">
            <text:p>Documentacion de metodologia </text:p>
          </table:table-cell>
          <table:table-cell table:style-name="ce31" office:value-type="string" calcext:value-type="string">
            <text:p>Jhonatan</text:p>
          </table:table-cell>
          <table:table-cell table:style-name="ce51" office:value-type="percentage" office:value="1" calcext:value-type="percentage">
            <text:p>100 %</text:p>
          </table:table-cell>
          <table:table-cell table:style-name="ce78" table:formula="of:=[.F20]-5-1" office:value-type="date" office:date-value="2021-02-25" calcext:value-type="date">
            <text:p>25-2-21</text:p>
          </table:table-cell>
          <table:table-cell table:style-name="ce78" table:formula="of:=[.E21]+4+1+1" office:value-type="date" office:date-value="2021-03-03" calcext:value-type="date">
            <text:p>3-3-21</text:p>
          </table:table-cell>
          <table:table-cell table:style-name="ce94" table:number-columns-repeated="2"/>
          <table:table-cell table:style-name="ce104" table:number-columns-repeated="154"/>
        </table:table-row>
        <table:table-row table:style-name="ro1">
          <table:table-cell/>
          <table:table-cell table:style-name="ce13" office:value-type="string" calcext:value-type="string">
            <text:p>Recoleccion de datos secundarios que ayudaran a definir las zonas de transito </text:p>
          </table:table-cell>
          <table:table-cell table:style-name="ce31" office:value-type="string" calcext:value-type="string">
            <text:p>Jhonatan</text:p>
          </table:table-cell>
          <table:table-cell table:style-name="ce50" office:value-type="percentage" office:value="1" calcext:value-type="percentage">
            <text:p>100 %</text:p>
          </table:table-cell>
          <table:table-cell table:style-name="ce78" table:formula="of:=[.F21]" office:value-type="date" office:date-value="2021-03-03" calcext:value-type="date">
            <text:p>3-3-21</text:p>
          </table:table-cell>
          <table:table-cell table:style-name="ce78" table:formula="of:=[.E22]+28" office:value-type="date" office:date-value="2021-03-31" calcext:value-type="date">
            <text:p>31-3-21</text:p>
          </table:table-cell>
          <table:table-cell table:style-name="ce94"/>
          <table:table-cell table:style-name="ce94" table:formula="of:=IF(OR(ISBLANK(task_start);ISBLANK(task_end));&quot;&quot;;task_end-task_start+1)" office:value-type="float" office:value="29" calcext:value-type="float">
            <text:p>29</text:p>
          </table:table-cell>
          <table:table-cell table:style-name="ce101" table:number-columns-repeated="12"/>
          <table:table-cell table:style-name="ce119" table:number-columns-repeated="2"/>
          <table:table-cell table:style-name="ce101" table:number-columns-repeated="140"/>
        </table:table-row>
        <table:table-row table:style-name="ro1">
          <table:table-cell table:style-name="ce1"/>
          <table:table-cell table:style-name="ce13" office:value-type="string" calcext:value-type="string">
            <text:p>Creacion de las zonas de transito según la metodologia elegida</text:p>
          </table:table-cell>
          <table:table-cell table:style-name="ce31" office:value-type="string" calcext:value-type="string">
            <text:p>José-Erick-Jhonatan</text:p>
          </table:table-cell>
          <table:table-cell table:style-name="ce52" office:value-type="percentage" office:value="0" calcext:value-type="percentage">
            <text:p>0 %</text:p>
          </table:table-cell>
          <table:table-cell table:style-name="ce78" table:formula="of:=[.F16]+3" office:value-type="date" office:date-value="2021-05-25" calcext:value-type="date">
            <text:p>25-5-21</text:p>
          </table:table-cell>
          <table:table-cell table:style-name="ce78" table:formula="of:=[.E23]+4" office:value-type="date" office:date-value="2021-05-29" calcext:value-type="date">
            <text:p>29-5-21</text:p>
          </table:table-cell>
          <table:table-cell table:style-name="ce94"/>
          <table:table-cell table:style-name="ce94" table:formula="of:=IF(OR(ISBLANK(task_start);ISBLANK(task_end));&quot;&quot;;task_end-task_start+1)" office:value-type="float" office:value="5" calcext:value-type="float">
            <text:p>5</text:p>
          </table:table-cell>
          <table:table-cell table:style-name="ce105" table:number-columns-repeated="154"/>
        </table:table-row>
        <table:table-row table:style-name="ro1">
          <table:table-cell table:style-name="ce1"/>
          <table:table-cell table:style-name="ce13" office:value-type="string" calcext:value-type="string">
            <text:p>Evaluación y corrección de zonas de transito definidas</text:p>
          </table:table-cell>
          <table:table-cell table:style-name="ce31" office:value-type="string" calcext:value-type="string">
            <text:p>José-Erick-Jhonatan</text:p>
          </table:table-cell>
          <table:table-cell table:style-name="ce53" office:value-type="percentage" office:value="0" calcext:value-type="percentage">
            <text:p>0 %</text:p>
          </table:table-cell>
          <table:table-cell table:style-name="ce78" table:formula="of:=[.F23]+3" office:value-type="date" office:date-value="2021-06-01" calcext:value-type="date">
            <text:p>1-6-21</text:p>
          </table:table-cell>
          <table:table-cell table:style-name="ce78" table:formula="of:=[.E24]+2" office:value-type="date" office:date-value="2021-06-03" calcext:value-type="date">
            <text:p>3-6-21</text:p>
          </table:table-cell>
          <table:table-cell table:style-name="ce94" table:number-columns-repeated="2"/>
          <table:table-cell table:style-name="ce105" table:number-columns-repeated="154"/>
        </table:table-row>
        <table:table-row table:style-name="ro1" table:visibility="collapse">
          <table:table-cell table:style-name="ce1"/>
          <table:table-cell table:style-name="ce13" office:value-type="string" calcext:value-type="string">
            <text:p>Metodologia para definir las zonas de analisis de transito usando datos de viajes</text:p>
          </table:table-cell>
          <table:table-cell table:style-name="ce31" office:value-type="string" calcext:value-type="string">
            <text:p>José-Erick-Jhonatan</text:p>
          </table:table-cell>
          <table:table-cell table:style-name="ce54" office:value-type="percentage" office:value="0" calcext:value-type="percentage">
            <text:p>0 %</text:p>
          </table:table-cell>
          <table:table-cell table:style-name="ce78" table:formula="of:=[.F24]+1" office:value-type="date" office:date-value="2021-06-04" calcext:value-type="date">
            <text:p>4-6-21</text:p>
          </table:table-cell>
          <table:table-cell table:style-name="ce78" table:formula="of:=[.E25]+3" office:value-type="date" office:date-value="2021-06-07" calcext:value-type="date">
            <text:p>7-6-21</text:p>
          </table:table-cell>
          <table:table-cell table:style-name="ce94"/>
          <table:table-cell table:style-name="ce94" table:formula="of:=IF(OR(ISBLANK(task_start);ISBLANK(task_end));&quot;&quot;;task_end-task_start+1)" office:value-type="float" office:value="4" calcext:value-type="float">
            <text:p>4</text:p>
          </table:table-cell>
          <table:table-cell table:style-name="ce106" table:number-columns-repeated="112"/>
          <table:table-cell table:number-columns-repeated="42"/>
        </table:table-row>
        <table:table-row table:style-name="ro1">
          <table:table-cell table:style-name="ce1"/>
          <table:table-cell table:style-name="ce13" office:value-type="string" calcext:value-type="string">
            <text:p>Redaccion del informe final </text:p>
          </table:table-cell>
          <table:table-cell table:style-name="ce31" office:value-type="string" calcext:value-type="string">
            <text:p>Jhonatan</text:p>
          </table:table-cell>
          <table:table-cell table:style-name="ce55" office:value-type="percentage" office:value="0.7" calcext:value-type="percentage">
            <text:p>70 %</text:p>
          </table:table-cell>
          <table:table-cell table:style-name="ce78" table:formula="of:=[.E19]" office:value-type="date" office:date-value="2021-01-18" calcext:value-type="date">
            <text:p>18-1-21</text:p>
          </table:table-cell>
          <table:table-cell table:style-name="ce78" table:formula="of:=[.F24]+2" office:value-type="date" office:date-value="2021-06-05" calcext:value-type="date">
            <text:p>5-6-21</text:p>
          </table:table-cell>
          <table:table-cell table:style-name="ce94" table:number-columns-repeated="2"/>
          <table:table-cell table:style-name="ce107" table:number-columns-repeated="154"/>
        </table:table-row>
        <table:table-row table:style-name="ro1" table:visibility="collapse">
          <table:table-cell/>
          <table:table-cell table:style-name="ce13" office:value-type="string" calcext:value-type="string">
            <text:p>Tarea 5</text:p>
          </table:table-cell>
          <table:table-cell table:style-name="ce31"/>
          <table:table-cell table:style-name="ce50"/>
          <table:table-cell table:style-name="ce78" table:formula="of:=#REF!" office:value-type="string" office:string-value="" calcext:value-type="error">
            <text:p>#¡REF!</text:p>
          </table:table-cell>
          <table:table-cell table:style-name="ce78" table:formula="of:=[.E27]+3" office:value-type="string" office:string-value="" calcext:value-type="error">
            <text:p>#¡REF!</text:p>
          </table:table-cell>
          <table:table-cell table:style-name="ce94"/>
          <table:table-cell table:style-name="ce94" table:formula="of:=IF(OR(ISBLANK(task_start);ISBLANK(task_end));&quot;&quot;;task_end-task_start+1)" office:value-type="string" office:string-value="" calcext:value-type="error">
            <text:p>#¡REF!</text:p>
          </table:table-cell>
          <table:table-cell table:style-name="ce101" table:number-columns-repeated="112"/>
          <table:table-cell table:number-columns-repeated="42"/>
        </table:table-row>
        <table:table-row table:style-name="ro1">
          <table:table-cell office:value-type="string" calcext:value-type="string">
            <text:p>Bloque de título fase de ejemplo</text:p>
          </table:table-cell>
          <table:table-cell table:style-name="ce14" office:value-type="string" calcext:value-type="string">
            <text:p>Creación de base de datos proveniente del aplicativo móvil y sensores de transito</text:p>
          </table:table-cell>
          <table:table-cell table:style-name="ce32"/>
          <table:table-cell table:style-name="ce56"/>
          <table:table-cell table:style-name="ce79"/>
          <table:table-cell table:style-name="ce90"/>
          <table:table-cell table:style-name="ce94"/>
          <table:table-cell table:style-name="ce94" table:formula="of:=IF(OR(ISBLANK(task_start);ISBLANK(task_end));&quot;&quot;;task_end-task_start+1)">
            <text:p/>
          </table:table-cell>
          <table:table-cell table:style-name="ce101" table:number-columns-repeated="154"/>
        </table:table-row>
        <table:table-row table:style-name="ro1">
          <table:table-cell/>
          <table:table-cell table:style-name="ce15" office:value-type="string" calcext:value-type="string">
            <text:p>Desarrollo de metodologia para convertir los datos de latitud y longitud a viajes </text:p>
          </table:table-cell>
          <table:table-cell table:style-name="ce33" office:value-type="string" calcext:value-type="string">
            <text:p>José-Erick-Jhonatan</text:p>
          </table:table-cell>
          <table:table-cell table:style-name="ce57" office:value-type="percentage" office:value="0" calcext:value-type="percentage">
            <text:p>0 %</text:p>
          </table:table-cell>
          <table:table-cell table:style-name="ce80" office:value-type="date" office:date-value="2021-01-25" calcext:value-type="date">
            <text:p>25-1-21</text:p>
          </table:table-cell>
          <table:table-cell table:style-name="ce80" table:formula="of:=[.E29]+6" office:value-type="date" office:date-value="2021-01-31" calcext:value-type="date">
            <text:p>31-1-21</text:p>
          </table:table-cell>
          <table:table-cell table:style-name="ce94"/>
          <table:table-cell table:style-name="ce94" table:formula="of:=IF(OR(ISBLANK(task_start);ISBLANK(task_end));&quot;&quot;;task_end-task_start+1)" office:value-type="float" office:value="7" calcext:value-type="float">
            <text:p>7</text:p>
          </table:table-cell>
          <table:table-cell table:style-name="ce108" table:number-columns-repeated="154"/>
        </table:table-row>
        <table:table-row table:style-name="ro1">
          <table:table-cell/>
          <table:table-cell table:style-name="ce15" office:value-type="string" calcext:value-type="string">
            <text:p>Desarrollo de metodologia para construir la matriz OD muestral</text:p>
          </table:table-cell>
          <table:table-cell table:style-name="ce33" office:value-type="string" calcext:value-type="string">
            <text:p>Erick</text:p>
          </table:table-cell>
          <table:table-cell table:style-name="ce57" office:value-type="percentage" office:value="0" calcext:value-type="percentage">
            <text:p>0 %</text:p>
          </table:table-cell>
          <table:table-cell table:style-name="ce80" table:formula="of:=[.E29]" office:value-type="date" office:date-value="2021-01-25" calcext:value-type="date">
            <text:p>25-1-21</text:p>
          </table:table-cell>
          <table:table-cell table:style-name="ce80" table:formula="of:=[.E30]+6" office:value-type="date" office:date-value="2021-01-31" calcext:value-type="date">
            <text:p>31-1-21</text:p>
          </table:table-cell>
          <table:table-cell table:style-name="ce94" table:number-columns-repeated="2"/>
          <table:table-cell table:style-name="ce108" table:number-columns-repeated="154"/>
        </table:table-row>
        <table:table-row table:style-name="ro1">
          <table:table-cell/>
          <table:table-cell table:style-name="ce15" office:value-type="string" calcext:value-type="string">
            <text:p>Desarrollo de metodologia para estimar la matriz OD poblacional a partir de la matriz OD muestral e informacion socio-demografica</text:p>
          </table:table-cell>
          <table:table-cell table:style-name="ce33" office:value-type="string" calcext:value-type="string">
            <text:p>Erick</text:p>
          </table:table-cell>
          <table:table-cell table:style-name="ce58" office:value-type="percentage" office:value="0" calcext:value-type="percentage">
            <text:p>0 %</text:p>
          </table:table-cell>
          <table:table-cell table:style-name="ce80" office:value-type="date" office:date-value="2021-01-25" calcext:value-type="date">
            <text:p>25-1-21</text:p>
          </table:table-cell>
          <table:table-cell table:style-name="ce80" table:formula="of:=[.E31]+12" office:value-type="date" office:date-value="2021-02-06" calcext:value-type="date">
            <text:p>6-2-21</text:p>
          </table:table-cell>
          <table:table-cell table:style-name="ce94"/>
          <table:table-cell table:style-name="ce94" table:formula="of:=IF(OR(ISBLANK(task_start);ISBLANK(task_end));&quot;&quot;;task_end-task_start+1)" office:value-type="float" office:value="13" calcext:value-type="float">
            <text:p>13</text:p>
          </table:table-cell>
          <table:table-cell table:style-name="ce109" table:number-columns-repeated="154"/>
        </table:table-row>
        <table:table-row table:style-name="ro3">
          <table:table-cell/>
          <table:table-cell table:style-name="ce15" office:value-type="string" calcext:value-type="string">
            <text:p>Evaluar medidas y proponer metodologias para evitar posibles sesgos al momento de recolectar los datos de los aplicativos moviles y sensores</text:p>
          </table:table-cell>
          <table:table-cell table:style-name="ce33" office:value-type="string" calcext:value-type="string">
            <text:p>José-Erick-Jhonatan</text:p>
          </table:table-cell>
          <table:table-cell table:style-name="ce59" office:value-type="percentage" office:value="0" calcext:value-type="percentage">
            <text:p>0 %</text:p>
          </table:table-cell>
          <table:table-cell table:style-name="ce80" table:formula="of:=[.F29]+1" office:value-type="date" office:date-value="2021-02-01" calcext:value-type="date">
            <text:p>1-2-21</text:p>
          </table:table-cell>
          <table:table-cell table:style-name="ce80" table:formula="of:=[.E32]+3" office:value-type="date" office:date-value="2021-02-04" calcext:value-type="date">
            <text:p>4-2-21</text:p>
          </table:table-cell>
          <table:table-cell table:style-name="ce94"/>
          <table:table-cell table:style-name="ce94" table:formula="of:=IF(OR(ISBLANK(task_start);ISBLANK(task_end));&quot;&quot;;task_end-task_start+1)" office:value-type="float" office:value="4" calcext:value-type="float">
            <text:p>4</text:p>
          </table:table-cell>
          <table:table-cell table:style-name="ce110" table:number-columns-repeated="154"/>
        </table:table-row>
        <table:table-row table:style-name="ro1">
          <table:table-cell/>
          <table:table-cell table:style-name="ce15" office:value-type="string" calcext:value-type="string">
            <text:p>Definir datos que se recolectaran de los aplicativos moviles y sensores de transito </text:p>
          </table:table-cell>
          <table:table-cell table:style-name="ce33" office:value-type="string" calcext:value-type="string">
            <text:p>Jhonatan</text:p>
          </table:table-cell>
          <table:table-cell table:style-name="ce60" office:value-type="percentage" office:value="0" calcext:value-type="percentage">
            <text:p>0 %</text:p>
          </table:table-cell>
          <table:table-cell table:style-name="ce80" table:formula="of:=[.F29]+1" office:value-type="date" office:date-value="2021-02-01" calcext:value-type="date">
            <text:p>1-2-21</text:p>
          </table:table-cell>
          <table:table-cell table:style-name="ce80" table:formula="of:=[.E33]+1" office:value-type="date" office:date-value="2021-02-02" calcext:value-type="date">
            <text:p>2-2-21</text:p>
          </table:table-cell>
          <table:table-cell table:style-name="ce94"/>
          <table:table-cell table:style-name="ce94" table:formula="of:=IF(OR(ISBLANK(task_start);ISBLANK(task_end));&quot;&quot;;task_end-task_start+1)" office:value-type="float" office:value="2" calcext:value-type="float">
            <text:p>2</text:p>
          </table:table-cell>
          <table:table-cell table:style-name="ce111" table:number-columns-repeated="154"/>
        </table:table-row>
        <table:table-row table:style-name="ro1">
          <table:table-cell/>
          <table:table-cell table:style-name="ce15" office:value-type="string" calcext:value-type="string">
            <text:p>Desarrollo de metodologia para imputacion de datos faltantes de los datos y luego de procesarlos</text:p>
          </table:table-cell>
          <table:table-cell table:style-name="ce33" office:value-type="string" calcext:value-type="string">
            <text:p>Jhonatan</text:p>
          </table:table-cell>
          <table:table-cell table:style-name="ce60" office:value-type="percentage" office:value="0" calcext:value-type="percentage">
            <text:p>0 %</text:p>
          </table:table-cell>
          <table:table-cell table:style-name="ce80" table:formula="of:=[.F33]+1" office:value-type="date" office:date-value="2021-02-03" calcext:value-type="date">
            <text:p>3-2-21</text:p>
          </table:table-cell>
          <table:table-cell table:style-name="ce80" table:formula="of:=[.E34]+2" office:value-type="date" office:date-value="2021-02-05" calcext:value-type="date">
            <text:p>5-2-21</text:p>
          </table:table-cell>
          <table:table-cell table:style-name="ce94" table:number-columns-repeated="2"/>
          <table:table-cell table:style-name="ce111" table:number-columns-repeated="154"/>
        </table:table-row>
        <table:table-row table:style-name="ro1">
          <table:table-cell/>
          <table:table-cell table:style-name="ce15" office:value-type="string" calcext:value-type="string">
            <text:p>Desarrollo de una metodologia de muestreo para el aplicativo movil y sensores de transito</text:p>
          </table:table-cell>
          <table:table-cell table:style-name="ce33" office:value-type="string" calcext:value-type="string">
            <text:p>José-Erick-Jhonatan</text:p>
          </table:table-cell>
          <table:table-cell table:style-name="ce61" office:value-type="percentage" office:value="0" calcext:value-type="percentage">
            <text:p>0 %</text:p>
          </table:table-cell>
          <table:table-cell table:style-name="ce80" table:formula="of:=[.F25]+1" office:value-type="date" office:date-value="2021-06-08" calcext:value-type="date">
            <text:p>8-6-21</text:p>
          </table:table-cell>
          <table:table-cell table:style-name="ce80" table:formula="of:=[.E35]+5" office:value-type="date" office:date-value="2021-06-13" calcext:value-type="date">
            <text:p>13-6-21</text:p>
          </table:table-cell>
          <table:table-cell table:style-name="ce94" table:number-columns-repeated="2"/>
          <table:table-cell table:style-name="ce101" table:number-columns-repeated="154"/>
        </table:table-row>
        <table:table-row table:style-name="ro1">
          <table:table-cell/>
          <table:table-cell table:style-name="ce16" office:value-type="string" calcext:value-type="string">
            <text:p>Formular propuesta de convenio con empresas que recolectan datos GPS y usan sensores de transito</text:p>
          </table:table-cell>
          <table:table-cell table:style-name="ce33" office:value-type="string" calcext:value-type="string">
            <text:p>Jhonatan</text:p>
          </table:table-cell>
          <table:table-cell table:style-name="ce62" office:value-type="percentage" office:value="0" calcext:value-type="percentage">
            <text:p>0 %</text:p>
          </table:table-cell>
          <table:table-cell table:style-name="ce80" table:formula="of:=[.F35]+1" office:value-type="date" office:date-value="2021-06-14" calcext:value-type="date">
            <text:p>14-6-21</text:p>
          </table:table-cell>
          <table:table-cell table:style-name="ce80" table:formula="of:=[.E36]+2" office:value-type="date" office:date-value="2021-06-16" calcext:value-type="date">
            <text:p>16-6-21</text:p>
          </table:table-cell>
          <table:table-cell table:style-name="ce94"/>
          <table:table-cell table:style-name="ce94" table:formula="of:=IF(OR(ISBLANK(task_start);ISBLANK(task_end));&quot;&quot;;task_end-task_start+1)" office:value-type="float" office:value="3" calcext:value-type="float">
            <text:p>3</text:p>
          </table:table-cell>
          <table:table-cell table:style-name="ce112" table:number-columns-repeated="154"/>
        </table:table-row>
        <table:table-row table:style-name="ro1">
          <table:table-cell/>
          <table:table-cell table:style-name="ce16" office:value-type="string" calcext:value-type="string">
            <text:p>Validacion interna de socios - IPLE</text:p>
          </table:table-cell>
          <table:table-cell table:style-name="ce33" office:value-type="string" calcext:value-type="string">
            <text:p>Jhonatan</text:p>
          </table:table-cell>
          <table:table-cell table:style-name="ce62" office:value-type="percentage" office:value="0" calcext:value-type="percentage">
            <text:p>0 %</text:p>
          </table:table-cell>
          <table:table-cell table:style-name="ce80" table:formula="of:=[.F36]+1" office:value-type="date" office:date-value="2021-06-17" calcext:value-type="date">
            <text:p>17-6-21</text:p>
          </table:table-cell>
          <table:table-cell table:style-name="ce80" table:formula="of:=[.E37]" office:value-type="date" office:date-value="2021-06-17" calcext:value-type="date">
            <text:p>17-6-21</text:p>
          </table:table-cell>
          <table:table-cell table:style-name="ce94" table:number-columns-repeated="2"/>
          <table:table-cell table:style-name="ce112" table:number-columns-repeated="154"/>
        </table:table-row>
        <table:table-row table:style-name="ro1">
          <table:table-cell/>
          <table:table-cell table:style-name="ce16" office:value-type="string" calcext:value-type="string">
            <text:p>Evaluacion de propuestas de convenio por parte de la empresa</text:p>
          </table:table-cell>
          <table:table-cell table:style-name="ce33" office:value-type="string" calcext:value-type="string">
            <text:p>Empresa</text:p>
          </table:table-cell>
          <table:table-cell table:style-name="ce63" office:value-type="percentage" office:value="0" calcext:value-type="percentage">
            <text:p>0 %</text:p>
          </table:table-cell>
          <table:table-cell table:style-name="ce80" table:formula="of:=[.F36]+1" office:value-type="date" office:date-value="2021-06-17" calcext:value-type="date">
            <text:p>17-6-21</text:p>
          </table:table-cell>
          <table:table-cell table:style-name="ce80" table:formula="of:=[.E38]+14" office:value-type="date" office:date-value="2021-07-01" calcext:value-type="date">
            <text:p>1-7-21</text:p>
          </table:table-cell>
          <table:table-cell table:style-name="ce94" table:number-columns-repeated="2"/>
          <table:table-cell table:style-name="ce101" table:number-columns-repeated="154"/>
        </table:table-row>
        <table:table-row table:style-name="ro1">
          <table:table-cell/>
          <table:table-cell table:style-name="ce17" office:value-type="string" calcext:value-type="string">
            <text:p>Instalar el aplicativo movil en el numero de usuarios definidos en la muestra</text:p>
          </table:table-cell>
          <table:table-cell table:style-name="ce33" office:value-type="string" calcext:value-type="string">
            <text:p>Katherine </text:p>
          </table:table-cell>
          <table:table-cell table:style-name="ce63" office:value-type="percentage" office:value="0" calcext:value-type="percentage">
            <text:p>0 %</text:p>
          </table:table-cell>
          <table:table-cell table:style-name="ce80" table:formula="of:=[.F43] +1" office:value-type="date" office:date-value="2021-07-06" calcext:value-type="date">
            <text:p>6-7-21</text:p>
          </table:table-cell>
          <table:table-cell table:style-name="ce80" table:formula="of:=[.E39]+26" office:value-type="date" office:date-value="2021-08-01" calcext:value-type="date">
            <text:p>1-8-21</text:p>
          </table:table-cell>
          <table:table-cell table:style-name="ce94" table:number-columns-repeated="2"/>
          <table:table-cell table:style-name="ce101" table:number-columns-repeated="154"/>
        </table:table-row>
        <table:table-row table:style-name="ro1">
          <table:table-cell/>
          <table:table-cell table:style-name="ce17" office:value-type="string" calcext:value-type="string">
            <text:p>Recoleccion de datos de aplicativos moviles en tiempo real</text:p>
          </table:table-cell>
          <table:table-cell table:style-name="ce33" office:value-type="string" calcext:value-type="string">
            <text:p>Jhonatan</text:p>
          </table:table-cell>
          <table:table-cell table:style-name="ce63" office:value-type="percentage" office:value="0" calcext:value-type="percentage">
            <text:p>0 %</text:p>
          </table:table-cell>
          <table:table-cell table:style-name="ce80" table:formula="of:=[.F39]-14" office:value-type="date" office:date-value="2021-07-18" calcext:value-type="date">
            <text:p>18-7-21</text:p>
          </table:table-cell>
          <table:table-cell table:style-name="ce80" table:formula="of:=[.E40]+28" office:value-type="date" office:date-value="2021-08-15" calcext:value-type="date">
            <text:p>15-8-21</text:p>
          </table:table-cell>
          <table:table-cell table:style-name="ce94"/>
          <table:table-cell table:style-name="ce94" table:formula="of:=IF(OR(ISBLANK(task_start);ISBLANK(task_end));&quot;&quot;;task_end-task_start+1)" office:value-type="float" office:value="29" calcext:value-type="float">
            <text:p>29</text:p>
          </table:table-cell>
          <table:table-cell table:style-name="ce101" table:number-columns-repeated="154"/>
        </table:table-row>
        <table:table-row table:style-name="ro1">
          <table:table-cell/>
          <table:table-cell table:style-name="ce17" office:value-type="string" calcext:value-type="string">
            <text:p>Recoleccion de datos de sensores de transito en tiempo real</text:p>
          </table:table-cell>
          <table:table-cell table:style-name="ce33" office:value-type="string" calcext:value-type="string">
            <text:p>Jhonatan</text:p>
          </table:table-cell>
          <table:table-cell table:style-name="ce63" office:value-type="percentage" office:value="0" calcext:value-type="percentage">
            <text:p>0 %</text:p>
          </table:table-cell>
          <table:table-cell table:style-name="ce80" table:formula="of:=[.E40]" office:value-type="date" office:date-value="2021-07-18" calcext:value-type="date">
            <text:p>18-7-21</text:p>
          </table:table-cell>
          <table:table-cell table:style-name="ce80" table:formula="of:=[.E41]+28" office:value-type="date" office:date-value="2021-08-15" calcext:value-type="date">
            <text:p>15-8-21</text:p>
          </table:table-cell>
          <table:table-cell table:style-name="ce94"/>
          <table:table-cell table:style-name="ce94" table:formula="of:=IF(OR(ISBLANK(task_start);ISBLANK(task_end));&quot;&quot;;task_end-task_start+1)" office:value-type="float" office:value="29" calcext:value-type="float">
            <text:p>29</text:p>
          </table:table-cell>
          <table:table-cell table:style-name="ce101" table:number-columns-repeated="154"/>
        </table:table-row>
        <table:table-row table:style-name="ro1">
          <table:table-cell office:value-type="string" calcext:value-type="string">
            <text:p>Bloque de título fase de ejemplo</text:p>
          </table:table-cell>
          <table:table-cell table:style-name="ce18" office:value-type="string" calcext:value-type="string">
            <text:p>Procesamiento de información de agentes y oferta de transporte</text:p>
          </table:table-cell>
          <table:table-cell table:style-name="ce34"/>
          <table:table-cell table:style-name="ce64"/>
          <table:table-cell table:style-name="ce81"/>
          <table:table-cell table:style-name="ce91"/>
          <table:table-cell table:style-name="ce94"/>
          <table:table-cell table:style-name="ce94" table:formula="of:=IF(OR(ISBLANK(task_start);ISBLANK(task_end));&quot;&quot;;task_end-task_start+1)">
            <text:p/>
          </table:table-cell>
          <table:table-cell table:style-name="ce101" table:number-columns-repeated="154"/>
        </table:table-row>
        <table:table-row table:style-name="ro4">
          <table:table-cell/>
          <table:table-cell table:style-name="ce19" office:value-type="string" calcext:value-type="string">
            <text:p>Aplicación de metodologia de muestreo para el aplicativo movil y sensores de transito</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38]+1" office:value-type="date" office:date-value="2021-07-02" calcext:value-type="date">
            <text:p>2-7-21</text:p>
          </table:table-cell>
          <table:table-cell table:style-name="ce82" table:formula="of:=[.E43]+3" office:value-type="date" office:date-value="2021-07-05" calcext:value-type="date">
            <text:p>5-7-21</text:p>
          </table:table-cell>
          <table:table-cell table:style-name="ce94"/>
          <table:table-cell table:style-name="ce94" table:formula="of:=IF(OR(ISBLANK(task_start);ISBLANK(task_end));&quot;&quot;;task_end-task_start+1)" office:value-type="float" office:value="4" calcext:value-type="float">
            <text:p>4</text:p>
          </table:table-cell>
          <table:table-cell table:style-name="ce101" table:number-columns-repeated="154"/>
        </table:table-row>
        <table:table-row table:style-name="ro4">
          <table:table-cell/>
          <table:table-cell table:style-name="ce19" office:value-type="string" calcext:value-type="string">
            <text:p>Analasis exploratorio de los datos obtenidos para definir posibles cambios en la metodologia</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E$40]+7" office:value-type="date" office:date-value="2021-07-25" calcext:value-type="date">
            <text:p>25-7-21</text:p>
          </table:table-cell>
          <table:table-cell table:style-name="ce82" table:formula="of:=[.E44]+2" office:value-type="date" office:date-value="2021-07-27" calcext:value-type="date">
            <text:p>27-7-21</text:p>
          </table:table-cell>
          <table:table-cell table:style-name="ce94" table:number-columns-repeated="2"/>
          <table:table-cell table:style-name="ce101" table:number-columns-repeated="154"/>
        </table:table-row>
        <table:table-row table:style-name="ro4">
          <table:table-cell/>
          <table:table-cell table:style-name="ce19" office:value-type="string" calcext:value-type="string">
            <text:p>Aplicación de metodologia para imputacion de datos faltantes y luego procesarlos (Parte I)</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44]+1" office:value-type="date" office:date-value="2021-07-28" calcext:value-type="date">
            <text:p>28-7-21</text:p>
          </table:table-cell>
          <table:table-cell table:style-name="ce82" table:formula="of:=[.E45]+2" office:value-type="date" office:date-value="2021-07-30" calcext:value-type="date">
            <text:p>30-7-21</text:p>
          </table:table-cell>
          <table:table-cell table:style-name="ce94" table:number-columns-repeated="2"/>
          <table:table-cell table:style-name="ce101" table:number-columns-repeated="154"/>
        </table:table-row>
        <table:table-row table:style-name="ro4">
          <table:table-cell/>
          <table:table-cell table:style-name="ce19" office:value-type="string" calcext:value-type="string">
            <text:p>Aplicacion de metodologia para convertir los datos de latitud y longitud a viajes </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45]+1" office:value-type="date" office:date-value="2021-07-31" calcext:value-type="date">
            <text:p>31-7-21</text:p>
          </table:table-cell>
          <table:table-cell table:style-name="ce82" table:formula="of:=[.E46]+2" office:value-type="date" office:date-value="2021-08-02" calcext:value-type="date">
            <text:p>2-8-21</text:p>
          </table:table-cell>
          <table:table-cell table:style-name="ce94" table:number-columns-repeated="2"/>
          <table:table-cell table:style-name="ce101" table:number-columns-repeated="154"/>
        </table:table-row>
        <table:table-row table:style-name="ro4">
          <table:table-cell/>
          <table:table-cell table:style-name="ce19" office:value-type="string" calcext:value-type="string">
            <text:p>Aplicación de metodologia para imputacion de datos faltantes y luego procesarlos (Parte II)</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46]+1" office:value-type="date" office:date-value="2021-08-03" calcext:value-type="date">
            <text:p>3-8-21</text:p>
          </table:table-cell>
          <table:table-cell table:style-name="ce82" table:formula="of:=[.E47]+2" office:value-type="date" office:date-value="2021-08-05" calcext:value-type="date">
            <text:p>5-8-21</text:p>
          </table:table-cell>
          <table:table-cell table:style-name="ce94" table:number-columns-repeated="2"/>
          <table:table-cell table:style-name="ce101" table:number-columns-repeated="154"/>
        </table:table-row>
        <table:table-row table:style-name="ro1">
          <table:table-cell/>
          <table:table-cell table:style-name="ce19" office:value-type="string" calcext:value-type="string">
            <text:p>Aplicación <text:s/>de metodologia para construir la matriz OD muestral</text:p>
          </table:table-cell>
          <table:table-cell table:style-name="ce35" office:value-type="string" calcext:value-type="string">
            <text:p>José-Erick-Jhonatan</text:p>
          </table:table-cell>
          <table:table-cell table:style-name="ce66" office:value-type="percentage" office:value="0" calcext:value-type="percentage">
            <text:p>0 %</text:p>
          </table:table-cell>
          <table:table-cell table:style-name="ce82" table:formula="of:=[.F47]+1" office:value-type="date" office:date-value="2021-08-06" calcext:value-type="date">
            <text:p>6-8-21</text:p>
          </table:table-cell>
          <table:table-cell table:style-name="ce82" table:formula="of:=[.E48]+3" office:value-type="date" office:date-value="2021-08-09" calcext:value-type="date">
            <text:p>9-8-21</text:p>
          </table:table-cell>
          <table:table-cell table:style-name="ce94"/>
          <table:table-cell table:style-name="ce94" table:formula="of:=IF(OR(ISBLANK(task_start);ISBLANK(task_end));&quot;&quot;;task_end-task_start+1)" office:value-type="float" office:value="4" calcext:value-type="float">
            <text:p>4</text:p>
          </table:table-cell>
          <table:table-cell table:style-name="ce113" table:number-columns-repeated="154"/>
        </table:table-row>
        <table:table-row table:style-name="ro5">
          <table:table-cell/>
          <table:table-cell table:style-name="ce19" office:value-type="string" calcext:value-type="string">
            <text:p>Aplicación de medidas y metodologias para evitar posibles sesgos al momento de recolectar los datos de los aplicativos moviles y sensores</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48]+1" office:value-type="date" office:date-value="2021-08-10" calcext:value-type="date">
            <text:p>10-8-21</text:p>
          </table:table-cell>
          <table:table-cell table:style-name="ce82" table:formula="of:=[.E49]+3" office:value-type="date" office:date-value="2021-08-13" calcext:value-type="date">
            <text:p>13-8-21</text:p>
          </table:table-cell>
          <table:table-cell table:style-name="ce94" table:number-columns-repeated="2"/>
          <table:table-cell table:style-name="ce101" table:number-columns-repeated="154"/>
        </table:table-row>
        <table:table-row table:style-name="ro6">
          <table:table-cell/>
          <table:table-cell table:style-name="ce19" office:value-type="string" calcext:value-type="string">
            <text:p>Aplicación de metodologia para estimar la matriz OD poblacional a partir de la matriz OD muestral e informacion socio-demografica</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49]+1" office:value-type="date" office:date-value="2021-08-14" calcext:value-type="date">
            <text:p>14-8-21</text:p>
          </table:table-cell>
          <table:table-cell table:style-name="ce82" table:formula="of:=[.E50]+4" office:value-type="date" office:date-value="2021-08-18" calcext:value-type="date">
            <text:p>18-8-21</text:p>
          </table:table-cell>
          <table:table-cell table:style-name="ce94" table:number-columns-repeated="2"/>
          <table:table-cell table:style-name="ce101" table:number-columns-repeated="154"/>
        </table:table-row>
        <table:table-row table:style-name="ro1">
          <table:table-cell/>
          <table:table-cell table:style-name="ce19" office:value-type="string" calcext:value-type="string">
            <text:p>Estimacion de la demanda poblacional de viajes - a nivei puntual</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50]+1" office:value-type="date" office:date-value="2021-08-19" calcext:value-type="date">
            <text:p>19-8-21</text:p>
          </table:table-cell>
          <table:table-cell table:style-name="ce82" table:formula="of:=[.E51]+2" office:value-type="date" office:date-value="2021-08-21" calcext:value-type="date">
            <text:p>21-8-21</text:p>
          </table:table-cell>
          <table:table-cell table:style-name="ce94"/>
          <table:table-cell table:style-name="ce94" table:formula="of:=IF(OR(ISBLANK(task_start);ISBLANK(task_end));&quot;&quot;;task_end-task_start+1)" office:value-type="float" office:value="3" calcext:value-type="float">
            <text:p>3</text:p>
          </table:table-cell>
          <table:table-cell table:style-name="ce101" table:number-columns-repeated="154"/>
        </table:table-row>
        <table:table-row table:style-name="ro1">
          <table:table-cell office:value-type="string" calcext:value-type="string">
            <text:p>Esta es una fila vacía.</text:p>
          </table:table-cell>
          <table:table-cell table:style-name="ce19" office:value-type="string" calcext:value-type="string">
            <text:p>Generacion de la matriz orgien destino - a nivel agregado</text:p>
          </table:table-cell>
          <table:table-cell table:style-name="ce35" office:value-type="string" calcext:value-type="string">
            <text:p>José-Erick-Jhonatan</text:p>
          </table:table-cell>
          <table:table-cell table:style-name="ce65" office:value-type="percentage" office:value="0" calcext:value-type="percentage">
            <text:p>0 %</text:p>
          </table:table-cell>
          <table:table-cell table:style-name="ce82" table:formula="of:=[.F51]+1" office:value-type="date" office:date-value="2021-08-22" calcext:value-type="date">
            <text:p>22-8-21</text:p>
          </table:table-cell>
          <table:table-cell table:style-name="ce82" table:formula="of:=[.E52]+2" office:value-type="date" office:date-value="2021-08-24" calcext:value-type="date">
            <text:p>24-8-21</text:p>
          </table:table-cell>
          <table:table-cell table:style-name="ce94"/>
          <table:table-cell table:style-name="ce94" table:formula="of:=IF(OR(ISBLANK(task_start);ISBLANK(task_end));&quot;&quot;;task_end-task_start+1)" office:value-type="float" office:value="3" calcext:value-type="float">
            <text:p>3</text:p>
          </table:table-cell>
          <table:table-cell table:style-name="ce101" table:number-columns-repeated="154"/>
        </table:table-row>
        <table:table-row table:style-name="ro1">
          <table:table-cell/>
          <table:table-cell table:style-name="ce20"/>
          <table:table-cell table:style-name="ce36"/>
          <table:table-cell table:style-name="ce67"/>
          <table:table-cell table:style-name="ce83" table:number-columns-repeated="2"/>
          <table:table-cell table:style-name="ce94" table:number-columns-repeated="2"/>
          <table:table-cell table:style-name="ce101" table:number-columns-repeated="56"/>
          <table:table-cell table:style-name="ce121" table:number-columns-repeated="56"/>
          <table:table-cell table:number-columns-repeated="42"/>
        </table:table-row>
        <table:table-row table:style-name="ro1">
          <table:table-cell table:style-name="ce1" office:value-type="string" calcext:value-type="string">
            <text:p>Esta fila indica el final de la programación del proyecto. NO escriba nada en esta fila. </text:p>
            <text:p>Inserte nuevas filas encima de ésta para continuar creando la programación del proyecto.</text:p>
          </table:table-cell>
          <table:table-cell table:style-name="ce21" office:value-type="string" calcext:value-type="string">
            <text:p>Inserte nuevas filas ENCIMA de ésta</text:p>
          </table:table-cell>
          <table:table-cell table:style-name="ce37"/>
          <table:table-cell table:style-name="ce68"/>
          <table:table-cell table:style-name="ce84"/>
          <table:table-cell table:style-name="ce92"/>
          <table:table-cell table:style-name="ce95"/>
          <table:table-cell table:style-name="ce95" table:formula="of:=IF(OR(ISBLANK(task_start);ISBLANK(task_end));&quot;&quot;;task_end-task_start+1)">
            <text:p/>
          </table:table-cell>
          <table:table-cell table:style-name="ce114" table:number-columns-repeated="56"/>
          <table:table-cell table:style-name="ce121" table:number-columns-repeated="56"/>
          <table:table-cell table:number-columns-repeated="42"/>
        </table:table-row>
        <table:table-row table:style-name="ro1">
          <table:table-cell table:number-columns-repeated="6"/>
          <table:table-cell table:style-name="ce96"/>
          <table:table-cell table:number-columns-repeated="155"/>
        </table:table-row>
        <table:table-row table:style-name="ro1">
          <table:table-cell table:number-columns-repeated="2"/>
          <table:table-cell table:style-name="ce38"/>
          <table:table-cell table:number-columns-repeated="2"/>
          <table:table-cell table:style-name="ce93"/>
          <table:table-cell table:number-columns-repeated="156"/>
        </table:table-row>
        <table:table-row table:style-name="ro1">
          <table:table-cell table:number-columns-repeated="2"/>
          <table:table-cell table:style-name="ce39"/>
          <table:table-cell table:number-columns-repeated="159"/>
        </table:table-row>
        <table:table-row table:style-name="ro1" table:number-rows-repeated="1048518">
          <table:table-cell table:number-columns-repeated="162"/>
        </table:table-row>
        <table:table-row table:style-name="ro1">
          <table:table-cell table:number-columns-repeated="162"/>
        </table:table-row>
        <table:named-expressions>
          <table:named-expression table:name="hoy" table:base-cell-address="$ProjectSchedule.$A$1" table:expression="TODAY()"/>
          <table:named-range table:name="task_end" table:base-cell-address="$ProjectSchedule.$A$1" table:cell-range-address="$ProjectSchedule.$F1"/>
          <table:named-range table:name="task_progress" table:base-cell-address="$ProjectSchedule.$A$1" table:cell-range-address="$ProjectSchedule.$D1"/>
          <table:named-range table:name="task_start" table:base-cell-address="$ProjectSchedule.$A$1" table:cell-range-address="$ProjectSchedule.$E1"/>
          <table:named-range table:name="_xlnm.Print_Titles" table:base-cell-address="$ProjectSchedule.$A$1" table:cell-range-address="$ProjectSchedule.$A$4:.$AMJ$6" table:range-usable-as="repeat-column repeat-row"/>
        </table:named-expressions>
        <calcext:conditional-formats>
          <calcext:conditional-format calcext:target-range-address="ProjectSchedule.D27:ProjectSchedule.D28 ProjectSchedule.D22:ProjectSchedule.D22 ProjectSchedule.D7:ProjectSchedule.D12 ProjectSchedule.D35:ProjectSchedule.D35 ProjectSchedule.D49:ProjectSchedule.D54 ProjectSchedule.D38:ProjectSchedule.D47 ProjectSchedule.D14:ProjectSchedule.D15 ProjectSchedule.D17:ProjectSchedule.D1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22:ProjectSchedule.FF22 ProjectSchedule.I27:ProjectSchedule.DP28 ProjectSchedule.I5:ProjectSchedule.FF12 ProjectSchedule.I35:ProjectSchedule.FF35 ProjectSchedule.I38:ProjectSchedule.FF47 ProjectSchedule.I49:ProjectSchedule.DB50 ProjectSchedule.BM51:ProjectSchedule.DB52 ProjectSchedule.I51:ProjectSchedule.BL54 ProjectSchedule.I14:ProjectSchedule.FF15 ProjectSchedule.I17:ProjectSchedule.FF19 ProjectSchedule.DC49:ProjectSchedule.FF52 ProjectSchedule.DQ28:ProjectSchedule.FF28">
            <calcext:condition calcext:apply-style-name="ConditionalStyle_42" calcext:value="formula-is(AND(TODAY()&gt;=[.I$5];TODAY()&lt;[.J$5]))" calcext:base-cell-address="ProjectSchedule.I5"/>
          </calcext:conditional-format>
          <calcext:conditional-format calcext:target-range-address="ProjectSchedule.I22:ProjectSchedule.FF22 ProjectSchedule.I27:ProjectSchedule.DP28 ProjectSchedule.I7:ProjectSchedule.FF12 ProjectSchedule.I35:ProjectSchedule.FF35 ProjectSchedule.I38:ProjectSchedule.FF47 ProjectSchedule.I49:ProjectSchedule.DB50 ProjectSchedule.BM51:ProjectSchedule.DB52 ProjectSchedule.I51:ProjectSchedule.BL54 ProjectSchedule.I14:ProjectSchedule.FF15 ProjectSchedule.I17:ProjectSchedule.FF19 ProjectSchedule.DC49:ProjectSchedule.FF52 ProjectSchedule.DQ28:ProjectSchedule.FF28">
            <calcext:condition calcext:apply-style-name="ConditionalStyle_41" calcext:value="formula-is(AND(task_start&lt;=[.I$5];ROUNDDOWN((task_end-task_start+1)*task_progress;0)+task_start-1&gt;=[.I$5]))" calcext:base-cell-address="ProjectSchedule.I7"/>
            <calcext:condition calcext:apply-style-name="ConditionalStyle_40" calcext:value="formula-is(AND(task_end&gt;=[.I$5];task_start&lt;[.J$5]))" calcext:base-cell-address="ProjectSchedule.I7"/>
          </calcext:conditional-format>
          <calcext:conditional-format calcext:target-range-address="ProjectSchedule.D25:ProjectSchedule.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25:ProjectSchedule.DP25">
            <calcext:condition calcext:apply-style-name="ConditionalStyle_39" calcext:value="formula-is(AND(TODAY()&gt;=[.I$5];TODAY()&lt;[.J$5]))" calcext:base-cell-address="ProjectSchedule.I25"/>
          </calcext:conditional-format>
          <calcext:conditional-format calcext:target-range-address="ProjectSchedule.I25:ProjectSchedule.DP25">
            <calcext:condition calcext:apply-style-name="ConditionalStyle_38" calcext:value="formula-is(AND(task_start&lt;=[.I$5];ROUNDDOWN((task_end-task_start+1)*task_progress;0)+task_start-1&gt;=[.I$5]))" calcext:base-cell-address="ProjectSchedule.I25"/>
            <calcext:condition calcext:apply-style-name="ConditionalStyle_37" calcext:value="formula-is(AND(task_end&gt;=[.I$5];task_start&lt;[.J$5]))" calcext:base-cell-address="ProjectSchedule.I25"/>
          </calcext:conditional-format>
          <calcext:conditional-format calcext:target-range-address="ProjectSchedule.D20:ProjectSchedule.D2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20:ProjectSchedule.FF21">
            <calcext:condition calcext:apply-style-name="ConditionalStyle_36" calcext:value="formula-is(AND(TODAY()&gt;=[.I$5];TODAY()&lt;[.J$5]))" calcext:base-cell-address="ProjectSchedule.I20"/>
          </calcext:conditional-format>
          <calcext:conditional-format calcext:target-range-address="ProjectSchedule.I20:ProjectSchedule.FF21">
            <calcext:condition calcext:apply-style-name="ConditionalStyle_35" calcext:value="formula-is(AND(task_start&lt;=[.I$5];ROUNDDOWN((task_end-task_start+1)*task_progress;0)+task_start-1&gt;=[.I$5]))" calcext:base-cell-address="ProjectSchedule.I20"/>
            <calcext:condition calcext:apply-style-name="ConditionalStyle_34" calcext:value="formula-is(AND(task_end&gt;=[.I$5];task_start&lt;[.J$5]))" calcext:base-cell-address="ProjectSchedule.I20"/>
          </calcext:conditional-format>
          <calcext:conditional-format calcext:target-range-address="ProjectSchedule.D23:ProjectSchedule.D2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23:ProjectSchedule.DP25 ProjectSchedule.DQ23:ProjectSchedule.FF24">
            <calcext:condition calcext:apply-style-name="ConditionalStyle_33" calcext:value="formula-is(AND(TODAY()&gt;=[.I$5];TODAY()&lt;[.J$5]))" calcext:base-cell-address="ProjectSchedule.I23"/>
          </calcext:conditional-format>
          <calcext:conditional-format calcext:target-range-address="ProjectSchedule.I23:ProjectSchedule.DP25 ProjectSchedule.DQ23:ProjectSchedule.FF24">
            <calcext:condition calcext:apply-style-name="ConditionalStyle_32" calcext:value="formula-is(AND(task_start&lt;=[.I$5];ROUNDDOWN((task_end-task_start+1)*task_progress;0)+task_start-1&gt;=[.I$5]))" calcext:base-cell-address="ProjectSchedule.I23"/>
            <calcext:condition calcext:apply-style-name="ConditionalStyle_31" calcext:value="formula-is(AND(task_end&gt;=[.I$5];task_start&lt;[.J$5]))" calcext:base-cell-address="ProjectSchedule.I23"/>
          </calcext:conditional-format>
          <calcext:conditional-format calcext:target-range-address="ProjectSchedule.D36:ProjectSchedule.D3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36:ProjectSchedule.FF37">
            <calcext:condition calcext:apply-style-name="ConditionalStyle_30" calcext:value="formula-is(AND(TODAY()&gt;=[.I$5];TODAY()&lt;[.J$5]))" calcext:base-cell-address="ProjectSchedule.I36"/>
          </calcext:conditional-format>
          <calcext:conditional-format calcext:target-range-address="ProjectSchedule.I36:ProjectSchedule.FF37">
            <calcext:condition calcext:apply-style-name="ConditionalStyle_29" calcext:value="formula-is(AND(task_start&lt;=[.I$5];ROUNDDOWN((task_end-task_start+1)*task_progress;0)+task_start-1&gt;=[.I$5]))" calcext:base-cell-address="ProjectSchedule.I36"/>
            <calcext:condition calcext:apply-style-name="ConditionalStyle_28" calcext:value="formula-is(AND(task_end&gt;=[.I$5];task_start&lt;[.J$5]))" calcext:base-cell-address="ProjectSchedule.I36"/>
          </calcext:conditional-format>
          <calcext:conditional-format calcext:target-range-address="ProjectSchedule.D33:ProjectSchedule.D3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33:ProjectSchedule.FF34">
            <calcext:condition calcext:apply-style-name="ConditionalStyle_27" calcext:value="formula-is(AND(TODAY()&gt;=[.I$5];TODAY()&lt;[.J$5]))" calcext:base-cell-address="ProjectSchedule.I33"/>
          </calcext:conditional-format>
          <calcext:conditional-format calcext:target-range-address="ProjectSchedule.I33:ProjectSchedule.FF34">
            <calcext:condition calcext:apply-style-name="ConditionalStyle_26" calcext:value="formula-is(AND(task_start&lt;=[.I$5];ROUNDDOWN((task_end-task_start+1)*task_progress;0)+task_start-1&gt;=[.I$5]))" calcext:base-cell-address="ProjectSchedule.I33"/>
            <calcext:condition calcext:apply-style-name="ConditionalStyle_25" calcext:value="formula-is(AND(task_end&gt;=[.I$5];task_start&lt;[.J$5]))" calcext:base-cell-address="ProjectSchedule.I33"/>
          </calcext:conditional-format>
          <calcext:conditional-format calcext:target-range-address="ProjectSchedule.D29:ProjectSchedule.D30">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29:ProjectSchedule.FF30">
            <calcext:condition calcext:apply-style-name="ConditionalStyle_24" calcext:value="formula-is(AND(TODAY()&gt;=[.I$5];TODAY()&lt;[.J$5]))" calcext:base-cell-address="ProjectSchedule.I29"/>
          </calcext:conditional-format>
          <calcext:conditional-format calcext:target-range-address="ProjectSchedule.I29:ProjectSchedule.FF30">
            <calcext:condition calcext:apply-style-name="ConditionalStyle_23" calcext:value="formula-is(AND(task_start&lt;=[.I$5];ROUNDDOWN((task_end-task_start+1)*task_progress;0)+task_start-1&gt;=[.I$5]))" calcext:base-cell-address="ProjectSchedule.I29"/>
            <calcext:condition calcext:apply-style-name="ConditionalStyle_22" calcext:value="formula-is(AND(task_end&gt;=[.I$5];task_start&lt;[.J$5]))" calcext:base-cell-address="ProjectSchedule.I29"/>
          </calcext:conditional-format>
          <calcext:conditional-format calcext:target-range-address="ProjectSchedule.D35:ProjectSchedule.D3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D33:ProjectSchedule.D3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D32:ProjectSchedule.D3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32:ProjectSchedule.FF32">
            <calcext:condition calcext:apply-style-name="ConditionalStyle_21" calcext:value="formula-is(AND(TODAY()&gt;=[.I$5];TODAY()&lt;[.J$5]))" calcext:base-cell-address="ProjectSchedule.I32"/>
          </calcext:conditional-format>
          <calcext:conditional-format calcext:target-range-address="ProjectSchedule.I32:ProjectSchedule.FF32">
            <calcext:condition calcext:apply-style-name="ConditionalStyle_20" calcext:value="formula-is(AND(task_start&lt;=[.I$5];ROUNDDOWN((task_end-task_start+1)*task_progress;0)+task_start-1&gt;=[.I$5]))" calcext:base-cell-address="ProjectSchedule.I32"/>
            <calcext:condition calcext:apply-style-name="ConditionalStyle_19" calcext:value="formula-is(AND(task_end&gt;=[.I$5];task_start&lt;[.J$5]))" calcext:base-cell-address="ProjectSchedule.I32"/>
          </calcext:conditional-format>
          <calcext:conditional-format calcext:target-range-address="ProjectSchedule.D31:ProjectSchedule.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31:ProjectSchedule.FF31">
            <calcext:condition calcext:apply-style-name="ConditionalStyle_18" calcext:value="formula-is(AND(TODAY()&gt;=[.I$5];TODAY()&lt;[.J$5]))" calcext:base-cell-address="ProjectSchedule.I31"/>
          </calcext:conditional-format>
          <calcext:conditional-format calcext:target-range-address="ProjectSchedule.I31:ProjectSchedule.FF31">
            <calcext:condition calcext:apply-style-name="ConditionalStyle_17" calcext:value="formula-is(AND(task_start&lt;=[.I$5];ROUNDDOWN((task_end-task_start+1)*task_progress;0)+task_start-1&gt;=[.I$5]))" calcext:base-cell-address="ProjectSchedule.I31"/>
            <calcext:condition calcext:apply-style-name="ConditionalStyle_16" calcext:value="formula-is(AND(task_end&gt;=[.I$5];task_start&lt;[.J$5]))" calcext:base-cell-address="ProjectSchedule.I31"/>
          </calcext:conditional-format>
          <calcext:conditional-format calcext:target-range-address="ProjectSchedule.D48:ProjectSchedule.D4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48:ProjectSchedule.FF48">
            <calcext:condition calcext:apply-style-name="ConditionalStyle_15" calcext:value="formula-is(AND(TODAY()&gt;=[.I$5];TODAY()&lt;[.J$5]))" calcext:base-cell-address="ProjectSchedule.I48"/>
          </calcext:conditional-format>
          <calcext:conditional-format calcext:target-range-address="ProjectSchedule.I48:ProjectSchedule.FF48">
            <calcext:condition calcext:apply-style-name="ConditionalStyle_14" calcext:value="formula-is(AND(task_start&lt;=[.I$5];ROUNDDOWN((task_end-task_start+1)*task_progress;0)+task_start-1&gt;=[.I$5]))" calcext:base-cell-address="ProjectSchedule.I48"/>
            <calcext:condition calcext:apply-style-name="ConditionalStyle_13" calcext:value="formula-is(AND(task_end&gt;=[.I$5];task_start&lt;[.J$5]))" calcext:base-cell-address="ProjectSchedule.I48"/>
          </calcext:conditional-format>
          <calcext:conditional-format calcext:target-range-address="ProjectSchedule.D24:ProjectSchedule.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D26:ProjectSchedule.D2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26:ProjectSchedule.FF26">
            <calcext:condition calcext:apply-style-name="ConditionalStyle_12" calcext:value="formula-is(AND(TODAY()&gt;=[.I$5];TODAY()&lt;[.J$5]))" calcext:base-cell-address="ProjectSchedule.I26"/>
          </calcext:conditional-format>
          <calcext:conditional-format calcext:target-range-address="ProjectSchedule.I26:ProjectSchedule.FF26">
            <calcext:condition calcext:apply-style-name="ConditionalStyle_11" calcext:value="formula-is(AND(task_start&lt;=[.I$5];ROUNDDOWN((task_end-task_start+1)*task_progress;0)+task_start-1&gt;=[.I$5]))" calcext:base-cell-address="ProjectSchedule.I26"/>
            <calcext:condition calcext:apply-style-name="ConditionalStyle_10" calcext:value="formula-is(AND(task_end&gt;=[.I$5];task_start&lt;[.J$5]))" calcext:base-cell-address="ProjectSchedule.I26"/>
          </calcext:conditional-format>
          <calcext:conditional-format calcext:target-range-address="ProjectSchedule.I26:ProjectSchedule.FF26">
            <calcext:condition calcext:apply-style-name="ConditionalStyle_9" calcext:value="formula-is(AND(TODAY()&gt;=[.I$5];TODAY()&lt;[.J$5]))" calcext:base-cell-address="ProjectSchedule.I26"/>
          </calcext:conditional-format>
          <calcext:conditional-format calcext:target-range-address="ProjectSchedule.I26:ProjectSchedule.FF26">
            <calcext:condition calcext:apply-style-name="ConditionalStyle_8" calcext:value="formula-is(AND(task_start&lt;=[.I$5];ROUNDDOWN((task_end-task_start+1)*task_progress;0)+task_start-1&gt;=[.I$5]))" calcext:base-cell-address="ProjectSchedule.I26"/>
            <calcext:condition calcext:apply-style-name="ConditionalStyle_7" calcext:value="formula-is(AND(task_end&gt;=[.I$5];task_start&lt;[.J$5]))" calcext:base-cell-address="ProjectSchedule.I26"/>
          </calcext:conditional-format>
          <calcext:conditional-format calcext:target-range-address="ProjectSchedule.D26:ProjectSchedule.D2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D13:ProjectSchedule.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13:ProjectSchedule.FF13">
            <calcext:condition calcext:apply-style-name="ConditionalStyle_6" calcext:value="formula-is(AND(TODAY()&gt;=[.I$5];TODAY()&lt;[.J$5]))" calcext:base-cell-address="ProjectSchedule.I13"/>
          </calcext:conditional-format>
          <calcext:conditional-format calcext:target-range-address="ProjectSchedule.I13:ProjectSchedule.FF13">
            <calcext:condition calcext:apply-style-name="ConditionalStyle_5" calcext:value="formula-is(AND(task_start&lt;=[.I$5];ROUNDDOWN((task_end-task_start+1)*task_progress;0)+task_start-1&gt;=[.I$5]))" calcext:base-cell-address="ProjectSchedule.I13"/>
            <calcext:condition calcext:apply-style-name="ConditionalStyle_4" calcext:value="formula-is(AND(task_end&gt;=[.I$5];task_start&lt;[.J$5]))" calcext:base-cell-address="ProjectSchedule.I13"/>
          </calcext:conditional-format>
          <calcext:conditional-format calcext:target-range-address="ProjectSchedule.D16:ProjectSchedule.D1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rojectSchedule.I16:ProjectSchedule.FF16">
            <calcext:condition calcext:apply-style-name="ConditionalStyle_3" calcext:value="formula-is(AND(TODAY()&gt;=[.I$5];TODAY()&lt;[.J$5]))" calcext:base-cell-address="ProjectSchedule.I16"/>
          </calcext:conditional-format>
          <calcext:conditional-format calcext:target-range-address="ProjectSchedule.I16:ProjectSchedule.FF16">
            <calcext:condition calcext:apply-style-name="ConditionalStyle_2" calcext:value="formula-is(AND(task_start&lt;=[.I$5];ROUNDDOWN((task_end-task_start+1)*task_progress;0)+task_start-1&gt;=[.I$5]))" calcext:base-cell-address="ProjectSchedule.I16"/>
            <calcext:condition calcext:apply-style-name="ConditionalStyle_1" calcext:value="formula-is(AND(task_end&gt;=[.I$5];task_start&lt;[.J$5]))" calcext:base-cell-address="ProjectSchedule.I16"/>
          </calcext:conditional-format>
        </calcext:conditional-formats>
      </table:table>
      <table:table table:name="Acerca de" table:style-name="ta2">
        <table:table-column table:style-name="co10" table:default-cell-style-name="ce122"/>
        <table:table-column table:style-name="co11" table:number-columns-repeated="1023" table:default-cell-style-name="ce40"/>
        <table:table-row table:style-name="ro7">
          <table:table-cell>
            <draw:a xlink:type="simple" xlink:href="https://www.vertex42.com/ExcelTemplates/simple-gantt-chart.html?utm_source=ms&amp;utm_medium=file&amp;utm_campaign=office&amp;utm_content=logo">
              <draw:frame draw:z-index="0" draw:name="Imagen 1" draw:style-name="gr1" draw:text-style-name="P1" svg:width="5.291cm" svg:height="1.19cm" svg:x="0cm" svg:y="0.265cm">
                <draw:image xlink:href="Pictures/10000201000000C80000002DC6FF9B7815263DA9.png" xlink:type="simple" xlink:show="embed" xlink:actuate="onLoad" loext:mime-type="image/png">
                  <text:p/>
                </draw:image>
                <svg:desc>Logotipo de Vertex42</svg:desc>
              </draw:frame>
            </draw:a>
          </table:table-cell>
          <table:table-cell table:number-columns-repeated="1023"/>
        </table:table-row>
        <table:table-row table:style-name="ro8">
          <table:table-cell table:style-name="ce123" office:value-type="string" calcext:value-type="string">
            <text:p><text:a xlink:href="https://www.vertex42.com/ExcelTemplates/simple-gantt-chart.html?utm_source=ms&amp;utm_medium=file&amp;utm_campaign=office&amp;utm_content=text" xlink:type="simple">GRÁFICO GANTT SIMPLE de Vertex42.com</text:a></text:p>
          </table:table-cell>
          <table:table-cell table:style-name="ce123"/>
          <table:table-cell table:style-name="ce130" table:number-columns-repeated="1022"/>
        </table:table-row>
        <table:table-row table:style-name="ro9">
          <table:table-cell table:style-name="ce124"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124"/>
          <table:table-cell table:style-name="ce131" table:number-columns-repeated="1022"/>
        </table:table-row>
        <table:table-row table:style-name="ro10">
          <table:table-cell table:style-name="ce125" office:value-type="string" calcext:value-type="string">
            <text:p>Información sobre esta plantilla</text:p>
          </table:table-cell>
          <table:table-cell table:style-name="ce129" table:number-columns-repeated="63"/>
          <table:table-cell table:style-name="Default" table:number-columns-repeated="960"/>
        </table:table-row>
        <table:table-row table:style-name="ro11">
          <table:table-cell table:style-name="ce126" office:value-type="string" calcext:value-type="string">
            <text:p>Esta plantilla proporciona una forma sencilla de crear un diagrama de Gantt para ayudarle a visualizar su proyecto y realizar un seguimiento de este. Simplemente escriba sus tareas y fechas de inicio y finalización, no necesita fórmulas. Las barras del gráfico de Gantt representan la duración de la tarea y se muestran con formato condicional. Para insertar nuevas tareas, inserte filas nuevas.</text:p>
          </table:table-cell>
          <table:table-cell table:number-columns-repeated="1023"/>
        </table:table-row>
        <table:table-row table:style-name="ro12">
          <table:table-cell table:style-name="ce125" office:value-type="string" calcext:value-type="string">
            <text:p>Guía para lectores de pantalla</text:p>
          </table:table-cell>
          <table:table-cell table:number-columns-repeated="1023"/>
        </table:table-row>
        <table:table-row table:style-name="ro13">
          <table:table-cell table:style-name="ce127" office:value-type="string" calcext:value-type="string">
            <text:p>Hay 2 hojas de cálculo en este libro. </text:p>
            <text:p/>
            <text:p>ParteDeHoras</text:p>
            <text:p>Acerca de</text:p>
            <text:p/>
            <text:p>Las instrucciones de las hojas de cálculo se encuentran en la columna A de cada hoja, a partir de la celda A1. Están escritas con texto oculto. Cada paso le guiará a través de la información de esa fila. Los pasos posteriores continúan en la celda A2, A3, y así sucesivamente, a menos que se indique de forma explícita. Por ejemplo, el texto de una instrucción podría ser “Vaya a la celda A6” para continuar con el siguiente paso. </text:p>
            <text:p/>
            <text:p>Este texto oculto no se imprimirá.</text:p>
            <text:p/>
            <text:p>Para quitar las instrucciones de la hoja de cálculo, es suficiente con eliminar la columna A.</text:p>
          </table:table-cell>
          <table:table-cell table:style-name="ce122" table:number-columns-repeated="63"/>
          <table:table-cell table:style-name="Default" table:number-columns-repeated="960"/>
        </table:table-row>
        <table:table-row table:style-name="ro10">
          <table:table-cell table:style-name="ce125" office:value-type="string" calcext:value-type="string">
            <text:p>Ayuda adicional</text:p>
          </table:table-cell>
          <table:table-cell table:style-name="ce129" table:number-columns-repeated="63"/>
          <table:table-cell table:style-name="Default" table:number-columns-repeated="960"/>
        </table:table-row>
        <table:table-row table:style-name="ro14">
          <table:table-cell table:style-name="ce126" office:value-type="string" calcext:value-type="string">
            <text:p>Haga clic en el vínculo siguiente para visitar vertex42.com y obtener más información sobre cómo usar esta plantilla, como la forma de calcular los días laborales, crear dependencias de tareas, cambiar los colores de las barras, agregar una barra de desplazamiento para que sea más fácil cambiar la semana que se muestra, ampliar el intervalo de fechas que se muestran en el gráfico, etcétera.</text:p>
          </table:table-cell>
          <table:table-cell table:number-columns-repeated="1023"/>
        </table:table-row>
        <table:table-row table:style-name="ro15">
          <table:table-cell table:style-name="ce128" office:value-type="string" calcext:value-type="string">
            <text:p><text:a xlink:href="https://www.vertex42.com/ExcelTemplates/simple-gantt-chart.html?utm_source=ms&amp;utm_medium=file&amp;utm_campaign=office&amp;utm_content=help" xlink:type="simple">Cómo usar el gráfico de Gantt simple</text:a></text:p>
          </table:table-cell>
          <table:table-cell table:style-name="ce122" table:number-columns-repeated="63"/>
          <table:table-cell table:style-name="Default" table:number-columns-repeated="960"/>
        </table:table-row>
        <table:table-row table:style-name="ro10">
          <table:table-cell table:style-name="ce125" office:value-type="string" calcext:value-type="string">
            <text:p>Más plantillas de administración de proyectos</text:p>
          </table:table-cell>
          <table:table-cell table:style-name="ce129" table:number-columns-repeated="63"/>
          <table:table-cell table:style-name="Default" table:number-columns-repeated="960"/>
        </table:table-row>
        <table:table-row table:style-name="ro16">
          <table:table-cell table:style-name="ce126" office:value-type="string" calcext:value-type="string">
            <text:p>Visite Vertex42.com para descargar otras plantillas de administración de proyectos, como distintas programaciones de proyectos, diagramas de Gantt, listas de tareas, etcétera.</text:p>
          </table:table-cell>
          <table:table-cell table:number-columns-repeated="1023"/>
        </table:table-row>
        <table:table-row table:style-name="ro15">
          <table:table-cell table:style-name="ce128" office:value-type="string" calcext:value-type="string">
            <text:p><text:a xlink:href="https://www.vertex42.com/ExcelTemplates/excel-project-management.html?utm_source=ms&amp;utm_medium=file&amp;utm_campaign=office&amp;utm_content=text" xlink:type="simple">Plantillas de administración de proyectos</text:a></text:p>
          </table:table-cell>
          <table:table-cell table:style-name="ce122" table:number-columns-repeated="63"/>
          <table:table-cell table:style-name="Default" table:number-columns-repeated="960"/>
        </table:table-row>
        <table:table-row table:style-name="ro10">
          <table:table-cell table:style-name="ce125" office:value-type="string" calcext:value-type="string">
            <text:p>Información sobre Vertex42</text:p>
          </table:table-cell>
          <table:table-cell table:style-name="ce129" table:number-columns-repeated="63"/>
          <table:table-cell table:style-name="Default" table:number-columns-repeated="960"/>
        </table:table-row>
        <table:table-row table:style-name="ro17">
          <table:table-cell table:style-name="ce126" office:value-type="string" calcext:value-type="string">
            <text:p>Vertex42.com ofrece más de 300 plantillas de hojas de cálculo de diseño profesional para empresas, hogares y centros educativos (la mayoría se puede descargar de forma gratuita). Su colección incluye una amplia variedad de calendarios, planificadores y programaciones, así como hojas de cálculo para las finanzas personales: para la administración de presupuestos, la reducción de deudas y la amortización de préstamos.</text:p>
          </table:table-cell>
          <table:table-cell table:number-columns-repeated="1023"/>
        </table:table-row>
        <table:table-row table:style-name="ro18">
          <table:table-cell table:style-name="ce126" office:value-type="string" calcext:value-type="string">
            <text:p>Las empresas encontrarán plantillas de facturas, partes de horas, informes financieros, planificación de proyectos y plantillas para hacer un seguimiento del inventario. Los profesores y los estudiantes encontrarán recursos como programaciones de clases, libros de calificaciones y hojas de asistencia. Organice su vida familiar con planificadores de comidas, listas y registros de ejercicio. Cada plantilla ha sido cuidadosamente diseñada, perfeccionada y mejorada a lo largo del tiempo gracias a los comentarios de miles de usuarios.</text:p>
          </table:table-cell>
          <table:table-cell table:number-columns-repeated="1023"/>
        </table:table-row>
        <table:table-row table:style-name="ro19" table:number-rows-repeated="1048559">
          <table:table-cell table:number-columns-repeated="1024"/>
        </table:table-row>
        <table:table-row table:style-name="ro19">
          <table:table-cell table:number-columns-repeated="1024"/>
        </table:table-row>
      </table:table>
      <table:named-expressions>
        <table:named-range table:name="InicioDelProyecto" table:base-cell-address="$ProjectSchedule.$A$1" table:cell-range-address="$ProjectSchedule.$E$3"/>
        <table:named-range table:name="SemanaParaMostrar" table:base-cell-address="$ProjectSchedule.$A$1" table:cell-range-address="$ProjectSchedule.$E$4"/>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loext:text> </loext:text>
      <loext:fill-character> </loext:fill-character>
      <number:number number:decimal-places="0" loext:min-decimal-places="0" number:min-integer-digits="1" number:grouping="true"/>
      <number:text> </number:text>
    </number:number-style>
    <number:number-style style:name="N110P1" style:volatile="true">
      <loext:text> </loext:text>
      <loext:fill-character> </loext:fill-character>
      <number:text>(</number:text>
      <number:number number:decimal-places="0" loext:min-decimal-places="0" number:min-integer-digits="1" number:grouping="true"/>
      <number:text>)</number:text>
    </number:number-style>
    <number:number-style style:name="N110P2" style:volatile="true">
      <loext:text> </loext: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loext:text> </loext:text>
      <loext:fill-character> </loext:fill-character>
      <number:number number:decimal-places="0" loext:min-decimal-places="0" number:min-integer-digits="1" number:grouping="true"/>
      <number:text> € </number:text>
    </number:number-style>
    <number:number-style style:name="N118P1" style:volatile="true">
      <loext:text>-</loext:text>
      <loext:fill-character> </loext:fill-character>
      <number:number number:decimal-places="0" loext:min-decimal-places="0" number:min-integer-digits="1" number:grouping="true"/>
      <number:text> € </number:text>
    </number:number-style>
    <number:number-style style:name="N118P2" style:volatile="true">
      <loext:text> </loext:text>
      <loext:fill-character> </loext:fill-character>
      <number:text>- €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 </number:text>
    </number:number-style>
    <number:number-style style:name="N122P1" style:volatile="true">
      <loext:text>-</loext:text>
      <loext:fill-character> </loext:fill-character>
      <number:number number:decimal-places="2" loext:min-decimal-places="2" number:min-integer-digits="1" number:grouping="true"/>
      <number:text> € </number:text>
    </number:number-style>
    <number:number-style style:name="N122P2" style:volatile="true">
      <loext:text> </loext:text>
      <loext:fill-character> </loext:fill-character>
      <number:text>-</number:text>
      <number:number number:decimal-places="0" loext:min-decimal-places="0" number:min-integer-digits="0"/>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4P0" style:volatile="true">
      <number:month/>
      <number:text>/</number:text>
      <number:day/>
      <number:text>/</number:text>
      <number:year/>
    </number:date-style>
    <number:text-style style:name="N124">
      <number:text-content/>
      <style:map style:condition="value()&lt;=1.79769313486232E+308" style:apply-style-name="N124P0"/>
    </number:text-style>
    <number:date-style style:name="N125">
      <number:day-of-week/>
      <number:text>, </number:text>
      <number:day number:style="long"/>
      <number:text>/</number:text>
      <number:month number:style="long"/>
      <number:text>/</number:text>
      <number:year number:style="long"/>
    </number:date-style>
    <number:number-style style:name="N127P0" style:volatile="true">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 €</number:text>
      <style:map style:condition="value()&gt;=0" style:apply-style-name="N127P0"/>
    </number:number-style>
    <number:number-style style:name="N128P0" style:volatile="true">
      <number:number number:decimal-places="0" loext:min-decimal-places="0" number:min-integer-digits="1" number:grouping="true"/>
      <number:text> €</number:text>
    </number:number-style>
    <number:number-style style:name="N128">
      <style:text-properties fo:color="#ff0000"/>
      <number:text>-</number:text>
      <number:number number:decimal-places="0" loext:min-decimal-places="0" number:min-integer-digits="1" number:grouping="true"/>
      <number:text> €</number:text>
      <style:map style:condition="value()&gt;=0" style:apply-style-name="N128P0"/>
    </number:number-style>
    <number:number-style style:name="N130P0" style:volatile="true">
      <number:number number:decimal-places="2" loext:min-decimal-places="2" number:min-integer-digits="1" number:grouping="true"/>
      <number:text> €</number:text>
    </number:number-style>
    <number:number-style style:name="N130">
      <number:text>-</number:text>
      <number:number number:decimal-places="2" loext:min-decimal-places="2" number:min-integer-digits="1" number:grouping="true"/>
      <number:text> €</number:text>
      <style:map style:condition="value()&gt;=0" style:apply-style-name="N130P0"/>
    </number:number-style>
    <number:number-style style:name="N131P0" style:volatile="true">
      <number:number number:decimal-places="2" loext:min-decimal-places="2" number:min-integer-digits="1" number:grouping="true"/>
      <number:text> €</number:text>
    </number:number-style>
    <number:number-style style:name="N131">
      <style:text-properties fo:color="#ff0000"/>
      <number:text>-</number:text>
      <number:number number:decimal-places="2" loext:min-decimal-places="2" number:min-integer-digits="1" number:grouping="true"/>
      <number:text> €</number:text>
      <style:map style:condition="value()&gt;=0" style:apply-style-name="N131P0"/>
    </number:number-style>
    <number:date-style style:name="N132">
      <number:day number:style="long"/>
      <number:text>-</number:text>
      <number:month number:textual="true"/>
      <number:text>-</number:text>
      <number:year/>
    </number:date-style>
    <number:date-style style:name="N133">
      <number:day number:style="long"/>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day number:style="long"/>
      <number:text>/</number:text>
      <number:month number:style="long"/>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number:text>-</number:text>
      <number:number number:decimal-places="0" loext:min-decimal-places="0" number:min-integer-digits="1" number:grouping="true"/>
      <number:text>   </number:text>
      <style:map style:condition="value()&gt;=0" style:apply-style-name="N141P0"/>
    </number:number-style>
    <number:number-style style:name="N142P0" style:volatile="true">
      <number:number number:decimal-places="0" loext:min-decimal-places="0" number:min-integer-digits="1" number:grouping="true"/>
      <number:text>   </number:text>
    </number:number-style>
    <number:number-style style:name="N142">
      <style:text-properties fo:color="#ff0000"/>
      <number:text>-</number:text>
      <number:number number:decimal-places="0" loext:min-decimal-places="0" number:min-integer-digits="1" number:grouping="true"/>
      <number:text>   </number:text>
      <style:map style:condition="value()&gt;=0" style:apply-style-name="N142P0"/>
    </number:number-style>
    <number:number-style style:name="N144P0" style:volatile="true">
      <number:number number:decimal-places="2" loext:min-decimal-places="2" number:min-integer-digits="1" number:grouping="true"/>
      <number:text>   </number:text>
    </number:number-style>
    <number:number-style style:name="N144">
      <number:text>-</number:text>
      <number:number number:decimal-places="2" loext:min-decimal-places="2" number:min-integer-digits="1" number:grouping="true"/>
      <number:text>   </number:text>
      <style:map style:condition="value()&gt;=0" style:apply-style-name="N144P0"/>
    </number:number-style>
    <number:number-style style:name="N145P0" style:volatile="true">
      <number:number number:decimal-places="2" loext:min-decimal-places="2" number:min-integer-digits="1" number:grouping="true"/>
      <number:text>   </number:text>
    </number:number-style>
    <number:number-style style:name="N145">
      <style:text-properties fo:color="#ff0000"/>
      <number:text>-</number:text>
      <number:number number:decimal-places="2" loext:min-decimal-places="2" number:min-integer-digits="1" number:grouping="true"/>
      <number:text>   </number:text>
      <style:map style:condition="value()&gt;=0" style:apply-style-name="N145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loext:text>
      <loext:fill-character> </loext:fill-character>
      <number:number number:decimal-places="2" loext:min-decimal-places="2" number:min-integer-digits="1" number:grouping="true"/>
      <number:text>    </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loext:min-decimal-places="1" number:min-integer-digits="1" number:min-exponent-digits="1" loext:exponent-interval="3" loext:forced-exponent-sign="true"/>
    </number:number-style>
    <number:date-style style:name="N159P0" style:volatile="true">
      <number:day/>
      <number:text>-</number:text>
      <number:month/>
      <number:text>-</number:text>
      <number:year/>
    </number:date-style>
    <number:text-style style:name="N159">
      <number:text-content/>
      <style:map style:condition="value()&lt;=1.79769313486232E+308" style:apply-style-name="N159P0"/>
    </number:text-style>
    <number:date-style style:name="N160">
      <number:month number:textual="true"/>
      <number:text> de </number:text>
      <number:year number:style="long"/>
    </number:date-style>
    <number:date-style style:name="N161">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14">
      <style:table-cell-properties style:diagonal-bl-tr="none" style:diagonal-tl-br="none" fo:border="0.74pt solid #a6a6a6"/>
    </style:style>
    <style:style style:name="Excel_20_Built-in_20_Comma_20__5b_0_5d_" style:display-name="Excel Built-in Comma [0]" style:family="table-cell" style:parent-style-name="Default" style:data-style-name="N110"/>
    <style:style style:name="Excel_20_Built-in_20_Currency" style:display-name="Excel Built-in Currency" style:family="table-cell" style:parent-style-name="Default" style:data-style-name="N122"/>
    <style:style style:name="Excel_20_Built-in_20_Currency_20__5b_0_5d_" style:display-name="Excel Built-in Currency [0]" style:family="table-cell" style:parent-style-name="Default" style:data-style-name="N118"/>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651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018cm 0.026cm 0.018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echa" style:family="table-cell" style:parent-style-name="Default" style:data-style-name="N124">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Inicio_20_del_20_proyecto" style:display-name="Inicio del proyecto" style:family="table-cell" style:parent-style-name="Default" style:data-style-name="N12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br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area"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1.302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oOculto"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42" style:display-name="ConditionalStyle_42" style:family="table-cell" style:parent-style-name="Default">
      <style:table-cell-properties fo:border-bottom="none" fo:border-left="0.74pt solid #c00000" fo:border-right="0.74pt solid #c00000" fo:border-top="none"/>
    </style:style>
    <style:style style:name="ConditionalStyle_5f_41" style:display-name="ConditionalStyle_41" style:family="table-cell" style:parent-style-name="Default">
      <style:table-cell-properties fo:background-color="#a6a6a6"/>
    </style:style>
    <style:style style:name="ConditionalStyle_5f_40" style:display-name="ConditionalStyle_40" style:family="table-cell" style:parent-style-name="Default">
      <style:table-cell-properties fo:background-color="#8064a2" fo:border="none"/>
    </style:style>
    <style:style style:name="ConditionalStyle_5f_39" style:display-name="ConditionalStyle_39" style:family="table-cell" style:parent-style-name="Default">
      <style:table-cell-properties fo:border-bottom="none" fo:border-left="0.74pt solid #c00000" fo:border-right="0.74pt solid #c00000" fo:border-top="none"/>
    </style:style>
    <style:style style:name="ConditionalStyle_5f_38" style:display-name="ConditionalStyle_38" style:family="table-cell" style:parent-style-name="Default">
      <style:table-cell-properties fo:background-color="#a6a6a6"/>
    </style:style>
    <style:style style:name="ConditionalStyle_5f_37" style:display-name="ConditionalStyle_37" style:family="table-cell" style:parent-style-name="Default">
      <style:table-cell-properties fo:background-color="#8064a2" fo:border="none"/>
    </style:style>
    <style:style style:name="ConditionalStyle_5f_36" style:display-name="ConditionalStyle_36" style:family="table-cell" style:parent-style-name="Default">
      <style:table-cell-properties fo:border-bottom="none" fo:border-left="0.74pt solid #c00000" fo:border-right="0.74pt solid #c00000" fo:border-top="none"/>
    </style:style>
    <style:style style:name="ConditionalStyle_5f_35" style:display-name="ConditionalStyle_35" style:family="table-cell" style:parent-style-name="Default">
      <style:table-cell-properties fo:background-color="#a6a6a6"/>
    </style:style>
    <style:style style:name="ConditionalStyle_5f_34" style:display-name="ConditionalStyle_34" style:family="table-cell" style:parent-style-name="Default">
      <style:table-cell-properties fo:background-color="#8064a2" fo:border="none"/>
    </style:style>
    <style:style style:name="ConditionalStyle_5f_33" style:display-name="ConditionalStyle_33" style:family="table-cell" style:parent-style-name="Default">
      <style:table-cell-properties fo:border-bottom="none" fo:border-left="0.74pt solid #c00000" fo:border-right="0.74pt solid #c00000" fo:border-top="none"/>
    </style:style>
    <style:style style:name="ConditionalStyle_5f_32" style:display-name="ConditionalStyle_32" style:family="table-cell" style:parent-style-name="Default">
      <style:table-cell-properties fo:background-color="#a6a6a6"/>
    </style:style>
    <style:style style:name="ConditionalStyle_5f_31" style:display-name="ConditionalStyle_31" style:family="table-cell" style:parent-style-name="Default">
      <style:table-cell-properties fo:background-color="#8064a2" fo:border="none"/>
    </style:style>
    <style:style style:name="ConditionalStyle_5f_30" style:display-name="ConditionalStyle_30" style:family="table-cell" style:parent-style-name="Default">
      <style:table-cell-properties fo:border-bottom="none" fo:border-left="0.74pt solid #c00000" fo:border-right="0.74pt solid #c00000" fo:border-top="none"/>
    </style:style>
    <style:style style:name="ConditionalStyle_5f_29" style:display-name="ConditionalStyle_29" style:family="table-cell" style:parent-style-name="Default">
      <style:table-cell-properties fo:background-color="#a6a6a6"/>
    </style:style>
    <style:style style:name="ConditionalStyle_5f_28" style:display-name="ConditionalStyle_28" style:family="table-cell" style:parent-style-name="Default">
      <style:table-cell-properties fo:background-color="#8064a2" fo:border="none"/>
    </style:style>
    <style:style style:name="ConditionalStyle_5f_27" style:display-name="ConditionalStyle_27" style:family="table-cell" style:parent-style-name="Default">
      <style:table-cell-properties fo:border-bottom="none" fo:border-left="0.74pt solid #c00000" fo:border-right="0.74pt solid #c00000" fo:border-top="none"/>
    </style:style>
    <style:style style:name="ConditionalStyle_5f_26" style:display-name="ConditionalStyle_26" style:family="table-cell" style:parent-style-name="Default">
      <style:table-cell-properties fo:background-color="#a6a6a6"/>
    </style:style>
    <style:style style:name="ConditionalStyle_5f_25" style:display-name="ConditionalStyle_25" style:family="table-cell" style:parent-style-name="Default">
      <style:table-cell-properties fo:background-color="#8064a2" fo:border="none"/>
    </style:style>
    <style:style style:name="ConditionalStyle_5f_24" style:display-name="ConditionalStyle_24" style:family="table-cell" style:parent-style-name="Default">
      <style:table-cell-properties fo:border-bottom="none" fo:border-left="0.74pt solid #c00000" fo:border-right="0.74pt solid #c00000" fo:border-top="none"/>
    </style:style>
    <style:style style:name="ConditionalStyle_5f_23" style:display-name="ConditionalStyle_23" style:family="table-cell" style:parent-style-name="Default">
      <style:table-cell-properties fo:background-color="#a6a6a6"/>
    </style:style>
    <style:style style:name="ConditionalStyle_5f_22" style:display-name="ConditionalStyle_22" style:family="table-cell" style:parent-style-name="Default">
      <style:table-cell-properties fo:background-color="#8064a2" fo:border="none"/>
    </style:style>
    <style:style style:name="ConditionalStyle_5f_21" style:display-name="ConditionalStyle_21" style:family="table-cell" style:parent-style-name="Default">
      <style:table-cell-properties fo:border-bottom="none" fo:border-left="0.74pt solid #c00000" fo:border-right="0.74pt solid #c00000" fo:border-top="none"/>
    </style:style>
    <style:style style:name="ConditionalStyle_5f_20" style:display-name="ConditionalStyle_20" style:family="table-cell" style:parent-style-name="Default">
      <style:table-cell-properties fo:background-color="#a6a6a6"/>
    </style:style>
    <style:style style:name="ConditionalStyle_5f_19" style:display-name="ConditionalStyle_19" style:family="table-cell" style:parent-style-name="Default">
      <style:table-cell-properties fo:background-color="#8064a2" fo:border="none"/>
    </style:style>
    <style:style style:name="ConditionalStyle_5f_18" style:display-name="ConditionalStyle_18" style:family="table-cell" style:parent-style-name="Default">
      <style:table-cell-properties fo:border-bottom="none" fo:border-left="0.74pt solid #c00000" fo:border-right="0.74pt solid #c00000" fo:border-top="none"/>
    </style:style>
    <style:style style:name="ConditionalStyle_5f_17" style:display-name="ConditionalStyle_17" style:family="table-cell" style:parent-style-name="Default">
      <style:table-cell-properties fo:background-color="#a6a6a6"/>
    </style:style>
    <style:style style:name="ConditionalStyle_5f_16" style:display-name="ConditionalStyle_16" style:family="table-cell" style:parent-style-name="Default">
      <style:table-cell-properties fo:background-color="#8064a2" fo:border="none"/>
    </style:style>
    <style:style style:name="ConditionalStyle_5f_15" style:display-name="ConditionalStyle_15" style:family="table-cell" style:parent-style-name="Default">
      <style:table-cell-properties fo:border-bottom="none" fo:border-left="0.74pt solid #c00000" fo:border-right="0.74pt solid #c00000" fo:border-top="none"/>
    </style:style>
    <style:style style:name="ConditionalStyle_5f_14" style:display-name="ConditionalStyle_14" style:family="table-cell" style:parent-style-name="Default">
      <style:table-cell-properties fo:background-color="#a6a6a6"/>
    </style:style>
    <style:style style:name="ConditionalStyle_5f_13" style:display-name="ConditionalStyle_13" style:family="table-cell" style:parent-style-name="Default">
      <style:table-cell-properties fo:background-color="#8064a2" fo:border="none"/>
    </style:style>
    <style:style style:name="ConditionalStyle_5f_12" style:display-name="ConditionalStyle_12" style:family="table-cell" style:parent-style-name="Default">
      <style:table-cell-properties fo:border-bottom="none" fo:border-left="0.74pt solid #c00000" fo:border-right="0.74pt solid #c00000" fo:border-top="none"/>
    </style:style>
    <style:style style:name="ConditionalStyle_5f_11" style:display-name="ConditionalStyle_11" style:family="table-cell" style:parent-style-name="Default">
      <style:table-cell-properties fo:background-color="#a6a6a6"/>
    </style:style>
    <style:style style:name="ConditionalStyle_5f_10" style:display-name="ConditionalStyle_10" style:family="table-cell" style:parent-style-name="Default">
      <style:table-cell-properties fo:background-color="#8064a2" fo:border="none"/>
    </style:style>
    <style:style style:name="ConditionalStyle_5f_9" style:display-name="ConditionalStyle_9" style:family="table-cell" style:parent-style-name="Default">
      <style:table-cell-properties fo:border-bottom="none" fo:border-left="0.74pt solid #c00000" fo:border-right="0.74pt solid #c00000" fo:border-top="none"/>
    </style:style>
    <style:style style:name="ConditionalStyle_5f_8" style:display-name="ConditionalStyle_8" style:family="table-cell" style:parent-style-name="Default">
      <style:table-cell-properties fo:background-color="#a6a6a6"/>
    </style:style>
    <style:style style:name="ConditionalStyle_5f_7" style:display-name="ConditionalStyle_7" style:family="table-cell" style:parent-style-name="Default">
      <style:table-cell-properties fo:background-color="#8064a2" fo:border="none"/>
    </style:style>
    <style:style style:name="ConditionalStyle_5f_6" style:display-name="ConditionalStyle_6" style:family="table-cell" style:parent-style-name="Default">
      <style:table-cell-properties fo:border-bottom="none" fo:border-left="0.74pt solid #c00000" fo:border-right="0.74pt solid #c00000" fo:border-top="none"/>
    </style:style>
    <style:style style:name="ConditionalStyle_5f_5" style:display-name="ConditionalStyle_5" style:family="table-cell" style:parent-style-name="Default">
      <style:table-cell-properties fo:background-color="#a6a6a6"/>
    </style:style>
    <style:style style:name="ConditionalStyle_5f_4" style:display-name="ConditionalStyle_4" style:family="table-cell" style:parent-style-name="Default">
      <style:table-cell-properties fo:background-color="#8064a2" fo:border="none"/>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889cm" fo:margin-bottom="0.762cm" fo:margin-left="0.889cm" fo:margin-right="0.889cm" style:print-page-order="ttb" style:first-page-number="continue" loext: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7">00/00/0000</text:date>, <text:time style:data-style-name="N2" text:time-value="10:02:26.110057225">00:00:00</text:time></text:p>
        </style:region-right>
      </style:header>
      <style:header-left style:display="false"/>
      <style:footer>
        <text:p>Página <text:page-number>1</text:page-number><text:s/>/ <text:page-count>99</text:page-count></text:p>
      </style:footer>
      <style:footer-left style:display="false"/>
    </style:master-page>
    <style:master-page style:name="PageStyle_5f_Acerca_20_de" style:display-name="PageStyle_Acerca d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style:master-page style:name="PageStyle_5f_ProjectSchedule" style:display-name="PageStyle_ProjectSchedul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9T17:17:03</meta:creation-date>
    <dc:date>2021-05-17T16:47:53.830688688</dc:date>
    <meta:generator>LibreOffice/6.4.7.2$Linux_X86_64 LibreOffice_project/40$Build-2</meta:generator>
    <meta:editing-duration>PT3H55M1S</meta:editing-duration>
    <meta:editing-cycles>10</meta:editing-cycles>
    <meta:document-statistic meta:table-count="2" meta:cell-count="6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